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Narrow" svg:font-family="Arial Narrow"/>
    <style:font-face style:name="Century" svg:font-family="Century"/>
    <style:font-face style:name="Century Gothic" svg:font-family="Century Gothic"/>
    <style:font-face style:name="Comic Sans MS" svg:font-family="Comic Sans MS"/>
    <style:font-face style:name="Courier" svg:font-family="Courier"/>
    <style:font-face style:name="Courier New" svg:font-family="Courier New"/>
    <style:font-face style:name="Times" svg:font-family="Times"/>
    <style:font-face style:name="Times New Roman" svg:font-family="Times New Roman"/>
    <style:font-face style:name="Trebuchet MS" svg:font-family="Trebuchet MS"/>
  </office:font-face-decls>
  <office:automatic-styles>
    <style:style style:name="Table1" style:family="table">
      <style:table-properties style:width="7.0in" table:align="margins"/>
    </style:style>
    <style:style style:name="P1" style:family="paragraph" style:parent-style-name="Standard">
      <style:text-properties style:font-name="Times" fo:font-size="12.0pt"/>
    </style:style>
    <style:style style:name="P2" style:family="paragraph" style:parent-style-name="Standard">
      <style:paragraph-properties fo:margin-top="0.1667in" fo:margin-left="0.2500in" fo:text-align="center" fo:text-indent="-0.2382in">
        <style:tab-stops>
          <style:tab-stop style:position="0.5000in"/>
        </style:tab-stops>
      </style:paragraph-properties>
      <style:text-properties style:font-name="Century Gothic" fo:font-size="50.0pt" fo:color="#ffffff"/>
    </style:style>
    <style:style style:name="P3" style:family="paragraph" style:parent-style-name="Standard">
      <style:paragraph-properties fo:margin-top="0.1667in"/>
      <style:text-properties style:font-name="Century Gothic" fo:font-size="11.0pt"/>
    </style:style>
    <style:style style:name="P4" style:family="paragraph" style:parent-style-name="Standard">
      <style:text-properties style:font-name="Century Gothic" fo:font-size="12.0pt"/>
    </style:style>
    <style:style style:name="P5" style:family="paragraph" style:parent-style-name="Standard">
      <style:paragraph-properties fo:line-height="200%"/>
      <style:text-properties style:font-name="Comic Sans MS" fo:font-size="20.0pt"/>
    </style:style>
    <style:style style:name="P6" style:family="paragraph" style:parent-style-name="Standard">
      <style:paragraph-properties fo:line-height="200%"/>
      <style:text-properties style:font-name="Times" fo:font-size="28.0pt"/>
    </style:style>
    <style:style style:name="P7" style:family="paragraph" style:parent-style-name="Standard">
      <style:paragraph-properties fo:margin-top="0.1667in"/>
      <style:text-properties style:font-name="Century" fo:font-size="11.0pt" fo:color="#ffffff"/>
    </style:style>
    <style:style style:name="P8" style:family="paragraph" style:parent-style-name="Standard">
      <style:paragraph-properties>
        <style:tab-stops>
          <style:tab-stop style:position="3.0000in" style:type="center"/>
          <style:tab-stop style:position="6.0000in" style:type="right"/>
        </style:tab-stops>
      </style:paragraph-properties>
      <style:text-properties style:font-name="Times New Roman" fo:font-size="12.0pt"/>
    </style:style>
    <style:style style:name="P9" style:family="paragraph" style:parent-style-name="Standard">
      <style:paragraph-properties>
        <style:tab-stops>
          <style:tab-stop style:position="3.0000in" style:type="center"/>
          <style:tab-stop style:position="6.0000in" style:type="right"/>
        </style:tab-stops>
      </style:paragraph-properties>
      <style:text-properties style:font-name="Century Gothic" fo:font-size="12.0pt"/>
    </style:style>
    <style:style style:name="P10" style:family="paragraph" style:parent-style-name="Standard">
      <style:paragraph-properties fo:text-align="center"/>
      <style:text-properties style:font-name="Century Gothic" fo:font-size="18.0pt"/>
    </style:style>
    <style:style style:name="P11" style:family="paragraph" style:parent-style-name="Standard">
      <style:text-properties style:font-name="Comic Sans MS" fo:font-size="14.0pt"/>
    </style:style>
    <style:style style:name="P12" style:family="paragraph" style:parent-style-name="Standard">
      <style:paragraph-properties fo:margin-top="0.1667in"/>
      <style:text-properties style:font-name="Trebuchet MS" fo:font-size="11.0pt"/>
    </style:style>
    <style:style style:name="P13" style:family="paragraph" style:parent-style-name="Standard">
      <style:paragraph-properties fo:margin-left="0.5000in" fo:text-indent="-0.5000in">
        <style:tab-stops>
          <style:tab-stop style:position="0.1528in"/>
          <style:tab-stop style:position="0.5000in"/>
        </style:tab-stops>
      </style:paragraph-properties>
      <style:text-properties style:font-name="Comic Sans MS" fo:font-size="14.0pt"/>
    </style:style>
    <style:style style:name="P14" style:family="paragraph" style:parent-style-name="Standard">
      <style:paragraph-properties fo:margin-left="0.5000in" fo:text-indent="-0.5000in">
        <style:tab-stops>
          <style:tab-stop style:position="0.1528in"/>
          <style:tab-stop style:position="0.5000in"/>
        </style:tab-stops>
      </style:paragraph-properties>
      <style:text-properties style:font-name="Trebuchet MS" fo:font-size="11.0pt"/>
    </style:style>
    <style:style style:name="P15" style:family="paragraph" style:parent-style-name="Standard">
      <style:paragraph-properties fo:margin-bottom="0.2500in" fo:margin-left="0.5000in" fo:text-indent="-0.5000in" fo:line-height="150%">
        <style:tab-stops>
          <style:tab-stop style:position="0.1528in"/>
          <style:tab-stop style:position="0.5000in"/>
        </style:tab-stops>
      </style:paragraph-properties>
      <style:text-properties style:font-name="Trebuchet MS" fo:font-size="11.0pt"/>
    </style:style>
    <style:style style:name="P16" style:family="paragraph" style:parent-style-name="Standard">
      <style:paragraph-properties fo:margin-bottom="0.2500in" fo:margin-left="0.5000in" fo:text-indent="-0.5000in" fo:line-height="150%">
        <style:tab-stops>
          <style:tab-stop style:position="0.1528in"/>
          <style:tab-stop style:position="0.5000in"/>
        </style:tab-stops>
      </style:paragraph-properties>
      <style:text-properties style:font-name="Comic Sans MS" fo:font-size="14.0pt"/>
    </style:style>
    <style:style style:name="P17" style:family="paragraph" style:parent-style-name="Standard">
      <style:paragraph-properties fo:margin-left="0.2500in" fo:line-height="150%"/>
      <style:text-properties style:font-name="Trebuchet MS" fo:font-size="11.0pt"/>
    </style:style>
    <style:style style:name="P18" style:family="paragraph" style:parent-style-name="Standard">
      <style:paragraph-properties fo:margin-bottom="0.2500in" fo:margin-left="0.5000in" fo:text-indent="-0.5000in" fo:line-height="150%">
        <style:tab-stops>
          <style:tab-stop style:position="0.1528in"/>
          <style:tab-stop style:position="0.5000in"/>
        </style:tab-stops>
      </style:paragraph-properties>
      <style:text-properties style:font-name="Century Gothic" fo:font-size="11.0pt"/>
    </style:style>
    <style:style style:name="P19" style:family="paragraph" style:parent-style-name="Standard">
      <style:paragraph-properties fo:margin-bottom="0.2500in" fo:line-height="150%"/>
      <style:text-properties style:font-name="Century Gothic" fo:font-size="11.0pt"/>
    </style:style>
    <style:style style:name="P20" style:family="paragraph" style:parent-style-name="Standard">
      <style:paragraph-properties fo:margin-bottom="0.2500in" fo:line-height="150%"/>
      <style:text-properties style:font-name="Trebuchet MS" fo:font-size="11.0pt"/>
    </style:style>
    <style:style style:name="P21" style:family="paragraph" style:parent-style-name="Standard">
      <style:paragraph-properties fo:margin-top="0.1667in"/>
      <style:text-properties style:font-name="Century" fo:font-size="18.0pt" fo:color="#ffffff"/>
    </style:style>
    <style:style style:name="P22" style:family="paragraph" style:parent-style-name="Standard">
      <style:text-properties style:font-name="Century Gothic" fo:font-size="11.0pt"/>
    </style:style>
    <style:style style:name="P23" style:family="paragraph" style:parent-style-name="Standard">
      <style:paragraph-properties fo:margin-bottom="0.5000in" fo:line-height="200%"/>
      <style:text-properties style:font-name="Century Gothic" fo:font-size="11.0pt"/>
    </style:style>
    <style:style style:name="P24" style:family="paragraph" style:parent-style-name="Standard">
      <style:paragraph-properties fo:margin-bottom="0.5000in" fo:line-height="200%"/>
      <style:text-properties style:font-name="Trebuchet MS" fo:font-size="11.0pt"/>
    </style:style>
    <style:style style:name="P25" style:family="paragraph" style:parent-style-name="Standard">
      <style:paragraph-properties fo:margin-bottom="0.5000in" fo:line-height="200%"/>
      <style:text-properties style:font-name="Comic Sans MS" fo:font-size="11.0pt"/>
    </style:style>
    <style:style style:name="P26" style:family="paragraph" style:parent-style-name="Standard">
      <style:paragraph-properties fo:margin-bottom="0.4167in" fo:line-height="200%"/>
      <style:text-properties style:font-name="Century Gothic" fo:font-size="11.0pt"/>
    </style:style>
    <style:style style:name="P27" style:family="paragraph" style:parent-style-name="Standard">
      <style:paragraph-properties fo:margin-bottom="0.4167in" fo:line-height="200%"/>
      <style:text-properties style:font-name="Trebuchet MS" fo:font-size="11.0pt"/>
    </style:style>
    <style:style style:name="P28" style:family="paragraph" style:parent-style-name="Standard">
      <style:paragraph-properties fo:margin-bottom="0.4167in" fo:line-height="200%"/>
      <style:text-properties style:font-name="Comic Sans MS" fo:font-size="11.0pt"/>
    </style:style>
    <style:style style:name="P29" style:family="paragraph" style:parent-style-name="Standard">
      <style:paragraph-properties fo:margin-bottom="0.8333in" fo:line-height="200%"/>
      <style:text-properties style:font-name="Century Gothic" fo:font-size="11.0pt"/>
    </style:style>
    <style:style style:name="P30" style:family="paragraph" style:parent-style-name="Standard">
      <style:paragraph-properties fo:margin-bottom="0.8333in" fo:line-height="200%"/>
      <style:text-properties style:font-name="Trebuchet MS" fo:font-size="11.0pt"/>
    </style:style>
    <style:style style:name="P31" style:family="paragraph" style:parent-style-name="Standard">
      <style:paragraph-properties fo:margin-bottom="0.8333in" fo:line-height="200%"/>
      <style:text-properties style:font-name="Comic Sans MS" fo:font-size="11.0pt"/>
    </style:style>
    <style:style style:name="P32" style:family="paragraph" style:parent-style-name="Standard">
      <style:paragraph-properties fo:margin-bottom="0.8299in"/>
      <style:text-properties style:font-name="Century Gothic" fo:font-size="11.0pt"/>
    </style:style>
    <style:style style:name="P33" style:family="paragraph" style:parent-style-name="Standard">
      <style:paragraph-properties fo:margin-top="0.1667in" fo:text-align="center"/>
      <style:text-properties style:font-name="Trebuchet MS" fo:font-size="50.0pt" fo:color="#ffffff"/>
    </style:style>
    <style:style style:name="P34" style:family="paragraph" style:parent-style-name="Standard">
      <style:text-properties style:font-name="Times" fo:font-size="10.0pt"/>
    </style:style>
    <style:style style:name="P35" style:family="paragraph" style:parent-style-name="Standard">
      <style:paragraph-properties fo:margin-top="0.1667in"/>
      <style:text-properties style:font-name="Century Gothic" fo:font-size="18.0pt" fo:color="#ffffff"/>
    </style:style>
    <style:style style:name="P36" style:family="paragraph" style:parent-style-name="Standard">
      <style:text-properties style:font-name="Trebuchet MS" fo:font-size="11.0pt"/>
    </style:style>
    <style:style style:name="P37" style:family="paragraph" style:parent-style-name="Standard">
      <style:text-properties style:font-name="Century Gothic" fo:font-size="15.0pt"/>
    </style:style>
    <style:style style:name="P38" style:family="paragraph" style:parent-style-name="Standard">
      <style:paragraph-properties fo:margin-bottom="0.5000in" fo:margin-left="0.0785in" fo:margin-right="0.0785in" fo:text-align="center" fo:line-height="200%"/>
      <style:text-properties style:font-name="Century Gothic" fo:font-size="11.0pt"/>
    </style:style>
    <style:style style:name="P39" style:family="paragraph" style:parent-style-name="Standard">
      <style:paragraph-properties fo:text-align="center"/>
      <style:text-properties style:font-name="Times New Roman" fo:font-size="12.0pt"/>
    </style:style>
    <style:style style:name="P40" style:family="paragraph" style:parent-style-name="Standard">
      <style:paragraph-properties fo:margin-bottom="0.8333in" fo:line-height="200%"/>
      <style:text-properties style:font-name="Comic Sans MS" fo:font-size="18.0pt"/>
    </style:style>
    <style:style style:name="P41" style:family="paragraph" style:parent-style-name="Standard">
      <style:paragraph-properties fo:margin-bottom="0.4167in" fo:margin-left="0.0785in" fo:margin-right="0.0785in" fo:text-align="center" fo:line-height="200%"/>
      <style:text-properties style:font-name="Century Gothic" fo:font-size="11.0pt"/>
    </style:style>
    <style:style style:name="P42" style:family="paragraph" style:parent-style-name="Standard">
      <style:paragraph-properties fo:margin-bottom="0.8333in" fo:line-height="200%"/>
      <style:text-properties style:font-name="Comic Sans MS" fo:font-size="16.0pt"/>
    </style:style>
    <style:style style:name="P43" style:family="paragraph" style:parent-style-name="Standard">
      <style:paragraph-properties fo:margin-bottom="0.8333in" fo:margin-left="0.0785in" fo:margin-right="0.0785in" fo:text-align="center" fo:line-height="200%"/>
      <style:text-properties style:font-name="Century Gothic" fo:font-size="11.0pt"/>
    </style:style>
    <style:style style:name="P44" style:family="paragraph" style:parent-style-name="Standard">
      <style:text-properties style:font-name="Times" fo:font-size="18.0pt"/>
    </style:style>
    <style:style style:name="P45" style:family="paragraph" style:parent-style-name="Standard">
      <style:text-properties style:font-name="Times" fo:font-size="14.0pt"/>
    </style:style>
    <style:style style:name="P46" style:family="paragraph" style:parent-style-name="Standard">
      <style:paragraph-properties fo:margin-bottom="0.8333in" fo:line-height="200%"/>
      <style:text-properties style:font-name="Comic Sans MS" fo:font-size="14.0pt"/>
    </style:style>
    <style:style style:name="P47" style:family="paragraph" style:parent-style-name="Standard">
      <style:paragraph-properties fo:text-align="center"/>
      <style:text-properties style:font-name="Arial Narrow" fo:font-size="14.0pt"/>
    </style:style>
    <style:style style:name="P48" style:family="paragraph" style:parent-style-name="Standard">
      <style:text-properties style:font-name="Century Gothic" fo:font-size="18.0pt" fo:color="#ffffff"/>
    </style:style>
    <style:style style:name="P49" style:family="paragraph" style:parent-style-name="Standard">
      <style:paragraph-properties fo:margin-top="0.1389in"/>
      <style:text-properties style:font-name="Comic Sans MS" fo:font-size="14.0pt"/>
    </style:style>
    <style:style style:name="P50" style:family="paragraph" style:parent-style-name="Standard">
      <style:paragraph-properties fo:margin-top="0.1389in"/>
      <style:text-properties style:font-name="Century Gothic" fo:font-size="10.0pt"/>
    </style:style>
    <style:style style:name="P51" style:family="paragraph" style:parent-style-name="Standard">
      <style:paragraph-properties fo:margin-top="0.0799in" fo:margin-bottom="0.0799in"/>
      <style:text-properties style:font-name="Comic Sans MS" fo:font-size="14.0pt"/>
    </style:style>
    <style:style style:name="P52" style:family="paragraph" style:parent-style-name="Standard">
      <style:paragraph-properties fo:margin-top="0.0201in" fo:margin-bottom="0.0201in"/>
      <style:text-properties style:font-name="Courier New" fo:font-size="16.0pt"/>
    </style:style>
    <style:style style:name="P53" style:family="paragraph" style:parent-style-name="Standard">
      <style:paragraph-properties fo:margin-top="0.1389in"/>
      <style:text-properties style:font-name="Century Gothic" fo:font-size="16.0pt"/>
    </style:style>
    <style:style style:name="P54" style:family="paragraph" style:parent-style-name="Standard">
      <style:paragraph-properties fo:margin-top="0.0201in" fo:margin-bottom="0.0201in" fo:line-height="150%"/>
      <style:text-properties style:font-name="Courier New" fo:font-size="16.0pt"/>
    </style:style>
    <style:style style:name="P55" style:family="paragraph" style:parent-style-name="Standard">
      <style:text-properties style:font-name="Century Gothic" fo:font-size="16.0pt"/>
    </style:style>
    <style:style style:name="P56" style:family="paragraph" style:parent-style-name="Standard">
      <style:paragraph-properties fo:text-align="center"/>
      <style:text-properties style:font-name="Century Gothic" fo:font-size="18.0pt" fo:color="#ffffff"/>
    </style:style>
    <style:style style:name="P57" style:family="paragraph" style:parent-style-name="Standard">
      <style:paragraph-properties fo:text-align="center"/>
      <style:text-properties style:font-name="Trebuchet MS" fo:font-size="11.0pt"/>
    </style:style>
    <style:style style:name="P58" style:family="paragraph" style:parent-style-name="Standard">
      <style:text-properties style:font-name="Trebuchet MS" fo:font-size="9.0pt"/>
    </style:style>
    <style:style style:name="P59" style:family="paragraph" style:parent-style-name="Standard">
      <style:text-properties style:font-name="Comic Sans MS" fo:font-size="13.0pt"/>
    </style:style>
    <style:style style:name="P60" style:family="paragraph" style:parent-style-name="Standard">
      <style:text-properties style:font-name="Courier" fo:font-size="11.0pt"/>
    </style:style>
    <style:style style:name="P61" style:family="paragraph" style:parent-style-name="Standard">
      <style:paragraph-properties fo:margin-left="1.5000in" fo:text-indent="0.5000in"/>
      <style:text-properties style:font-name="Trebuchet MS" fo:font-size="9.0pt"/>
    </style:style>
    <style:style style:name="P62" style:family="paragraph" style:parent-style-name="Standard">
      <style:paragraph-properties fo:margin-left="2.5000in" fo:text-indent="0.5000in"/>
      <style:text-properties style:font-name="Trebuchet MS" fo:font-size="9.0pt"/>
    </style:style>
    <style:style style:name="P63" style:family="paragraph" style:parent-style-name="Standard">
      <style:paragraph-properties fo:margin-left="0.5000in" fo:text-indent="0.5000in"/>
      <style:text-properties style:font-name="Trebuchet MS" fo:font-size="9.0pt"/>
    </style:style>
    <style:style style:name="P64" style:family="paragraph" style:parent-style-name="Standard">
      <style:text-properties style:font-name="Trebuchet MS" fo:font-size="14.0pt"/>
    </style:style>
    <style:style style:name="P65" style:family="paragraph" style:parent-style-name="Standard">
      <style:text-properties style:font-name="Trebuchet MS" fo:font-size="18.0pt"/>
    </style:style>
    <style:style style:name="P66" style:family="paragraph" style:parent-style-name="Standard">
      <style:text-properties style:font-name="Trebuchet MS" fo:font-size="12.0pt"/>
    </style:style>
    <style:style style:name="P67" style:family="paragraph" style:parent-style-name="Standard">
      <style:text-properties style:font-name="Comic Sans MS" fo:font-size="15.0pt"/>
    </style:style>
    <style:style style:name="P68" style:family="paragraph" style:parent-style-name="Standard">
      <style:text-properties style:font-name="Comic Sans MS" fo:font-size="18.0pt"/>
    </style:style>
    <style:style style:name="P69" style:family="paragraph" style:parent-style-name="Standard">
      <style:paragraph-properties fo:margin-left="2.5000in"/>
      <style:text-properties style:font-name="Trebuchet MS" fo:font-size="9.0pt"/>
    </style:style>
    <style:style style:name="P70" style:family="paragraph" style:parent-style-name="Standard">
      <style:paragraph-properties fo:margin-left="0.5000in" fo:text-indent="0.5000in"/>
      <style:text-properties style:font-name="Trebuchet MS" fo:font-size="14.0pt"/>
    </style:style>
    <style:style style:name="P71" style:family="paragraph" style:parent-style-name="Standard">
      <style:text-properties style:font-name="Comic Sans MS" fo:font-size="16.0pt"/>
    </style:style>
    <style:style style:name="P72" style:family="paragraph" style:parent-style-name="Standard">
      <style:paragraph-properties fo:margin-left="0.5000in" fo:text-indent="-0.5000in">
        <style:tab-stops>
          <style:tab-stop style:position="0.1528in"/>
          <style:tab-stop style:position="0.5000in"/>
        </style:tab-stops>
      </style:paragraph-properties>
      <style:text-properties style:font-name="Century Gothic" fo:font-size="11.0pt"/>
    </style:style>
    <style:style style:name="P73" style:family="paragraph" style:parent-style-name="Standard">
      <style:paragraph-properties fo:margin-left="0.5000in" fo:text-indent="-0.5000in">
        <style:tab-stops>
          <style:tab-stop style:position="0.1528in"/>
          <style:tab-stop style:position="0.5000in"/>
        </style:tab-stops>
      </style:paragraph-properties>
      <style:text-properties style:font-name="Courier New" fo:font-size="11.0pt"/>
    </style:style>
    <style:style style:name="P74" style:family="paragraph" style:parent-style-name="Standard">
      <style:text-properties style:font-name="Comic Sans MS" fo:font-size="20.0pt"/>
    </style:style>
    <style:style style:name="P75" style:family="paragraph" style:parent-style-name="Standard">
      <style:paragraph-properties fo:text-align="center"/>
      <style:text-properties style:font-name="Comic Sans MS" fo:font-size="20.0pt"/>
    </style:style>
    <style:style style:name="P76" style:family="paragraph" style:parent-style-name="Standard">
      <style:paragraph-properties fo:margin-left="0.5000in" fo:text-align="center" fo:text-indent="-0.5000in">
        <style:tab-stops>
          <style:tab-stop style:position="0.1528in"/>
          <style:tab-stop style:position="0.5000in"/>
        </style:tab-stops>
      </style:paragraph-properties>
      <style:text-properties style:font-name="Comic Sans MS" fo:font-size="20.0pt"/>
    </style:style>
    <style:style style:name="P77" style:family="paragraph" style:parent-style-name="Standard">
      <style:paragraph-properties fo:margin-left="0.5000in" fo:text-align="center" fo:text-indent="-0.5000in">
        <style:tab-stops>
          <style:tab-stop style:position="0.1528in"/>
          <style:tab-stop style:position="0.5000in"/>
        </style:tab-stops>
      </style:paragraph-properties>
      <style:text-properties style:font-name="Times New Roman" fo:font-size="12.0pt"/>
    </style:style>
    <style:style style:name="P78" style:family="paragraph" style:parent-style-name="Standard">
      <style:paragraph-properties fo:margin-left="0.5000in" fo:text-align="center" fo:text-indent="-0.5000in">
        <style:tab-stops>
          <style:tab-stop style:position="0.1528in"/>
          <style:tab-stop style:position="0.5000in"/>
        </style:tab-stops>
      </style:paragraph-properties>
      <style:text-properties style:font-name="Trebuchet MS" fo:font-size="18.0pt"/>
    </style:style>
    <style:style style:name="P79" style:family="paragraph" style:parent-style-name="Standard">
      <style:paragraph-properties fo:margin-top="0.1667in" fo:text-align="center"/>
      <style:text-properties style:font-name="Trebuchet MS" fo:font-size="9.0pt"/>
    </style:style>
    <style:style style:name="P80" style:family="paragraph" style:parent-style-name="Standard">
      <style:paragraph-properties fo:margin-left="0.5000in" fo:text-indent="0.5000in"/>
      <style:text-properties style:font-name="Comic Sans MS" fo:font-size="14.0pt"/>
    </style:style>
    <style:style style:name="P81" style:family="paragraph" style:parent-style-name="Standard">
      <style:paragraph-properties fo:margin-left="1.0000in" fo:text-indent="-1.0000in">
        <style:tab-stops>
          <style:tab-stop style:position="0.6528in"/>
          <style:tab-stop style:position="1.0000in"/>
        </style:tab-stops>
      </style:paragraph-properties>
      <style:text-properties style:font-name="Century Gothic" fo:font-size="11.0pt"/>
    </style:style>
    <style:style style:name="P82" style:family="paragraph" style:parent-style-name="Standard">
      <style:paragraph-properties fo:margin-left="0.5000in" fo:text-indent="-0.2500in"/>
      <style:text-properties style:font-name="Trebuchet MS" fo:font-size="11.0pt"/>
    </style:style>
    <style:style style:name="P83" style:family="paragraph" style:parent-style-name="Standard">
      <style:paragraph-properties fo:margin-left="0.5000in" fo:text-indent="-0.2500in"/>
      <style:text-properties style:font-name="Comic Sans MS" fo:font-size="20.0pt"/>
    </style:style>
    <style:style style:name="P84" style:family="paragraph" style:parent-style-name="Standard">
      <style:paragraph-properties fo:margin-left="0.5000in" fo:text-indent="-0.2500in"/>
      <style:text-properties style:font-name="Comic Sans MS" fo:font-size="14.0pt"/>
    </style:style>
    <style:style style:name="P85" style:family="paragraph" style:parent-style-name="Standard">
      <style:paragraph-properties fo:margin-left="0.5000in" fo:text-indent="-0.2500in"/>
      <style:text-properties style:font-name="Trebuchet MS" fo:font-size="18.0pt"/>
    </style:style>
    <style:style style:name="P86" style:family="paragraph" style:parent-style-name="Standard">
      <style:text-properties style:font-name="Comic Sans MS" fo:font-size="12.0pt"/>
    </style:style>
    <style:style style:name="P87" style:family="paragraph" style:parent-style-name="Standard">
      <style:text-properties style:font-name="Times" fo:font-size="12.0pt" fo:color="#ffffff"/>
    </style:style>
    <style:style style:name="P88" style:family="paragraph" style:parent-style-name="Standard">
      <style:paragraph-properties fo:text-indent="0.5000in"/>
      <style:text-properties style:font-name="Trebuchet MS" fo:font-size="9.0pt"/>
    </style:style>
    <style:style style:name="P89" style:family="paragraph" style:parent-style-name="Standard">
      <style:paragraph-properties fo:text-align="center">
        <style:tab-stops>
          <style:tab-stop style:position="3.0000in" style:type="center"/>
          <style:tab-stop style:position="6.0000in" style:type="right"/>
        </style:tab-stops>
      </style:paragraph-properties>
      <style:text-properties style:font-name="Trebuchet MS" fo:font-size="9.0pt"/>
    </style:style>
    <style:style style:name="P90" style:family="paragraph" style:parent-style-name="Standard">
      <style:text-properties style:font-name="Times New Roman" fo:font-size="18.0pt"/>
    </style:style>
    <style:style style:name="P91" style:family="paragraph" style:parent-style-name="Standard">
      <style:paragraph-properties fo:margin-left="0.5000in" fo:text-align="center" fo:text-indent="-0.5000in">
        <style:tab-stops>
          <style:tab-stop style:position="0.1528in"/>
          <style:tab-stop style:position="0.5000in"/>
        </style:tab-stops>
      </style:paragraph-properties>
      <style:text-properties style:font-name="Times" fo:font-size="12.0pt"/>
    </style:style>
    <style:style style:name="P92" style:family="paragraph" style:parent-style-name="Standard">
      <style:text-properties style:font-name="Comic Sans MS" fo:font-size="11.0pt"/>
    </style:style>
    <style:style style:name="P93" style:family="paragraph" style:parent-style-name="Standard">
      <style:paragraph-properties fo:margin-left="0.5000in"/>
      <style:text-properties style:font-name="Comic Sans MS" fo:font-size="14.0pt"/>
    </style:style>
    <style:style style:name="P94" style:family="paragraph" style:parent-style-name="Standard">
      <style:paragraph-properties fo:text-align="center"/>
      <style:text-properties style:font-name="Trebuchet MS" fo:font-size="9.0pt"/>
    </style:style>
    <style:style style:name="P95" style:family="paragraph" style:parent-style-name="Standard">
      <style:paragraph-properties fo:margin-top="0.1667in" fo:text-align="center"/>
      <style:text-properties style:font-name="Century Gothic" fo:font-size="50.0pt" fo:color="#ffffff"/>
    </style:style>
    <style:style style:name="P96" style:family="paragraph" style:parent-style-name="Standard">
      <style:text-properties style:font-name="Trebuchet MS" fo:font-size="26.0pt"/>
    </style:style>
    <style:style style:name="P97" style:family="paragraph" style:parent-style-name="Standard">
      <style:paragraph-properties>
        <style:tab-stops>
          <style:tab-stop style:position="2.8125in"/>
          <style:tab-stop style:position="4.5000in" style:type="center"/>
          <style:tab-stop style:position="6.0000in" style:type="right"/>
        </style:tab-stops>
      </style:paragraph-properties>
      <style:text-properties style:font-name="Century Gothic" fo:font-size="12.0pt"/>
    </style:style>
    <style:style style:name="P98" style:family="paragraph" style:parent-style-name="Standard">
      <style:paragraph-properties>
        <style:tab-stops>
          <style:tab-stop style:position="2.8125in"/>
          <style:tab-stop style:position="4.5000in" style:type="center"/>
          <style:tab-stop style:position="6.0000in" style:type="right"/>
        </style:tab-stops>
      </style:paragraph-properties>
      <style:text-properties style:font-name="Times New Roman" fo:font-size="12.0pt"/>
    </style:style>
    <style:style style:name="P99" style:family="paragraph" style:parent-style-name="Standard">
      <style:text-properties style:font-name="Comic Sans MS" fo:font-size="10.0pt"/>
    </style:style>
    <style:style style:name="P100" style:family="paragraph" style:parent-style-name="Standard">
      <style:paragraph-properties fo:margin-top="0.1667in" fo:text-align="end"/>
      <style:text-properties style:font-name="Century Gothic" fo:font-size="18.0pt" fo:color="#ffffff"/>
    </style:style>
    <style:style style:name="P101" style:family="paragraph" style:parent-style-name="Standard">
      <style:paragraph-properties fo:text-align="center"/>
      <style:text-properties style:font-name="Times New Roman" fo:font-size="18.0pt"/>
    </style:style>
    <style:style style:name="P102" style:family="paragraph" style:parent-style-name="Standard">
      <style:paragraph-properties fo:text-align="center"/>
      <style:text-properties style:font-name="Times" fo:font-size="12.0pt"/>
    </style:style>
    <style:style style:name="P103" style:family="paragraph" style:parent-style-name="Standard">
      <style:paragraph-properties fo:margin-top="0.0201in" fo:line-height="50%"/>
      <style:text-properties style:font-name="Courier New" fo:font-size="12.0pt"/>
    </style:style>
    <style:style style:name="P104" style:family="paragraph" style:parent-style-name="Standard">
      <style:paragraph-properties fo:text-align="center"/>
      <style:text-properties style:font-name="Comic Sans MS" fo:font-size="12.0pt"/>
    </style:style>
    <style:style style:name="P105" style:family="paragraph" style:parent-style-name="Standard">
      <style:paragraph-properties fo:margin-top="0.0500in" fo:margin-bottom="0.0500in" fo:margin-left="0.0556in"/>
      <style:text-properties style:font-name="Courier New" fo:font-size="12.0pt"/>
    </style:style>
    <style:style style:name="P106" style:family="paragraph" style:parent-style-name="Standard">
      <style:paragraph-properties fo:margin-bottom="0.1965in" fo:margin-left="0.3938in" fo:margin-right="0.3938in"/>
      <style:text-properties style:font-name="Times" fo:font-size="12.0pt"/>
    </style:style>
    <style:style style:name="P107"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108" style:family="paragraph" style:parent-style-name="Standard">
      <style:paragraph-properties fo:margin-left="0.5000in" fo:text-align="center"/>
      <style:text-properties style:font-name="Century Gothic" fo:font-size="11.0pt"/>
    </style:style>
    <style:style style:name="P109" style:family="paragraph" style:parent-style-name="Standard">
      <style:paragraph-properties fo:margin-left="0.5000in" fo:text-align="center"/>
      <style:text-properties style:font-name="Times" fo:font-size="12.0pt"/>
    </style:style>
    <style:style style:name="P110" style:family="paragraph" style:parent-style-name="Standard">
      <style:paragraph-properties fo:margin-left="0.3021in" fo:margin-right="0.2500in"/>
      <style:text-properties style:font-name="Century Gothic" fo:font-size="12.0pt"/>
    </style:style>
    <style:style style:name="P111" style:family="paragraph" style:parent-style-name="Standard">
      <style:text-properties style:font-name="Century Gothic" fo:font-size="14.0pt"/>
    </style:style>
    <style:style style:name="P112" style:family="paragraph" style:parent-style-name="Standard">
      <style:text-properties style:font-name="Century Gothic" fo:font-size="9.0pt"/>
    </style:style>
    <style:style style:name="P113" style:family="paragraph" style:parent-style-name="Standard">
      <style:paragraph-properties fo:text-indent="0.5000in"/>
      <style:text-properties style:font-name="Comic Sans MS" fo:font-size="14.0pt"/>
    </style:style>
    <style:style style:name="P114" style:family="paragraph" style:parent-style-name="Standard">
      <style:paragraph-properties fo:margin-left="0.5000in" fo:text-align="center"/>
      <style:text-properties style:font-name="Century Gothic" fo:font-size="11.0pt" fo:color="#000000"/>
    </style:style>
    <style:style style:name="P115" style:family="paragraph" style:parent-style-name="Standard">
      <style:paragraph-properties fo:margin-bottom="0.0833in" fo:margin-left="0.3229in" fo:margin-right="0.2396in"/>
      <style:text-properties style:font-name="Century Gothic" fo:font-size="12.0pt" fo:color="#000000"/>
    </style:style>
    <style:style style:name="P116" style:family="paragraph" style:parent-style-name="Standard">
      <style:paragraph-properties fo:margin-bottom="0.0833in" fo:margin-left="0.5000in" fo:text-align="center"/>
      <style:text-properties style:font-name="Century Gothic" fo:font-size="11.0pt" fo:color="#000000"/>
    </style:style>
    <style:style style:name="P117" style:family="paragraph" style:parent-style-name="Standard">
      <style:paragraph-properties fo:margin-bottom="0.0833in" fo:margin-left="0.3333in" fo:margin-right="0.2604in"/>
      <style:text-properties style:font-name="Century Gothic" fo:font-size="12.0pt" fo:color="#000000"/>
    </style:style>
    <style:style style:name="P118" style:family="paragraph" style:parent-style-name="Standard">
      <style:paragraph-properties fo:margin-bottom="0.0833in"/>
      <style:text-properties style:font-name="Century Gothic" fo:font-size="12.0pt"/>
    </style:style>
    <style:style style:name="P119" style:family="paragraph" style:parent-style-name="Standard">
      <style:paragraph-properties fo:margin-bottom="0.0833in" fo:margin-left="0.5000in"/>
      <style:text-properties style:font-name="Times" fo:font-size="12.0pt" fo:color="#000000"/>
    </style:style>
    <style:style style:name="P120" style:family="paragraph" style:parent-style-name="Standard">
      <style:paragraph-properties fo:margin-bottom="0.0833in"/>
      <style:text-properties style:font-name="Times" fo:font-size="12.0pt"/>
    </style:style>
    <style:style style:name="P121" style:family="paragraph" style:parent-style-name="Standard">
      <style:paragraph-properties fo:text-indent="0.5000in"/>
      <style:text-properties style:font-name="Century Gothic" fo:font-size="9.0pt"/>
    </style:style>
    <style:style style:name="T1" style:family="text">
      <style:text-properties fo:font-weight="bold" fo:font-weight-asian="bold" fo:font-weight-complex="bold"/>
    </style:style>
    <style:style style:name="T2" style:family="text">
      <style:text-properties style:font-name="Times New Roman"/>
    </style:style>
    <style:style style:name="T3" style:family="text">
      <style:text-properties style:font-name="Comic Sans MS" fo:font-size="20.0pt" fo:font-size-asian="20.0pt" fo:font-size-complex="20.0pt"/>
    </style:style>
    <style:style style:name="T4" style:family="text">
      <style:text-properties style:font-name="Times New Roman" fo:font-size="24.0pt" fo:font-size-asian="24.0pt" fo:font-size-complex="24.0pt"/>
    </style:style>
    <style:style style:name="T5" style:family="text">
      <style:text-properties style:font-name="Century Gothic"/>
    </style:style>
    <style:style style:name="T6" style:family="text">
      <style:text-properties style:font-name="Century Gothic" fo:font-style="italic" fo:font-style-asian="italic" fo:font-style-complex="italic"/>
    </style:style>
    <style:style style:name="T7" style:family="text">
      <style:text-properties fo:font-style="italic" fo:font-style-asian="italic" fo:font-style-complex="italic"/>
    </style:style>
    <style:style style:name="T8" style:family="text">
      <style:text-properties fo:color="#000000"/>
    </style:style>
    <style:style style:name="T9" style:family="text">
      <style:text-properties fo:font-style="italic" fo:font-style-asian="italic" fo:font-style-complex="italic" fo:font-weight="bold" fo:font-weight-asian="bold" fo:font-weight-complex="bold"/>
    </style:style>
    <style:style style:name="T10" style:family="text">
      <style:text-properties fo:font-style="italic" fo:font-style-asian="italic" fo:font-style-complex="italic" style:text-underline-style="solid"/>
    </style:style>
    <style:style style:name="T11" style:family="text">
      <style:text-properties fo:font-size="14.0pt" fo:font-size-asian="14.0pt" fo:font-size-complex="14.0pt"/>
    </style:style>
    <style:style style:name="T12" style:family="text">
      <style:text-properties fo:font-size="18.0pt" fo:font-size-asian="18.0pt" fo:font-size-complex="18.0pt"/>
    </style:style>
    <style:style style:name="T13" style:family="text">
      <style:text-properties fo:font-size="16.0pt" fo:font-size-asian="16.0pt" fo:font-size-complex="16.0pt"/>
    </style:style>
    <style:style style:name="T14" style:family="text">
      <style:text-properties fo:font-weight="bold" fo:font-weight-asian="bold" fo:font-weight-complex="bold" style:text-underline-style="solid"/>
    </style:style>
    <style:style style:name="T15" style:family="text">
      <style:text-properties style:font-name="Trebuchet MS"/>
    </style:style>
    <style:style style:name="T16" style:family="text">
      <style:text-properties fo:font-size="11.0pt" fo:font-size-asian="11.0pt" fo:font-size-complex="11.0pt"/>
    </style:style>
    <style:style style:name="T17" style:family="text">
      <style:text-properties style:font-name="Trebuchet MS" fo:font-size="18.0pt" fo:font-size-asian="18.0pt" fo:font-size-complex="18.0pt"/>
    </style:style>
    <style:style style:name="T18" style:family="text">
      <style:text-properties style:font-name="Trebuchet MS" fo:font-size="11.0pt" fo:font-size-asian="11.0pt" fo:font-size-complex="11.0pt"/>
    </style:style>
    <style:style style:name="T19" style:family="text">
      <style:text-properties style:text-underline-style="solid"/>
    </style:style>
    <style:style style:name="T20" style:family="text">
      <style:text-properties style:font-name="Comic Sans MS"/>
    </style:style>
    <style:style style:name="T21" style:family="text">
      <style:text-properties style:font-name="Courier" fo:font-style="italic" fo:font-style-asian="italic" fo:font-style-complex="italic" style:text-underline-style="solid"/>
    </style:style>
    <style:style style:name="T22" style:family="text">
      <style:text-properties style:font-name="Courier" fo:font-style="italic" fo:font-style-asian="italic" fo:font-style-complex="italic"/>
    </style:style>
    <style:style style:name="T23" style:family="text">
      <style:text-properties style:font-name="Comic Sans MS" fo:font-size="16.0pt" fo:font-size-asian="16.0pt" fo:font-size-complex="16.0pt"/>
    </style:style>
    <style:style style:name="T24" style:family="text">
      <style:text-properties style:font-name="Times" fo:font-size="14.0pt" fo:font-size-asian="14.0pt" fo:font-size-complex="14.0pt"/>
    </style:style>
    <style:style style:name="T25" style:family="text">
      <style:text-properties style:font-name="Times" fo:font-size="12.0pt" fo:font-size-asian="12.0pt" fo:font-size-complex="12.0pt"/>
    </style:style>
    <style:style style:name="T26" style:family="text">
      <style:text-properties style:font-name="Comic Sans MS" fo:font-size="15.0pt" fo:font-size-asian="15.0pt" fo:font-size-complex="15.0pt"/>
    </style:style>
    <style:style style:name="T27" style:family="text">
      <style:text-properties style:font-name="Trebuchet MS" fo:font-size="9.0pt" fo:font-size-asian="9.0pt" fo:font-size-complex="9.0pt"/>
    </style:style>
    <style:style style:name="T28" style:family="text">
      <style:text-properties fo:font-weight="bold" fo:font-weight-asian="bold" fo:font-weight-complex="bold" fo:color="#000000"/>
    </style:style>
    <style:style style:name="T29" style:family="text">
      <style:text-properties style:font-name="Comic Sans MS" fo:font-size="14.0pt" fo:font-size-asian="14.0pt" fo:font-size-complex="14.0pt"/>
    </style:style>
    <style:style style:name="T30" style:family="text">
      <style:text-properties fo:font-size="9.0pt" fo:font-size-asian="9.0pt" fo:font-size-complex="9.0pt"/>
    </style:style>
    <style:style style:name="T31" style:family="text">
      <style:text-properties style:font-name="Times" style:text-underline-style="solid"/>
    </style:style>
    <style:style style:name="T32" style:family="text">
      <style:text-properties style:text-position="super 100%"/>
    </style:style>
    <style:style style:name="T33" style:family="text">
      <style:text-properties style:font-name="Trebuchet MS" fo:font-size="9.0pt" fo:font-size-asian="9.0pt" fo:font-size-complex="9.0pt" fo:color="#000000"/>
    </style:style>
    <style:style style:name="T34" style:family="text">
      <style:text-properties style:font-name="Courier" style:text-underline-style="solid"/>
    </style:style>
    <style:style style:name="T35" style:family="text">
      <style:text-properties style:font-name="Times"/>
    </style:style>
    <style:style style:name="T36" style:family="text">
      <style:text-properties fo:font-weight="bold" fo:font-weight-asian="bold" fo:font-weight-complex="bold" style:text-position="super 100%"/>
    </style:style>
    <style:style style:name="T37" style:family="text">
      <style:text-properties style:font-name="Trebuchet MS" style:text-underline-style="solid"/>
    </style:style>
    <style:style style:name="T38" style:family="text">
      <style:text-properties style:font-name="Trebuchet MS" fo:font-weight="bold" fo:font-weight-asian="bold" fo:font-weight-complex="bold" style:text-underline-style="solid"/>
    </style:style>
    <style:style style:name="T39" style:family="text">
      <style:text-properties fo:font-style="italic" fo:font-style-asian="italic" fo:font-style-complex="italic" fo:font-weight="bold" fo:font-weight-asian="bold" fo:font-weight-complex="bold" fo:letter-spacing="0.0000in"/>
    </style:style>
    <style:style style:name="T40" style:family="text">
      <style:text-properties fo:letter-spacing="0.0000in"/>
    </style:style>
    <style:style style:name="T41" style:family="text">
      <style:text-properties fo:font-style="italic" fo:font-style-asian="italic" fo:font-style-complex="italic" fo:font-weight="bold" fo:font-weight-asian="bold" fo:font-weight-complex="bold" style:text-underline-style="solid" fo:letter-spacing="0.0000in"/>
    </style:style>
    <style:style style:name="T42" style:family="text">
      <style:text-properties fo:font-weight="bold" fo:font-weight-asian="bold" fo:font-weight-complex="bold" fo:letter-spacing="0.0000in"/>
    </style:style>
    <style:style style:name="T43" style:family="text">
      <style:text-properties style:font-name="Century Gothic" fo:font-size="18.0pt" fo:font-size-asian="18.0pt" fo:font-size-complex="18.0pt"/>
    </style:style>
    <style:style style:name="T44" style:family="text">
      <style:text-properties style:font-name="Century Gothic" fo:font-size="11.0pt" fo:font-size-asian="11.0pt" fo:font-size-complex="11.0pt"/>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0in" text:min-label-width="0.25in"/>
      </text:list-level-style-number>
    </text:list-style>
  </office:automatic-styles>
  <office:body>
    <office:text>
      <text:p text:style-name="P1"/>
      <text:p text:style-name="P1"/>
      <text:p text:style-name="P2"><text:span text:style-name="T1">Lesson 1</text:span></text:p>
      <text:p text:style-name="P1"/>
      <text:p text:style-name="P1"/>
      <text:p text:style-name="P3"><text:span text:style-name="T1">Reverse-Engineering: How does NinjaCat work?</text:span></text:p>
      <text:p text:style-name="P1"/>
      <table:table table:name="Table1" table:style-name="Table1">
        <table:table-column table:style-name="TableColumn1"/>
        <table:table-column table:style-name="TableColumn1"/>
        <table:table-column table:style-name="TableColumn1"/>
        <table:table-row>
          <table:table-cell table:style-name="TableCell1">
            <text:p text:style-name="P4"><text:span text:style-name="T1">Thing in the game…</text:span></text:p>
          </table:table-cell>
          <table:table-cell table:style-name="TableCell1">
            <text:p text:style-name="P4"><text:span text:style-name="T1">What changes about it?</text:span></text:p>
          </table:table-cell>
          <table:table-cell table:style-name="TableCell1">
            <text:p text:style-name="P4"><text:span text:style-name="T1">More specifically...</text:span></text:p>
          </table:table-cell>
        </table:table-row>
        <table:table-row>
          <table:table-cell table:style-name="TableCell1">
            <text:p text:style-name="P5">cat </text:p>
          </table:table-cell>
          <table:table-cell table:style-name="TableCell1">
            <text:p text:style-name="P5">Position</text:p>
          </table:table-cell>
          <table:table-cell table:style-name="TableCell1">
            <text:p text:style-name="P5">x, y</text:p>
          </table:table-cell>
        </table:table-row>
        <table:table-row>
          <table:table-cell table:style-name="TableCell1">
            <text:p text:style-name="P5">ruby</text:p>
          </table:table-cell>
          <table:table-cell table:style-name="TableCell1">
            <text:p text:style-name="P5">position</text:p>
          </table:table-cell>
          <table:table-cell table:style-name="TableCell1">
            <text:p text:style-name="P5">x</text:p>
          </table:table-cell>
        </table:table-row>
        <table:table-row>
          <table:table-cell table:style-name="TableCell1">
            <text:p text:style-name="P5">clouds</text:p>
          </table:table-cell>
          <table:table-cell table:style-name="TableCell1">
            <text:p text:style-name="P5">position</text:p>
          </table:table-cell>
          <table:table-cell table:style-name="TableCell1">
            <text:p text:style-name="P5">x</text:p>
          </table:table-cell>
        </table:table-row>
        <table:table-row>
          <table:table-cell table:style-name="TableCell1">
            <text:p text:style-name="P5">dog</text:p>
          </table:table-cell>
          <table:table-cell table:style-name="TableCell1">
            <text:p text:style-name="P5">position</text:p>
          </table:table-cell>
          <table:table-cell table:style-name="TableCell1">
            <text:p text:style-name="P5">x</text:p>
          </table:table-cell>
        </table:table-row>
        <table:table-row>
          <table:table-cell table:style-name="TableCell1">
            <text:p text:style-name="P5">score</text:p>
          </table:table-cell>
          <table:table-cell table:style-name="TableCell1">
            <text:p text:style-name="P5">value</text:p>
          </table:table-cell>
          <table:table-cell table:style-name="TableCell1">
            <text:p text:style-name="P6"/>
          </table:table-cell>
        </table:table-row>
        <table:table-row>
          <table:table-cell table:style-name="TableCell1">
            <text:p text:style-name="P5">background</text:p>
          </table:table-cell>
          <table:table-cell table:style-name="TableCell1">
            <text:p text:style-name="P5">nothing</text:p>
          </table:table-cell>
          <table:table-cell table:style-name="TableCell1">
            <text:p text:style-name="P6"/>
          </table:table-cell>
        </table:table-row>
        <table:table-row>
          <table:table-cell table:style-name="TableCell1">
            <text:p text:style-name="P6"/>
          </table:table-cell>
          <table:table-cell table:style-name="TableCell1">
            <text:p text:style-name="P6"/>
          </table:table-cell>
          <table:table-cell table:style-name="TableCell1">
            <text:p text:style-name="P6"/>
          </table:table-cell>
        </table:table-row>
        <table:table-row>
          <table:table-cell table:style-name="TableCell1">
            <text:p text:style-name="P6"/>
          </table:table-cell>
          <table:table-cell table:style-name="TableCell1">
            <text:p text:style-name="P6"/>
          </table:table-cell>
          <table:table-cell table:style-name="TableCell1">
            <text:p text:style-name="P6"/>
          </table:table-cell>
        </table:table-row>
        <table:table-row>
          <table:table-cell table:style-name="TableCell1">
            <text:p text:style-name="P6"/>
          </table:table-cell>
          <table:table-cell table:style-name="TableCell1">
            <text:p text:style-name="P6"/>
          </table:table-cell>
          <table:table-cell table:style-name="TableCell1">
            <text:p text:style-name="P6"/>
          </table:table-cell>
        </table:table-row>
        <table:table-row>
          <table:table-cell table:style-name="TableCell1">
            <text:p text:style-name="P6"/>
          </table:table-cell>
          <table:table-cell table:style-name="TableCell1">
            <text:p text:style-name="P6"/>
          </table:table-cell>
          <table:table-cell table:style-name="TableCell1">
            <text:p text:style-name="P6"/>
          </table:table-cell>
        </table:table-row>
        <table:table-row>
          <table:table-cell table:style-name="TableCell1">
            <text:p text:style-name="P6"/>
          </table:table-cell>
          <table:table-cell table:style-name="TableCell1">
            <text:p text:style-name="P6"/>
          </table:table-cell>
          <table:table-cell table:style-name="TableCell1">
            <text:p text:style-name="P6"/>
          </table:table-cell>
        </table:table-row>
        <table:table-row>
          <table:table-cell table:style-name="TableCell1">
            <text:p text:style-name="P6"/>
          </table:table-cell>
          <table:table-cell table:style-name="TableCell1">
            <text:p text:style-name="P6"/>
          </table:table-cell>
          <table:table-cell table:style-name="TableCell1">
            <text:p text:style-name="P6"/>
          </table:table-cell>
        </table:table-row>
        <table:table-row>
          <table:table-cell table:style-name="TableCell1">
            <text:p text:style-name="P6"/>
          </table:table-cell>
          <table:table-cell table:style-name="TableCell1">
            <text:p text:style-name="P6"/>
          </table:table-cell>
          <table:table-cell table:style-name="TableCell1">
            <text:p text:style-name="P6"/>
          </table:table-cell>
        </table:table-row>
        <table:table-row>
          <table:table-cell table:style-name="TableCell1">
            <text:p text:style-name="P6"/>
          </table:table-cell>
          <table:table-cell table:style-name="TableCell1">
            <text:p text:style-name="P6"/>
          </table:table-cell>
          <table:table-cell table:style-name="TableCell1">
            <text:p text:style-name="P6"/>
          </table:table-cell>
        </table:table-row>
      </table:table>
      <text:p text:style-name="P1"/>
      <text:p text:style-name="P7">Game Parts <text:s/>- NinjaCat!</text:p>
      <text:p text:style-name="P8"/>
      <text:p text:style-name="P8"/>
      <text:p text:style-name="P9"><text:s text:c="2"/>The background is a picture of: <text:s/><text:span text:style-name="T2"><text:tab/></text:span><text:span text:style-name="T3">sunset</text:span></text:p>
      <text:p text:style-name="P8"/>
      <text:p text:style-name="P8"/>
      <text:p text:style-name="P9">The coordinates for the PLAYER (NinjaCat) are: <text:span text:style-name="T2"><text:s text:c="4"/><text:tab/></text:span><text:span text:style-name="T4">( <text:s text:c="2"/></text:span><text:span text:style-name="T3">150 </text:span><text:span text:style-name="T4"><text:s text:c="3"/>, <text:s/></text:span><text:span text:style-name="T3">50</text:span><text:span text:style-name="T4"><text:s text:c="5"/>)</text:span></text:p>
      <text:p text:style-name="P8"><text:s text:c="95"/><text:span text:style-name="T5"><text:s/></text:span><text:span text:style-name="T6">x-coordinate <text:s text:c="4"/>y-coordinate</text:span></text:p>
      <text:p text:style-name="P8"/>
      <text:p text:style-name="P8"/>
      <text:p text:style-name="P9">The coordinates for the DANGER (Dog) are: <text:s/><text:span text:style-name="T2"><text:s text:c="3"/><text:tab/></text:span><text:span text:style-name="T4">( </text:span><text:span text:style-name="T3">450</text:span><text:span text:style-name="T4"><text:s text:c="6"/>, <text:s/></text:span><text:span text:style-name="T3">50</text:span><text:span text:style-name="T4"><text:s text:c="6"/>)</text:span></text:p>
      <text:p text:style-name="P8"/>
      <text:p text:style-name="P8"/>
      <text:p text:style-name="P8"/>
      <text:p text:style-name="P9">The coordinates for the TARGET (Ruby) are: <text:span text:style-name="T2"><text:s text:c="3"/><text:tab/><text:s/></text:span><text:span text:style-name="T4">( <text:s text:c="3"/></text:span><text:span text:style-name="T3">550</text:span><text:span text:style-name="T4"><text:s text:c="2"/>, <text:s text:c="2"/></text:span><text:span text:style-name="T3">250</text:span><text:span text:style-name="T4"><text:s text:c="5"/>)</text:span></text:p>
      <text:p text:style-name="P10"><text:span text:style-name="T1">Our Videogame</text:span></text:p>
      <text:p text:style-name="P11">Jessica and James</text:p>
      <text:p text:style-name="P1">Created by (write your names): ________________________________________________</text:p>
      <text:p text:style-name="P12"><text:span text:style-name="T1">Background</text:span></text:p>
      <text:list text:style-name="L1">
        <text:list-item>
          <text:p text:style-name="P13">The Zoo</text:p>
        </text:list-item>
        <text:list-item>
          <text:p text:style-name="P14"/>
        </text:list-item>
        <text:list-item>
          <text:p text:style-name="P14">Our game takes place in: ________________________________________________________</text:p>
        </text:list-item>
        <text:list-item>
          <text:p text:style-name="P14"><text:tab/><text:tab/><text:tab/><text:tab/><text:tab/>(space? the desert? a mall?)</text:p>
        </text:list-item>
      </text:list>
      <text:p text:style-name="P12"><text:span text:style-name="T1">The Player<text:tab/></text:span></text:p>
      <text:list text:style-name="L1">
        <text:list-item>
          <text:p text:style-name="P15"><text:span text:style-name="T7"/></text:p>
        </text:list-item>
      </text:list>
      <text:list text:style-name="L2">
        <text:list-item>
          <text:p text:style-name="P16">Lion</text:p>
        </text:list-item>
      </text:list>
      <text:list text:style-name="L1">
        <text:list-item>
          <text:p text:style-name="P14"><text:line-break/>The player moves only up and down.</text:p>
        </text:list-item>
      </text:list>
      <text:p text:style-name="P12"><text:span text:style-name="T1">The Target<text:tab/></text:span></text:p>
      <text:list text:style-name="L1">
        <text:list-item>
          <text:p text:style-name="P15"><text:span text:style-name="T7">Your player GAINS points when they hit the target.</text:span></text:p>
        </text:list-item>
      </text:list>
      <text:list text:style-name="L2">
        <text:list-item>
          <text:p text:style-name="P16">Escaped gazelle</text:p>
        </text:list-item>
      </text:list>
      <text:p text:style-name="P17">The Target moves only to the left and right.</text:p>
      <text:p text:style-name="P12"><text:span text:style-name="T1">The Danger<text:tab/></text:span></text:p>
      <text:list text:style-name="L1">
        <text:list-item>
          <text:p text:style-name="P15"><text:span text:style-name="T7">Your player LOSES points when they hit the danger.</text:span></text:p>
        </text:list-item>
      </text:list>
      <text:list text:style-name="L2">
        <text:list-item>
          <text:p text:style-name="P16">Zookeeper</text:p>
        </text:list-item>
        <text:list-item>
          <text:p text:style-name="P18">The Danger moves only to the left and right.</text:p>
        </text:list-item>
      </text:list>
      <text:p text:style-name="P19"/>
      <text:p text:style-name="P19"/>
      <text:p text:style-name="P19"/>
      <text:p text:style-name="P20"/>
      <text:p text:style-name="P21">Circle of Evaluation Practice<text:span text:style-name="T8"><text:tab/><text:tab/>Time: 5 minutes</text:span></text:p>
      <text:p text:style-name="P4">Don't forget to use the computer's symbols for things like multiply and divide!</text:p>
      <text:p text:style-name="P1"/>
      <table:table table:name="Table2" table:style-name="Table1">
        <table:table-column table:style-name="TableColumn1"/>
        <table:table-column table:style-name="TableColumn1"/>
        <table:table-column table:style-name="TableColumn1"/>
        <table:table-row>
          <table:table-cell table:style-name="TableCell1">
            <text:p text:style-name="P22"><text:span text:style-name="T9"/></text:p>
            <text:p text:style-name="P1"><text:s text:c="3"/>5 <text:s text:c="16"/>10</text:p>
            <text:p text:style-name="P1"/>
          </table:table-cell>
          <table:table-cell table:style-name="TableCell1">
            <text:p text:style-name="P22"><text:span text:style-name="T9">Circle of Evaluation</text:span></text:p>
          </table:table-cell>
          <table:table-cell table:style-name="TableCell1">
            <text:p text:style-name="P22"><text:span text:style-name="T9">Racket Code</text:span></text:p>
          </table:table-cell>
        </table:table-row>
        <table:table-row>
          <table:table-cell table:style-name="TableCell1">
            <text:p text:style-name="P23"><text:span text:style-name="T7"/></text:p>
            <text:p text:style-name="P23"><text:span text:style-name="T7">5 <text:s text:c="2"/>x <text:s text:c="2"/>10</text:span></text:p>
          </table:table-cell>
          <table:table-cell table:style-name="TableCell1">
            <text:p text:style-name="P24"><text:span text:style-name="T7"/></text:p>
            <text:p text:style-name="P1"/>
            <text:p text:style-name="P1">*</text:p>
            <text:p text:style-name="P1">5 <text:s text:c="22"/>10</text:p>
          </table:table-cell>
          <table:table-cell table:style-name="TableCell1">
            <text:p text:style-name="P25">(* <text:s text:c="2"/>5 <text:s text:c="2"/>10)</text:p>
          </table:table-cell>
        </table:table-row>
        <table:table-row>
          <table:table-cell table:style-name="TableCell1">
            <text:p text:style-name="P26"><text:span text:style-name="T7"/></text:p>
            <text:p text:style-name="P26"><text:span text:style-name="T7">8 + (5 <text:s/>x <text:s/>10)</text:span></text:p>
          </table:table-cell>
          <table:table-cell table:style-name="TableCell1">
            <text:p text:style-name="P27"><text:span text:style-name="T7"/></text:p>
            <text:p text:style-name="P1">+</text:p>
            <text:p text:style-name="P1">8</text:p>
            <text:p text:style-name="P1"/>
            <text:p text:style-name="P1"/>
            <text:p text:style-name="P1">*</text:p>
          </table:table-cell>
          <table:table-cell table:style-name="TableCell1">
            <text:p text:style-name="P28">(+ <text:s text:c="2"/>8 <text:s text:c="2"/>(* <text:s text:c="2"/>5 <text:s text:c="2"/>10) <text:s/>)</text:p>
          </table:table-cell>
        </table:table-row>
        <table:table-row>
          <table:table-cell table:style-name="TableCell1">
            <text:p text:style-name="P29"><text:span text:style-name="T7"/></text:p>
            <text:p text:style-name="P29"><text:span text:style-name="T7">(8 + 2) <text:s text:c="2"/>- <text:s text:c="2"/>(5 <text:s text:c="2"/>x <text:s/>10)</text:span></text:p>
          </table:table-cell>
          <table:table-cell table:style-name="TableCell1">
            <text:p text:style-name="P30"><text:span text:style-name="T7"/></text:p>
            <text:p text:style-name="P1"/>
            <text:p text:style-name="P1"/>
            <text:p text:style-name="P1"/>
            <text:p text:style-name="P1"/>
            <text:p text:style-name="P1"/>
            <text:p text:style-name="P1">-</text:p>
            <text:p text:style-name="P1">*</text:p>
            <text:p text:style-name="P1">+</text:p>
            <text:p text:style-name="P1"><text:s text:c="3"/>8 <text:s text:c="9"/>2</text:p>
            <text:p text:style-name="P1">5 <text:s text:c="11"/>10</text:p>
          </table:table-cell>
          <table:table-cell table:style-name="TableCell1">
            <text:p text:style-name="P31">(- <text:s text:c="2"/>(+ <text:s text:c="2"/>8 <text:s text:c="2"/>2) <text:s text:c="2"/>(* <text:s text:c="2"/>5 <text:s text:c="2"/>10) <text:s/>)</text:p>
          </table:table-cell>
        </table:table-row>
        <table:table-row>
          <table:table-cell table:style-name="TableCell1">
            <text:p text:style-name="P29"><text:span text:style-name="T7"/></text:p>
            <text:p text:style-name="P22"><text:span text:style-name="T10">5 <text:s/>x <text:s/>10</text:span></text:p>
            <text:p text:style-name="P32"><text:span text:style-name="T7">8 <text:s/>- <text:s/>2</text:span></text:p>
          </table:table-cell>
          <table:table-cell table:style-name="TableCell1">
            <text:p text:style-name="P30"><text:span text:style-name="T7"/></text:p>
            <text:p text:style-name="P1"/>
            <text:p text:style-name="P1"/>
            <text:p text:style-name="P1"/>
            <text:p text:style-name="P1"/>
            <text:p text:style-name="P1">/</text:p>
            <text:p text:style-name="P1">*</text:p>
            <text:p text:style-name="P1">-</text:p>
            <text:p text:style-name="P1"><text:s text:c="2"/>5 <text:s text:c="9"/>10</text:p>
            <text:p text:style-name="P1"><text:s text:c="2"/>8 <text:s text:c="13"/>2</text:p>
          </table:table-cell>
          <table:table-cell table:style-name="TableCell1">
            <text:p text:style-name="P31">(/ <text:s text:c="2"/>(* <text:s text:c="2"/>5 <text:s text:c="2"/>10) <text:s text:c="2"/>(- <text:s text:c="2"/>8 <text:s text:c="2"/>2) <text:s/>)</text:p>
          </table:table-cell>
        </table:table-row>
      </table:table>
      <text:p text:style-name="P33"><text:span text:style-name="T1">Lesson 2</text:span></text:p>
      <text:p text:style-name="P34">(draw Circles of Evaluation here if you need extra scratch paper)</text:p>
      <text:p text:style-name="P35"><text:s text:c="3"/><text:span text:style-name="T11">-</text:span></text:p>
      <table:table table:name="Table3" table:style-name="Table1">
        <table:table-column table:style-name="TableColumn1"/>
        <table:table-column table:style-name="TableColumn1"/>
        <table:table-column table:style-name="TableColumn1"/>
        <table:table-column table:style-name="TableColumn1"/>
        <table:table-row>
          <table:table-cell table:style-name="TableCell1">
            <text:p text:style-name="P36"><text:span text:style-name="T9"/></text:p>
          </table:table-cell>
          <table:table-cell table:style-name="TableCell1">
            <text:p text:style-name="P22"><text:span text:style-name="T9">Math</text:span></text:p>
          </table:table-cell>
          <table:table-cell table:style-name="TableCell1">
            <text:p text:style-name="P37"><text:span text:style-name="T9">-</text:span></text:p>
          </table:table-cell>
          <table:table-cell table:style-name="TableCell1">
            <text:p text:style-name="P22"><text:span text:style-name="T9">Racket Code</text:span></text:p>
          </table:table-cell>
        </table:table-row>
        <table:table-row>
          <table:table-cell table:style-name="TableCell1">
            <text:p text:style-name="P38"><text:span text:style-name="T7">Round 1</text:span></text:p>
          </table:table-cell>
          <table:table-cell table:style-name="TableCell1">
            <text:p text:style-name="P23"><text:span text:style-name="T7"/></text:p>
            <text:p text:style-name="P23"><text:span text:style-name="T7">(3 * 7) - (1 + 2)</text:span></text:p>
          </table:table-cell>
          <table:table-cell table:style-name="TableCell1">
            <text:p text:style-name="P24"><text:span text:style-name="T7"/></text:p>
            <text:p text:style-name="P1"/>
            <text:p text:style-name="P1"/>
            <text:p text:style-name="P1"/>
            <text:p text:style-name="P1"/>
            <text:p text:style-name="P39">*</text:p>
            <text:p text:style-name="P39">3 <text:s text:c="2"/>7</text:p>
            <text:p text:style-name="P39">+</text:p>
            <text:p text:style-name="P39">1 <text:s text:c="3"/>2</text:p>
          </table:table-cell>
          <table:table-cell table:style-name="TableCell1">
            <text:p text:style-name="P40"/>
          </table:table-cell>
        </table:table-row>
        <table:table-row>
          <table:table-cell table:style-name="TableCell1">
            <text:p text:style-name="P41"><text:span text:style-name="T7">Round 2</text:span></text:p>
          </table:table-cell>
          <table:table-cell table:style-name="TableCell1">
            <text:p text:style-name="P26"><text:span text:style-name="T7"/></text:p>
            <text:p text:style-name="P26"><text:span text:style-name="T7">3 - (1 + 2)</text:span></text:p>
          </table:table-cell>
          <table:table-cell table:style-name="TableCell1">
            <text:p text:style-name="P27"><text:span text:style-name="T7"/></text:p>
            <text:p text:style-name="P1"/>
            <text:p text:style-name="P39">+</text:p>
            <text:p text:style-name="P39">1 <text:s text:c="3"/>2</text:p>
            <text:p text:style-name="P1">3</text:p>
            <text:p text:style-name="P1"/>
          </table:table-cell>
          <table:table-cell table:style-name="TableCell1">
            <text:p text:style-name="P42"/>
          </table:table-cell>
        </table:table-row>
        <table:table-row>
          <table:table-cell table:style-name="TableCell1">
            <text:p text:style-name="P43"><text:span text:style-name="T7">Round 3</text:span></text:p>
          </table:table-cell>
          <table:table-cell table:style-name="TableCell1">
            <text:p text:style-name="P29"><text:span text:style-name="T7"/></text:p>
            <text:p text:style-name="P29"><text:span text:style-name="T7">3 - <text:s/>(1 + (5 * 6))</text:span></text:p>
          </table:table-cell>
          <table:table-cell table:style-name="TableCell1">
            <text:p text:style-name="P30"><text:span text:style-name="T7"/></text:p>
            <text:p text:style-name="P1"/>
            <text:p text:style-name="P1"/>
            <text:p text:style-name="P1"/>
            <text:p text:style-name="P1"/>
            <text:p text:style-name="P1"><text:s text:c="3"/><text:span text:style-name="T12">-</text:span></text:p>
            <text:p text:style-name="P44">+</text:p>
            <text:p text:style-name="P1"><text:s text:c="3"/><text:span text:style-name="T13">*</text:span></text:p>
            <text:p text:style-name="P45">3</text:p>
            <text:p text:style-name="P45">1</text:p>
            <text:p text:style-name="P1"/>
          </table:table-cell>
          <table:table-cell table:style-name="TableCell1">
            <text:p text:style-name="P46"><text:s/>5 <text:s text:c="4"/>6</text:p>
          </table:table-cell>
        </table:table-row>
        <table:table-row>
          <table:table-cell table:style-name="TableCell1">
            <text:p text:style-name="P43"><text:span text:style-name="T7">Round 4</text:span></text:p>
          </table:table-cell>
          <table:table-cell table:style-name="TableCell1">
            <text:p text:style-name="P29"><text:span text:style-name="T7"/></text:p>
            <text:p text:style-name="P29"><text:span text:style-name="T7">(1 + (5 * 6)) - 3</text:span></text:p>
          </table:table-cell>
          <table:table-cell table:style-name="TableCell1">
            <text:p text:style-name="P30"><text:span text:style-name="T7"/></text:p>
            <text:p text:style-name="P1"/>
            <text:p text:style-name="P1"/>
            <text:p text:style-name="P1"/>
            <text:p text:style-name="P1"><text:s text:c="5"/><text:span text:style-name="T12">-</text:span></text:p>
            <text:p text:style-name="P45"><text:s text:c="10"/>+</text:p>
            <text:p text:style-name="P1"/>
            <text:p text:style-name="P45">1 <text:s text:c="7"/></text:p>
            <text:p text:style-name="P1"/>
            <text:p text:style-name="P39">*</text:p>
            <text:p text:style-name="P39">5 <text:s text:c="6"/>6</text:p>
          </table:table-cell>
          <table:table-cell table:style-name="TableCell1">
            <text:p text:style-name="P46">3</text:p>
            <text:p text:style-name="P1"/>
          </table:table-cell>
        </table:table-row>
      </table:table>
      <text:p text:style-name="P33"><text:span text:style-name="T1">Lesson 3</text:span></text:p>
      <text:p text:style-name="P47"><text:span text:style-name="T1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8">Fast Functions</text:p>
      <text:p text:style-name="P11"><text:s text:c="13"/>bc <text:s text:c="9"/>19 <text:s text:c="14"/>(circle <text:s/>19 <text:s/>“solid” <text:s/>“blue” )</text:p>
      <text:p text:style-name="P11"><text:s text:c="13"/>bc <text:s text:c="9"/>43 <text:s text:c="14"/>(circle <text:s/>43 <text:s/>“solid” <text:s/>“blue” )</text:p>
      <text:p text:style-name="P11"><text:s text:c="13"/>bc <text:s text:c="8"/>size <text:s text:c="12"/>(circle <text:s/>size <text:s/>“solid” <text:s/>“blue” )</text:p>
      <text:p text:style-name="P11"><text:s text:c="9"/>double <text:s text:c="9"/>3 <text:s text:c="14"/>(* <text:s/>2 <text:s text:c="2"/>3 )</text:p>
      <text:p text:style-name="P11"><text:s text:c="9"/>double <text:s text:c="9"/>9 <text:s text:c="14"/>(* <text:s/>2 <text:s text:c="2"/>9 )</text:p>
      <text:p text:style-name="P11"><text:s text:c="9"/>double <text:s text:c="5"/>num <text:s text:c="14"/>(* <text:s/>2 <text:s text:c="2"/>num )</text:p>
      <table:table table:name="Table4" table:style-name="Table1">
        <table:table-column table:style-name="TableColumn1"/>
        <table:table-row>
          <table:table-cell table:style-name="TableCell1">
            <text:p text:style-name="P49"><text:s text:c="14"/>gt <text:s text:c="28"/>number <text:s text:c="25"/>image</text:p>
            <text:p text:style-name="P50"><text:span text:style-name="T15"><text:s text:c="20"/></text:span>name <text:s text:c="35"/>domain <text:s text:c="48"/>range</text:p>
          </table:table-cell>
        </table:table-row>
        <table:table-row>
          <table:table-cell table:style-name="TableCell1">
            <text:p text:style-name="P51"><text:s text:c="14"/>gt <text:s text:c="9"/>500 <text:s text:c="13"/>(triangle <text:s text:c="2"/>500 <text:s text:c="2"/>“solid” <text:s text:c="2"/>“green” )</text:p>
          </table:table-cell>
        </table:table-row>
        <table:table-row>
          <table:table-cell table:style-name="TableCell1">
            <text:p text:style-name="P51"><text:s text:c="14"/>gt <text:s text:c="12"/>7 <text:s text:c="14"/>(triangle <text:s text:c="4"/>7 <text:s text:c="4"/>“solid” <text:s text:c="2"/>“green” )</text:p>
          </table:table-cell>
        </table:table-row>
        <table:table-row>
          <table:table-cell table:style-name="TableCell1">
            <text:p text:style-name="P51"><text:s text:c="13"/>gt <text:s text:c="9"/>size <text:s text:c="12"/>(triangle <text:s text:c="2"/>size <text:s text:c="2"/>“solid” <text:s/>“green” )</text:p>
          </table:table-cell>
        </table:table-row>
        <table:table-row>
          <table:table-cell table:style-name="TableCell1">
            <text:p text:style-name="P49"><text:s text:c="14"/>bc <text:s text:c="28"/>number <text:s text:c="25"/>image</text:p>
            <text:p text:style-name="P50"><text:span text:style-name="T15"><text:s text:c="20"/></text:span>name <text:s text:c="35"/>domain <text:s text:c="48"/>range</text:p>
          </table:table-cell>
        </table:table-row>
        <table:table-row>
          <table:table-cell table:style-name="TableCell1">
            <text:p text:style-name="P52">(EXAMPLE (______ ______) <text:s/>________________________)</text:p>
          </table:table-cell>
        </table:table-row>
        <table:table-row>
          <table:table-cell table:style-name="TableCell1">
            <text:p text:style-name="P52">(EXAMPLE (______ ______) <text:s/>________________________)</text:p>
          </table:table-cell>
        </table:table-row>
        <table:table-row>
          <table:table-cell table:style-name="TableCell1">
            <text:p text:style-name="P52">(define <text:s/>(______ ______) <text:s/>________________________)</text:p>
          </table:table-cell>
        </table:table-row>
        <table:table-row>
          <table:table-cell table:style-name="TableCell1">
            <text:p text:style-name="P49"><text:s text:c="9"/>double <text:s text:c="27"/>number <text:s text:c="24"/>number</text:p>
            <text:p text:style-name="P50"><text:span text:style-name="T15"><text:s text:c="20"/></text:span>name <text:s text:c="35"/>domain <text:s text:c="48"/>range</text:p>
          </table:table-cell>
        </table:table-row>
        <table:table-row>
          <table:table-cell table:style-name="TableCell1">
            <text:p text:style-name="P52">(EXAMPLE (______ ______) <text:s/>________________________)</text:p>
          </table:table-cell>
        </table:table-row>
        <table:table-row>
          <table:table-cell table:style-name="TableCell1">
            <text:p text:style-name="P52">(EXAMPLE (______ ______) <text:s/>________________________)</text:p>
          </table:table-cell>
        </table:table-row>
        <table:table-row>
          <table:table-cell table:style-name="TableCell1">
            <text:p text:style-name="P52">(define <text:s/>(______ ______) <text:s/>________________________)</text:p>
          </table:table-cell>
        </table:table-row>
        <table:table-row>
          <table:table-cell table:style-name="TableCell1">
            <text:p text:style-name="P53">; _________________:_________________ -&gt; ________________</text:p>
            <text:p text:style-name="P50"><text:s text:c="22"/>name <text:s text:c="35"/>domain <text:s text:c="48"/>range</text:p>
          </table:table-cell>
        </table:table-row>
        <table:table-row>
          <table:table-cell table:style-name="TableCell1">
            <text:p text:style-name="P52">(EXAMPLE (______ ______) <text:s/>________________________)</text:p>
          </table:table-cell>
        </table:table-row>
        <table:table-row>
          <table:table-cell table:style-name="TableCell1">
            <text:p text:style-name="P52">(EXAMPLE (______ ______) <text:s/>________________________)</text:p>
          </table:table-cell>
        </table:table-row>
        <table:table-row>
          <table:table-cell table:style-name="TableCell1">
            <text:p text:style-name="P52">(define <text:s/>(______ ______) <text:s/>________________________)</text:p>
          </table:table-cell>
        </table:table-row>
      </table:table>
      <text:p text:style-name="P48">Fast Functions</text:p>
      <text:p text:style-name="P1"/>
      <table:table table:name="Table5" table:style-name="Table1">
        <table:table-column table:style-name="TableColumn1"/>
        <table:table-row>
          <table:table-cell table:style-name="TableCell1">
            <text:p text:style-name="P53">; _________________:_________________ -&gt; ________________</text:p>
            <text:p text:style-name="P50"><text:s text:c="22"/>name <text:s text:c="35"/>domain <text:s text:c="48"/>range</text:p>
          </table:table-cell>
        </table:table-row>
        <table:table-row>
          <table:table-cell table:style-name="TableCell1">
            <text:p text:style-name="P54">(EXAMPLE (______ ______) <text:s/>________________________)</text:p>
          </table:table-cell>
        </table:table-row>
        <table:table-row>
          <table:table-cell table:style-name="TableCell1">
            <text:p text:style-name="P54">(EXAMPLE (______ ______) <text:s/>________________________)</text:p>
          </table:table-cell>
        </table:table-row>
        <table:table-row>
          <table:table-cell table:style-name="TableCell1">
            <text:p text:style-name="P54">(define <text:s/>(______ ______) <text:s/>________________________)</text:p>
          </table:table-cell>
        </table:table-row>
        <table:table-row>
          <table:table-cell table:style-name="TableCell1">
            <text:p text:style-name="P53">; _________________:_________________ -&gt; ________________</text:p>
            <text:p text:style-name="P50"><text:s text:c="22"/>name <text:s text:c="35"/>domain <text:s text:c="48"/>range</text:p>
          </table:table-cell>
        </table:table-row>
        <table:table-row>
          <table:table-cell table:style-name="TableCell1">
            <text:p text:style-name="P52">(EXAMPLE (______ ______) <text:s/>________________________)</text:p>
          </table:table-cell>
        </table:table-row>
        <table:table-row>
          <table:table-cell table:style-name="TableCell1">
            <text:p text:style-name="P52">(EXAMPLE (______ ______) <text:s/>________________________)</text:p>
          </table:table-cell>
        </table:table-row>
        <table:table-row>
          <table:table-cell table:style-name="TableCell1">
            <text:p text:style-name="P52">(define <text:s/>(______ ______) <text:s/>________________________)</text:p>
          </table:table-cell>
        </table:table-row>
        <table:table-row>
          <table:table-cell table:style-name="TableCell1">
            <text:p text:style-name="P53">; _________________:_________________ -&gt; ________________</text:p>
            <text:p text:style-name="P50"><text:s text:c="22"/>name <text:s text:c="35"/>domain <text:s text:c="48"/>range</text:p>
          </table:table-cell>
        </table:table-row>
        <table:table-row>
          <table:table-cell table:style-name="TableCell1">
            <text:p text:style-name="P52">(EXAMPLE (______ ______) <text:s/>________________________)</text:p>
          </table:table-cell>
        </table:table-row>
        <table:table-row>
          <table:table-cell table:style-name="TableCell1">
            <text:p text:style-name="P52">(EXAMPLE (______ ______) <text:s/>________________________)</text:p>
          </table:table-cell>
        </table:table-row>
        <table:table-row>
          <table:table-cell table:style-name="TableCell1">
            <text:p text:style-name="P52">(define <text:s/>(______ ______) <text:s/>________________________)</text:p>
          </table:table-cell>
        </table:table-row>
        <table:table-row>
          <table:table-cell table:style-name="TableCell1">
            <text:p text:style-name="P55">; _________________:_________________ -&gt; ________________</text:p>
            <text:p text:style-name="P50"><text:s text:c="22"/>name <text:s text:c="35"/>domain <text:s text:c="48"/>range</text:p>
          </table:table-cell>
        </table:table-row>
        <table:table-row>
          <table:table-cell table:style-name="TableCell1">
            <text:p text:style-name="P52">(EXAMPLE (______ ______) <text:s/>________________________)</text:p>
          </table:table-cell>
        </table:table-row>
        <table:table-row>
          <table:table-cell table:style-name="TableCell1">
            <text:p text:style-name="P52">(EXAMPLE (______ ______) <text:s/>________________________)</text:p>
          </table:table-cell>
        </table:table-row>
        <table:table-row>
          <table:table-cell table:style-name="TableCell1">
            <text:p text:style-name="P52">(define <text:s/>(______ ______) <text:s/>________________________)</text:p>
          </table:table-cell>
        </table:table-row>
      </table:table>
      <text:p text:style-name="P33"><text:span text:style-name="T1">Lesson 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7"><text:span text:style-name="T1"/></text:p>
      <text:p text:style-name="P56">Design Recipe</text:p>
      <text:p text:style-name="P57"><text:span text:style-name="T9"/></text:p>
      <text:p text:style-name="P57"><text:span text:style-name="T9">Word Problem: rocket-height</text:span></text:p>
      <text:p text:style-name="P57"><text:span text:style-name="T7">A rocket blasts off, traveling at 7 meters per second. Write a function called “rocket-height” that takes in the number of seconds that have passed since the rocket took off, and which produces the height of the rocket at that time.</text:span></text:p>
      <text:p text:style-name="P36"/>
      <text:p text:style-name="P12"><text:span text:style-name="T1">Contract+Purpose Statement</text:span></text:p>
      <text:p text:style-name="P36">Every contract has three parts:</text:p>
      <text:p text:style-name="P36"/>
      <text:p text:style-name="P36"/>
      <text:p text:style-name="P36"><text:span text:style-name="T12">;</text:span><text:s/>__<text:span text:style-name="T3">rocket-height</text:span>__ <text:span text:style-name="T12">:</text:span><text:s/>___<text:span text:style-name="T3">number</text:span>__________ <text:span text:style-name="T12">-&gt;</text:span><text:s/>__<text:span text:style-name="T3">number</text:span>____</text:p>
      <text:p text:style-name="P58"><text:span text:style-name="T16"><text:tab/></text:span>name<text:tab/><text:tab/><text:tab/><text:tab/><text:tab/><text:tab/>Domain<text:tab/><text:tab/><text:tab/><text:tab/><text:s text:c="4"/>Range</text:p>
      <text:p text:style-name="P58"/>
      <text:p text:style-name="P59"><text:span text:style-name="T17">;</text:span><text:span text:style-name="T18"><text:s/></text:span><text:span text:style-name="T19">Takes the number of seconds passed since take-off, and produce current height</text:span></text:p>
      <text:p text:style-name="P58"><text:tab/><text:tab/><text:tab/><text:tab/><text:tab/>What does the function do?<text:tab/><text:tab/><text:tab/><text:tab/><text:s text:c="4"/></text:p>
      <text:p text:style-name="P12"><text:span text:style-name="T1">Give Examples</text:span></text:p>
      <text:p text:style-name="P36">On the computer, write an example of your function in action, using EXAMPLE.</text:p>
      <text:p text:style-name="P60"/>
      <text:p text:style-name="P1">(<text:span text:style-name="T17">EXAMPLE <text:tab/>(</text:span>___<text:span text:style-name="T3">rocket-height 0</text:span>____________________________)<text:span text:style-name="T17"><text:s/></text:span></text:p>
      <text:p text:style-name="P61"><text:span text:style-name="T16"><text:s/></text:span>the user types…<text:tab/></text:p>
      <text:p text:style-name="P61"/>
      <text:p text:style-name="P1"><text:tab/>____<text:span text:style-name="T3">(* 7 0) )</text:span>___________________________________________________</text:p>
      <text:p text:style-name="P62">..…which should become</text:p>
      <text:p text:style-name="P63"/>
      <text:p text:style-name="P64"/>
      <text:p text:style-name="P64"/>
      <text:p text:style-name="P1">(<text:span text:style-name="T17">EXAMPLE<text:tab/>(</text:span>___<text:span text:style-name="T3">rocket-height 4</text:span>___________________________<text:span text:style-name="T17">) </text:span></text:p>
      <text:p text:style-name="P61"><text:span text:style-name="T16"><text:s/></text:span>the user types…<text:tab/></text:p>
      <text:p text:style-name="P63"/>
      <text:p text:style-name="P63"/>
      <text:p text:style-name="P1">____<text:span text:style-name="T3">(* 7 4) )</text:span>_______________________________</text:p>
      <text:p text:style-name="P62">..…which should become</text:p>
      <text:p text:style-name="P12"><text:span text:style-name="T1">Function </text:span></text:p>
      <text:list text:style-name="L1">
        <text:list-item>
          <text:p text:style-name="P14">Write the Definition, giving variable names to all your input values. </text:p>
        </text:list-item>
        <text:list-item>
          <text:p text:style-name="P14"/>
        </text:list-item>
      </text:list>
      <text:p text:style-name="P65">(define (__<text:span text:style-name="T20">rocket-height</text:span><text:s/>__ <text:s text:c="3"/>__<text:span text:style-name="T20">time</text:span>__)</text:p>
      <text:p text:style-name="P58"><text:span text:style-name="T16"><text:tab/><text:tab/><text:s text:c="5"/></text:span>function name<text:tab/><text:tab/><text:tab/><text:s text:c="5"/>variable names</text:p>
      <text:p text:style-name="P65"><text:tab/>______<text:span text:style-name="T20">(* 7 time))</text:span>______________________________</text:p>
      <text:p text:style-name="P66"><text:tab/><text:tab/><text:tab/><text:s/></text:p>
      <text:p text:style-name="P56">Design Recipe</text:p>
      <text:list text:style-name="L1">
        <text:list-item>
          <text:p text:style-name="P14"><text:span text:style-name="T7"/></text:p>
        </text:list-item>
      </text:list>
      <text:p text:style-name="P57"><text:span text:style-name="T9">Word Problem: red-square</text:span></text:p>
      <text:p text:style-name="P57"><text:span text:style-name="T7">Use the Design Recipe to write a function </text:span><text:span text:style-name="T21">red-square,</text:span><text:span text:style-name="T22"><text:s/></text:span><text:span text:style-name="T7">which takes in a number (the size of the square) and outputs a solid red rectangle whose length and width are the same size. </text:span></text:p>
      <text:p text:style-name="P12"><text:span text:style-name="T1">Contract+Purpose Statement</text:span></text:p>
      <text:p text:style-name="P36">Every contract has three parts:</text:p>
      <text:p text:style-name="P36"/>
      <text:p text:style-name="P36"/>
      <text:p text:style-name="P36"><text:span text:style-name="T12">;</text:span><text:s/>__<text:span text:style-name="T23">red-square</text:span>________________ <text:span text:style-name="T12">:</text:span><text:s/>____<text:span text:style-name="T23">number</text:span>____ <text:span text:style-name="T12">-&gt;</text:span><text:s/>__<text:span text:style-name="T23">image</text:span>____________</text:p>
      <text:p text:style-name="P58"><text:span text:style-name="T16"><text:tab/>N</text:span>ame<text:tab/><text:tab/><text:tab/><text:tab/><text:tab/><text:tab/>Domain<text:tab/><text:tab/><text:tab/><text:tab/><text:s text:c="4"/>Range</text:p>
      <text:p text:style-name="P58"/>
      <text:p text:style-name="P67"><text:span text:style-name="T17">;</text:span><text:span text:style-name="T18"><text:s/>___</text:span>Draws a solid red square of the size given<text:span text:style-name="T18">_______________________</text:span></text:p>
      <text:p text:style-name="P58"><text:tab/><text:tab/><text:tab/><text:tab/><text:tab/>What does the function do?<text:tab/><text:tab/><text:tab/><text:tab/><text:s text:c="4"/></text:p>
      <text:p text:style-name="P12"><text:span text:style-name="T1">Give Examples</text:span></text:p>
      <text:p text:style-name="P36">On the computer, write an example of your function in action, using EXAMPLE</text:p>
      <text:p text:style-name="P60"/>
      <text:p text:style-name="P67"><text:span text:style-name="T24">(EXAMPLE<text:tab/>(</text:span><text:span text:style-name="T25">___</text:span>red-square 5_<text:span text:style-name="T25">_____</text:span><text:span text:style-name="T24">) </text:span></text:p>
      <text:p text:style-name="P61"><text:span text:style-name="T16"><text:s/></text:span>the user says…<text:tab/></text:p>
      <text:p text:style-name="P61"/>
      <text:p text:style-name="P61"/>
      <text:p text:style-name="P63"><text:tab/></text:p>
      <text:p text:style-name="P63"/>
      <text:p text:style-name="P67"><text:span text:style-name="T25">___</text:span>(rectangle 5 5 “solid” “red”))<text:span text:style-name="T25">_____</text:span></text:p>
      <text:p text:style-name="P62">..…Racket replies</text:p>
      <text:p text:style-name="P63"/>
      <text:p text:style-name="P64"/>
      <text:p text:style-name="P64"/>
      <text:p text:style-name="P1"><text:span text:style-name="T11">(EXAMPLE<text:tab/>(</text:span>__<text:span text:style-name="T26">red-square 6</text:span>_________________________________________<text:span text:style-name="T11">) </text:span></text:p>
      <text:p text:style-name="P61"><text:span text:style-name="T16"><text:s/></text:span>the user says…<text:tab/></text:p>
      <text:p text:style-name="P61"/>
      <text:p text:style-name="P61"/>
      <text:p text:style-name="P63"><text:tab/></text:p>
      <text:p text:style-name="P63"/>
      <text:p text:style-name="P67"><text:span text:style-name="T25">___</text:span>(rectangle 6 6 “solid” “red”))<text:span text:style-name="T25">____________________</text:span></text:p>
      <text:p text:style-name="P62">..…Racket turns that into</text:p>
      <text:p text:style-name="P12"><text:span text:style-name="T1">Definition</text:span></text:p>
      <text:list text:style-name="L1">
        <text:list-item>
          <text:p text:style-name="P14">Write the Definition, giving variable names to all your input values. </text:p>
        </text:list-item>
        <text:list-item>
          <text:p text:style-name="P14"/>
        </text:list-item>
      </text:list>
      <text:p text:style-name="P1"><text:span text:style-name="T11">(define (</text:span>_<text:span text:style-name="T26">red-square</text:span>____________<text:tab/><text:tab/>___<text:span text:style-name="T26">size_</text:span>__________<text:span text:style-name="T11">)</text:span></text:p>
      <text:p text:style-name="P58"><text:span text:style-name="T16"><text:tab/><text:tab/><text:s text:c="5"/></text:span>function name<text:tab/><text:tab/><text:tab/><text:s text:c="5"/>variable names</text:p>
      <text:p text:style-name="P65"/>
      <text:p text:style-name="P67"><text:span text:style-name="T25"><text:tab/>____</text:span>(rectangle size size “solid” “red”))<text:span text:style-name="T25">____________</text:span><text:span text:style-name="T27"><text:tab/><text:tab/><text:tab/><text:s/></text:span></text:p>
      <text:p text:style-name="P56">Design Recipe</text:p>
      <text:list text:style-name="L1">
        <text:list-item>
          <text:p text:style-name="P14"><text:span text:style-name="T7"/></text:p>
        </text:list-item>
      </text:list>
      <text:p text:style-name="P57"><text:span text:style-name="T9">Word Problem: yard-area</text:span></text:p>
      <text:p text:style-name="P36"><text:span text:style-name="T7">Use the Design Recipe to write a function </text:span><text:span text:style-name="T21">yard-area</text:span><text:span text:style-name="T7">, which takes in the width and length of a yard, and returns the area of the yard. <text:line-break/></text:span></text:p>
      <text:p text:style-name="P57"><text:span text:style-name="T7"><text:tab/>(Don’t forget: <text:s text:c="2"/>area = length * width !)</text:span></text:p>
      <text:p text:style-name="P12"><text:span text:style-name="T1">Contract+Purpose Statement</text:span></text:p>
      <text:p text:style-name="P36">Every contract has three parts:</text:p>
      <text:p text:style-name="P36"/>
      <text:p text:style-name="P36"/>
      <text:p text:style-name="P36"><text:span text:style-name="T12">;</text:span><text:s/>___<text:span text:style-name="T23">yard-area</text:span>_____ <text:span text:style-name="T12">:</text:span><text:s/>____<text:span text:style-name="T23">number number</text:span>________________ <text:span text:style-name="T12">-&gt;</text:span><text:s/>____<text:span text:style-name="T23">number</text:span>____</text:p>
      <text:p text:style-name="P58"><text:span text:style-name="T16"><text:tab/></text:span>name<text:tab/><text:tab/><text:tab/><text:tab/><text:tab/><text:tab/>Domain<text:tab/><text:tab/><text:tab/><text:tab/><text:s text:c="4"/>Range</text:p>
      <text:p text:style-name="P58"/>
      <text:p text:style-name="P68"><text:span text:style-name="T15">;</text:span><text:span text:style-name="T18"><text:s/></text:span>Takes in length and width of a yard and gives back its area</text:p>
      <text:p text:style-name="P58"><text:tab/><text:tab/><text:tab/><text:tab/><text:tab/>What does the function do?<text:tab/><text:tab/><text:tab/><text:tab/><text:s text:c="4"/></text:p>
      <text:p text:style-name="P12"><text:span text:style-name="T1">Give Examples</text:span></text:p>
      <text:p text:style-name="P36">On the computer, write an example of your function in action, using EXAMPLE.</text:p>
      <text:p text:style-name="P60"/>
      <text:p text:style-name="P1">(EXAMPLE<text:tab/>(____<text:span text:style-name="T23">yard-area <text:s text:c="2"/>5 <text:s text:c="2"/>3</text:span>_______________________________________) </text:p>
      <text:p text:style-name="P61"><text:span text:style-name="T16"><text:s/></text:span>Use the function here<text:tab/></text:p>
      <text:p text:style-name="P61"/>
      <text:p text:style-name="P61"/>
      <text:p text:style-name="P1">__<text:span text:style-name="T23">(* <text:s/>5 <text:s/>3) )</text:span>_________________________________</text:p>
      <text:p text:style-name="P69">find another way to get the same result here</text:p>
      <text:p text:style-name="P63"/>
      <text:p text:style-name="P64"/>
      <text:p text:style-name="P64"/>
      <text:p text:style-name="P1">(EXAMPLE<text:tab/>(_____<text:span text:style-name="T23">yard-area <text:s text:c="4"/>8</text:span><text:s text:c="3"/><text:span text:style-name="T23"><text:s/>2</text:span><text:s/>_______________________________) </text:p>
      <text:p text:style-name="P61"><text:span text:style-name="T16"><text:s/></text:span>Use the function here…<text:tab/></text:p>
      <text:p text:style-name="P63"/>
      <text:p text:style-name="P70">_____<text:span text:style-name="T23">(* <text:s/>8 <text:s/>2) )</text:span>____________________________________________</text:p>
      <text:p text:style-name="P69">find another way to get the same result here</text:p>
      <text:p text:style-name="P12"><text:span text:style-name="T1">Definition</text:span></text:p>
      <text:list text:style-name="L1">
        <text:list-item>
          <text:p text:style-name="P14">Write the Definition, giving variable names to all your input values. </text:p>
        </text:list-item>
        <text:list-item>
          <text:p text:style-name="P14"/>
        </text:list-item>
      </text:list>
      <text:p text:style-name="P65">(define (_<text:span text:style-name="T20">yard-area</text:span>_____ <text:s text:c="4"/>__<text:span text:style-name="T20">length</text:span><text:s text:c="3"/><text:span text:style-name="T20">width</text:span>_______)</text:p>
      <text:p text:style-name="P58"><text:span text:style-name="T16"><text:tab/><text:tab/><text:s text:c="5"/></text:span>function name<text:tab/><text:tab/><text:tab/><text:s text:c="5"/>variable names</text:p>
      <text:p text:style-name="P65"/>
      <text:p text:style-name="P65"><text:tab/>___<text:span text:style-name="T20">( * length width) )</text:span>____________________________</text:p>
      <text:p text:style-name="P58"><text:tab/><text:tab/><text:tab/></text:p>
      <text:p text:style-name="P33"><text:span text:style-name="T1">Lesson 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6">Design Recipe</text:p>
      <text:list text:style-name="L1">
        <text:list-item>
          <text:p text:style-name="P14"><text:span text:style-name="T7"/></text:p>
        </text:list-item>
      </text:list>
      <text:p text:style-name="P57"><text:span text:style-name="T9">Word Problem: update-danger</text:span></text:p>
      <text:list text:style-name="L1">
        <text:list-item>
          <text:p text:style-name="P14"><text:span text:style-name="T7">Use the Design Recipe to write a function </text:span><text:span text:style-name="T21">update-danger</text:span><text:span text:style-name="T7">, which takes in the danger's x-coordinate and produces the next x-coordinate, which is 50 pixels to the left. <text:line-break/></text:span></text:p>
        </text:list-item>
      </text:list>
      <text:p text:style-name="P12"><text:span text:style-name="T1">Contract+Purpose Statement</text:span></text:p>
      <text:p text:style-name="P36">Every contract has three parts:</text:p>
      <text:p text:style-name="P36"/>
      <text:p text:style-name="P36"/>
      <text:p text:style-name="P36"><text:span text:style-name="T12">;</text:span><text:s/>___<text:span text:style-name="T23">update-danger</text:span>____ <text:span text:style-name="T12">:</text:span><text:s/>_<text:span text:style-name="T23">number</text:span>_____ <text:span text:style-name="T12">-&gt;</text:span><text:s/>__<text:span text:style-name="T23">number</text:span>____________</text:p>
      <text:p text:style-name="P58"><text:span text:style-name="T16"><text:tab/></text:span>name<text:tab/><text:tab/><text:tab/><text:tab/><text:tab/><text:tab/>Domain<text:tab/><text:tab/><text:tab/><text:tab/><text:s text:c="4"/>Range</text:p>
      <text:p text:style-name="P58"/>
      <text:p text:style-name="P71"><text:span text:style-name="T17">;</text:span><text:span text:style-name="T18"><text:s/>____</text:span>Takes in danger's current x-coordinate and adds 50 to it<text:span text:style-name="T18">_____</text:span></text:p>
      <text:p text:style-name="P58"><text:tab/><text:tab/><text:tab/><text:tab/><text:tab/>What does the function do?<text:tab/><text:tab/><text:tab/><text:tab/><text:s text:c="4"/></text:p>
      <text:p text:style-name="P12"><text:span text:style-name="T1">Give Examples</text:span></text:p>
      <text:p text:style-name="P36">On the computer, write an example of your function in action, using EXAMPLE.</text:p>
      <text:p text:style-name="P60"/>
      <text:p text:style-name="P64">(EXAMPLE<text:tab/>(___<text:span text:style-name="T20">update-danger 500</text:span>_______) </text:p>
      <text:p text:style-name="P61"><text:span text:style-name="T16"><text:s/></text:span>Use the function here<text:tab/></text:p>
      <text:p text:style-name="P61"/>
      <text:p text:style-name="P61"/>
      <text:p text:style-name="P63"><text:tab/></text:p>
      <text:p text:style-name="P63"/>
      <text:p text:style-name="P70">___<text:span text:style-name="T20">(- 500 50))</text:span>____________</text:p>
      <text:p text:style-name="P69">find another way to get the same result here</text:p>
      <text:p text:style-name="P63"/>
      <text:p text:style-name="P64"/>
      <text:p text:style-name="P64"/>
      <text:p text:style-name="P64">(EXAMPLE<text:tab/>(__<text:span text:style-name="T20">update-danger 140</text:span>__________________) </text:p>
      <text:p text:style-name="P61"><text:span text:style-name="T16"><text:s/></text:span>Use the function here…<text:tab/></text:p>
      <text:p text:style-name="P61"/>
      <text:p text:style-name="P63"/>
      <text:p text:style-name="P70">___<text:span text:style-name="T20">(- 140 50))</text:span>_____________________________</text:p>
      <text:p text:style-name="P69">find another way to get the same result here</text:p>
      <text:p text:style-name="P12"><text:span text:style-name="T1">Definition</text:span></text:p>
      <text:list text:style-name="L1">
        <text:list-item>
          <text:p text:style-name="P14">Write the Definition, giving variable names to all your input values. </text:p>
        </text:list-item>
        <text:list-item>
          <text:p text:style-name="P14"/>
        </text:list-item>
      </text:list>
      <text:p text:style-name="P65">(define (_<text:span text:style-name="T20">update-danger</text:span>____ <text:s text:c="4"/>_<text:span text:style-name="T20">dangerX</text:span>_____)</text:p>
      <text:p text:style-name="P58"><text:span text:style-name="T16"><text:tab/><text:tab/><text:s text:c="5"/></text:span>function name<text:tab/><text:tab/><text:tab/><text:s text:c="5"/>variable names</text:p>
      <text:p text:style-name="P65"/>
      <text:p text:style-name="P65"><text:tab/>__<text:span text:style-name="T20">(- dangerX 50))</text:span>____________________</text:p>
      <text:p text:style-name="P58"><text:tab/><text:tab/><text:tab/><text:s/></text:p>
      <text:p text:style-name="P56">Design Recipe</text:p>
      <text:p text:style-name="P57"><text:span text:style-name="T9">Word Problem: update-target</text:span></text:p>
      <text:p text:style-name="P57"><text:span text:style-name="T9"/></text:p>
      <text:list text:style-name="L1">
        <text:list-item>
          <text:p text:style-name="P14"><text:span text:style-name="T7">Write a function </text:span><text:span text:style-name="T21">update-target</text:span><text:span text:style-name="T7">, which takes in the target's x-coordinate and produces the next x-coordinate, which is 50 pixels to the right. <text:line-break/></text:span></text:p>
        </text:list-item>
      </text:list>
      <text:p text:style-name="P12"><text:span text:style-name="T1">Contract+Purpose Statement</text:span></text:p>
      <text:p text:style-name="P36">Every contract has three parts:</text:p>
      <text:p text:style-name="P36"/>
      <text:p text:style-name="P36"/>
      <text:p text:style-name="P36"><text:span text:style-name="T12">;</text:span><text:s/>___<text:span text:style-name="T23">update-target</text:span>__ <text:span text:style-name="T12">:</text:span><text:s/>__<text:span text:style-name="T23">number</text:span>______ <text:span text:style-name="T12">-&gt;</text:span><text:s/>___<text:span text:style-name="T23">number</text:span>___________</text:p>
      <text:p text:style-name="P58"><text:span text:style-name="T16"><text:tab/></text:span>name<text:tab/><text:tab/><text:tab/><text:tab/><text:tab/><text:tab/>Domain<text:tab/><text:tab/><text:tab/><text:tab/><text:s text:c="4"/>Range</text:p>
      <text:p text:style-name="P58"/>
      <text:p text:style-name="P71"><text:span text:style-name="T17">;</text:span><text:span text:style-name="T18"><text:s/>__</text:span>Takes in the target's current x-coordinate and adds 50 to it<text:span text:style-name="T18">__</text:span></text:p>
      <text:p text:style-name="P58"><text:tab/><text:tab/><text:tab/><text:tab/><text:tab/>What does the function do?<text:tab/><text:tab/><text:tab/><text:tab/><text:s text:c="4"/></text:p>
      <text:p text:style-name="P12"><text:span text:style-name="T1">Give Examples</text:span></text:p>
      <text:p text:style-name="P36">On the computer, write an example of your function in action, using EXAMPLE.</text:p>
      <text:p text:style-name="P60"/>
      <text:p text:style-name="P64">(EXAMPLE<text:tab/>(____<text:span text:style-name="T20">update-target 60</text:span>____________________) </text:p>
      <text:p text:style-name="P61"><text:span text:style-name="T16"><text:s/></text:span>Use the function here<text:tab/></text:p>
      <text:p text:style-name="P61"/>
      <text:p text:style-name="P61"/>
      <text:p text:style-name="P63"><text:tab/></text:p>
      <text:p text:style-name="P63"/>
      <text:p text:style-name="P70">____<text:span text:style-name="T20">(+ 60 50))</text:span>________________________</text:p>
      <text:p text:style-name="P69">find another way to get the same result here</text:p>
      <text:p text:style-name="P63"/>
      <text:p text:style-name="P64"/>
      <text:p text:style-name="P64"/>
      <text:p text:style-name="P64">(EXAMPLE<text:tab/>(_____update-target 125___________________) </text:p>
      <text:p text:style-name="P61"><text:span text:style-name="T16"><text:s/></text:span>Use the function here…<text:tab/></text:p>
      <text:p text:style-name="P61"/>
      <text:p text:style-name="P63"/>
      <text:p text:style-name="P70">_____(+ 125 50))________________________</text:p>
      <text:p text:style-name="P69">find another way to get the same result here</text:p>
      <text:p text:style-name="P12"><text:span text:style-name="T1">Definition</text:span></text:p>
      <text:list text:style-name="L1">
        <text:list-item>
          <text:p text:style-name="P14">Write the Definition, giving variable names to all your input values. </text:p>
        </text:list-item>
        <text:list-item>
          <text:p text:style-name="P14"/>
        </text:list-item>
      </text:list>
      <text:p text:style-name="P65">(define (_<text:span text:style-name="T20">update-target</text:span>_ <text:s text:c="4"/>__<text:span text:style-name="T20">targetX</text:span>____)</text:p>
      <text:p text:style-name="P58"><text:span text:style-name="T16"><text:tab/><text:tab/><text:s text:c="5"/></text:span>function name<text:tab/><text:tab/><text:tab/><text:s text:c="5"/>variable names</text:p>
      <text:p text:style-name="P65"/>
      <text:p text:style-name="P65"><text:tab/>____<text:span text:style-name="T20">(+ targetX 50))</text:span>________________</text:p>
      <text:p text:style-name="P58"><text:tab/><text:tab/><text:tab/><text:s/></text:p>
      <text:p text:style-name="P33"><text:span text:style-name="T1">Lesson</text:span><text:span text:style-name="T28"><text:s/>6</text:span></text:p>
      <text:p text:style-name="P1"/>
      <text:p text:style-name="P48">Protecting Sam</text:p>
      <text:list text:style-name="L1">
        <text:list-item>
          <text:p text:style-name="P14"/>
        </text:list-item>
      </text:list>
      <text:list text:style-name="L2">
        <text:list-item>
          <text:p text:style-name="P72">Sam is in a 640 x 480 yard. <text:s text:c="2"/>How far he can go to the left and right before he's out of sight?</text:p>
        </text:list-item>
      </text:list>
      <text:p text:style-name="P22"/>
      <text:p text:style-name="P22"/>
      <text:list text:style-name="L2">
        <text:list-item>
          <text:p text:style-name="P73">(&gt; <text:s text:c="2"/>x <text:s/>-50)</text:p>
        </text:list-item>
        <text:list-item>
          <text:p text:style-name="P14"/>
        </text:list-item>
        <text:list-item>
          <text:p text:style-name="P13">( &lt; <text:s text:c="4"/>x <text:s text:c="3"/>690 )</text:p>
        </text:list-item>
        <text:list-item>
          <text:p text:style-name="P72">A piece of Sam is still visible on the right as long as...<text:tab/><text:tab/>________________</text:p>
        </text:list-item>
      </text:list>
      <text:p text:style-name="P22"/>
      <text:p text:style-name="P22"/>
      <text:list text:style-name="L2">
        <text:list-item>
          <text:p text:style-name="P72">Draw the Circle of Evaluation for these two expressions in the circles below:</text:p>
        </text:list-item>
      </text:list>
      <text:list text:style-name="L1">
        <text:list-item>
          <text:p text:style-name="P14"/>
        </text:list-item>
      </text:list>
      <text:p text:style-name="P36"/>
      <text:p text:style-name="P74">&gt;</text:p>
      <text:p text:style-name="P39"/>
      <text:p text:style-name="P39"/>
      <text:p text:style-name="P75">x <text:s text:c="14"/>-50</text:p>
      <text:p text:style-name="P36"/>
      <text:p text:style-name="P36"/>
      <text:p text:style-name="P36"/>
      <text:p text:style-name="P36"/>
      <text:list text:style-name="L2">
        <text:list-item>
          <text:p text:style-name="P14"/>
        </text:list-item>
      </text:list>
      <text:list text:style-name="L1">
        <text:list-item>
          <text:p text:style-name="P14"/>
        </text:list-item>
        <text:list-item>
          <text:p text:style-name="P14"/>
        </text:list-item>
      </text:list>
      <text:list text:style-name="L2">
        <text:list-item>
          <text:p text:style-name="P14"/>
        </text:list-item>
        <text:list-item>
          <text:p text:style-name="P76">&lt;</text:p>
        </text:list-item>
        <text:list-item>
          <text:p text:style-name="P77"/>
        </text:list-item>
        <text:list-item>
          <text:p text:style-name="P77"/>
        </text:list-item>
        <text:list-item>
          <text:p text:style-name="P76">x <text:tab/><text:tab/><text:tab/>690</text:p>
        </text:list-item>
      </text:list>
      <text:p text:style-name="P36"/>
      <text:p text:style-name="P36"/>
      <text:p text:style-name="P36"/>
      <text:p text:style-name="P36"/>
      <text:p text:style-name="P36"/>
      <text:p text:style-name="P36"/>
      <text:p text:style-name="P36"/>
      <text:list text:style-name="L1">
        <text:list-item>
          <text:p text:style-name="P78"/>
        </text:list-item>
      </text:list>
      <text:p text:style-name="P44"><text:line-break/><text:line-break/><text:line-break/></text:p>
      <text:p text:style-name="P56">Design Recipe</text:p>
      <text:list text:style-name="L1">
        <text:list-item>
          <text:p text:style-name="P14"><text:span text:style-name="T7"/></text:p>
        </text:list-item>
      </text:list>
      <text:p text:style-name="P57"><text:span text:style-name="T9">Word Problem: safe-left?</text:span></text:p>
      <text:p text:style-name="P57"><text:span text:style-name="T9"/></text:p>
      <text:p text:style-name="P57"><text:span text:style-name="T7">Use the Design Recipe to write a function safe</text:span><text:span text:style-name="T22">-left?</text:span><text:span text:style-name="T7">, which takes an x-coordinate and checks to see if it is greater than -50. </text:span></text:p>
      <text:p text:style-name="P12"><text:span text:style-name="T1">Contract+Purpose Statement</text:span></text:p>
      <text:p text:style-name="P36">Every contract has three parts:</text:p>
      <text:p text:style-name="P36"/>
      <text:p text:style-name="P36"/>
      <text:p text:style-name="P36"><text:span text:style-name="T12">;</text:span><text:s/>___<text:span text:style-name="T23">safe-left?</text:span>_________ <text:span text:style-name="T12">:</text:span><text:s/>___________<text:span text:style-name="T23">number</text:span>___________ <text:span text:style-name="T12">-&gt;</text:span><text:s/>___<text:span text:style-name="T23">boolean</text:span>__</text:p>
      <text:p text:style-name="P58"><text:span text:style-name="T16"><text:tab/></text:span>name<text:tab/><text:tab/><text:tab/><text:tab/><text:tab/><text:tab/>Domain<text:tab/><text:tab/><text:tab/><text:tab/><text:s text:c="4"/>Range</text:p>
      <text:p text:style-name="P58"/>
      <text:p text:style-name="P71"><text:span text:style-name="T17">;</text:span><text:span text:style-name="T18"><text:s/>__</text:span>Takes in the x-coordinate and checks if it's greater than -50<text:span text:style-name="T18">__</text:span></text:p>
      <text:p text:style-name="P58"><text:tab/><text:tab/><text:tab/><text:tab/><text:tab/>What does the function do?<text:tab/><text:tab/><text:tab/><text:tab/><text:s text:c="4"/></text:p>
      <text:p text:style-name="P12"><text:span text:style-name="T1">Give Examples</text:span></text:p>
      <text:p text:style-name="P36">On the computer, write an example of your function in action, using EXAMPLE.</text:p>
      <text:p text:style-name="P60"/>
      <text:p text:style-name="P64">(EXAMPLE<text:tab/>(__safe<text:span text:style-name="T20">-left? 20</text:span>_________________________) </text:p>
      <text:p text:style-name="P61"><text:span text:style-name="T16"><text:s/></text:span>Use the function here<text:tab/></text:p>
      <text:p text:style-name="P58"><text:tab/></text:p>
      <text:p text:style-name="P63"/>
      <text:p text:style-name="P70">_____<text:span text:style-name="T20">(&gt; 20 -50))</text:span>_______________</text:p>
      <text:p text:style-name="P69">find another way to get the same result here</text:p>
      <text:p text:style-name="P63"/>
      <text:p text:style-name="P64"/>
      <text:p text:style-name="P64"/>
      <text:p text:style-name="P64">(EXAMPLE<text:tab/>(___safe<text:span text:style-name="T20">-left? -200</text:span>________________________) </text:p>
      <text:p text:style-name="P61"><text:span text:style-name="T16"><text:s/></text:span>Use the function here…<text:tab/></text:p>
      <text:p text:style-name="P63"><text:tab/></text:p>
      <text:p text:style-name="P63"/>
      <text:p text:style-name="P70">____<text:span text:style-name="T20">(&gt; -200 -50))</text:span>_____________________________</text:p>
      <text:p text:style-name="P69">find another way to get the same result here</text:p>
      <text:p text:style-name="P12"><text:span text:style-name="T1">Definition</text:span></text:p>
      <text:list text:style-name="L1">
        <text:list-item>
          <text:p text:style-name="P14">Write the Definition, giving variable names to all your input values. </text:p>
        </text:list-item>
        <text:list-item>
          <text:p text:style-name="P14"/>
        </text:list-item>
      </text:list>
      <text:p text:style-name="P65">(define (_____<text:span text:style-name="T20">safe-left?</text:span>__ <text:s text:c="4"/>_______<text:span text:style-name="T20">x</text:span>_____)</text:p>
      <text:p text:style-name="P58"><text:span text:style-name="T16"><text:tab/><text:tab/><text:s text:c="5"/></text:span>function name<text:tab/><text:tab/><text:tab/><text:s text:c="5"/>variable names</text:p>
      <text:p text:style-name="P65"/>
      <text:p text:style-name="P65"><text:tab/>____<text:span text:style-name="T20">(&gt; x -50))</text:span>____________________________</text:p>
      <text:p text:style-name="P79"><text:span text:style-name="T1"><text:s/></text:span></text:p>
      <text:p text:style-name="P56">Design Recipe</text:p>
      <text:list text:style-name="L1">
        <text:list-item>
          <text:p text:style-name="P14"><text:span text:style-name="T7"/></text:p>
        </text:list-item>
      </text:list>
      <text:p text:style-name="P57"><text:span text:style-name="T9">Word Problem: safe-right?</text:span></text:p>
      <text:p text:style-name="P57"><text:span text:style-name="T9"/></text:p>
      <text:p text:style-name="P57"><text:span text:style-name="T7">Use the Design Recipe to write a function </text:span><text:span text:style-name="T21">safe-right?</text:span><text:span text:style-name="T7">, which takes an x-coordinate and checks to see if it is less than 690. </text:span></text:p>
      <text:p text:style-name="P12"><text:span text:style-name="T1">Contract+Purpose Statement</text:span></text:p>
      <text:p text:style-name="P36">Every contract has three parts:</text:p>
      <text:p text:style-name="P36"/>
      <text:p text:style-name="P36"><text:span text:style-name="T12">;</text:span><text:s/>______<text:span text:style-name="T29">safe-right?</text:span>_____ <text:span text:style-name="T12">:</text:span><text:s/>_________<text:span text:style-name="T29">number</text:span>_____________ <text:span text:style-name="T12">-&gt;</text:span><text:s/>____<text:span text:style-name="T29">boolean</text:span>____</text:p>
      <text:p text:style-name="P58"><text:span text:style-name="T16"><text:tab/></text:span>name<text:tab/><text:tab/><text:tab/><text:tab/><text:tab/><text:tab/>Domain<text:tab/><text:tab/><text:tab/><text:tab/><text:s text:c="4"/>Range</text:p>
      <text:p text:style-name="P58"/>
      <text:p text:style-name="P11"><text:span text:style-name="T17">;</text:span><text:span text:style-name="T18"><text:s/>______</text:span>takes in the x-coordinate and checks if it is less than 690<text:span text:style-name="T18">_____________</text:span></text:p>
      <text:p text:style-name="P58"><text:tab/><text:tab/><text:tab/><text:tab/><text:tab/>What does the function do?<text:tab/><text:tab/><text:tab/><text:tab/><text:s text:c="4"/></text:p>
      <text:p text:style-name="P12"><text:span text:style-name="T1">Give Examples</text:span></text:p>
      <text:p text:style-name="P36">On the computer, write an example of your function in action, using EXAMPLE.</text:p>
      <text:p text:style-name="P60"/>
      <text:p text:style-name="P64">(EXAMPLE<text:tab/>(____safe<text:span text:style-name="T20">-right? 350</text:span>________) </text:p>
      <text:p text:style-name="P61"><text:span text:style-name="T16"><text:s/></text:span>Use the function here<text:tab/></text:p>
      <text:p text:style-name="P61"/>
      <text:p text:style-name="P63"/>
      <text:p text:style-name="P80"><text:span text:style-name="T15">____</text:span>(&lt; <text:s text:c="2"/>350 <text:s text:c="4"/>690))<text:span text:style-name="T15">_______</text:span></text:p>
      <text:p text:style-name="P69">find another way to get the same result here</text:p>
      <text:p text:style-name="P63"/>
      <text:p text:style-name="P64"/>
      <text:p text:style-name="P64"/>
      <text:p text:style-name="P64">(EXAMPLE<text:tab/>(____safe<text:span text:style-name="T20">-right? 900</text:span>_____________) </text:p>
      <text:p text:style-name="P61"><text:span text:style-name="T16"><text:s/></text:span>Use the function here…<text:tab/></text:p>
      <text:p text:style-name="P61"/>
      <text:p text:style-name="P61"/>
      <text:p text:style-name="P63"><text:tab/></text:p>
      <text:p text:style-name="P63"/>
      <text:p text:style-name="P80"><text:span text:style-name="T15">______</text:span>(&lt; <text:s text:c="2"/>900 <text:s text:c="4"/>690))<text:span text:style-name="T15">________</text:span></text:p>
      <text:p text:style-name="P69">find another way to get the same result here</text:p>
      <text:p text:style-name="P12"><text:span text:style-name="T1">Definition</text:span></text:p>
      <text:list text:style-name="L1">
        <text:list-item>
          <text:p text:style-name="P14">Write the Definition, giving variable names to all your input values. </text:p>
        </text:list-item>
        <text:list-item>
          <text:p text:style-name="P14"/>
        </text:list-item>
      </text:list>
      <text:p text:style-name="P65">(define (____safe-right?_____ <text:s text:c="4"/>__x__)</text:p>
      <text:p text:style-name="P58"><text:span text:style-name="T16"><text:tab/><text:tab/><text:s text:c="5"/></text:span>function name<text:tab/><text:tab/><text:tab/><text:s text:c="5"/>variable names</text:p>
      <text:p text:style-name="P65"><text:tab/>___<text:span text:style-name="T20">(&lt; <text:s text:c="2"/>x <text:s text:c="2"/>690))</text:span>___________________</text:p>
      <text:p text:style-name="P65"/>
      <text:p text:style-name="P65"/>
      <text:p text:style-name="P48">and / or</text:p>
      <text:p text:style-name="P1"/>
      <text:p text:style-name="P22"><text:span text:style-name="T14">Write the Circles of Evaluation for these statements, and then convert them to Racket</text:span></text:p>
      <text:list text:style-name="L3">
        <text:list-item>
          <text:list>
            <text:list-item>
              <text:p text:style-name="P81">Two is less than five, <text:span text:style-name="T10">and</text:span><text:s/>zero is equal to six.</text:p>
            </text:list-item>
          </text:list>
        </text:list-item>
      </text:list>
      <text:p text:style-name="P82"/>
      <text:p text:style-name="P82"/>
      <text:p text:style-name="P75">and</text:p>
      <text:p text:style-name="P39"/>
      <text:p text:style-name="P75">&lt; <text:tab/><text:tab/><text:s text:c="4"/>=</text:p>
      <text:p text:style-name="P39"/>
      <text:p text:style-name="P75">2<text:tab/>5 <text:tab/><text:s text:c="4"/>0 <text:s text:c="4"/>6</text:p>
      <text:p text:style-name="P82"/>
      <text:p text:style-name="P82"/>
      <text:p text:style-name="P82"/>
      <text:p text:style-name="P82"/>
      <text:p text:style-name="P82"/>
      <text:p text:style-name="P1"/>
      <text:p text:style-name="P82"/>
      <text:p text:style-name="P82"/>
      <text:p text:style-name="P11"><text:span text:style-name="T1">(and (&lt; <text:s/>2 <text:s/>5) (= <text:s/>0 <text:s/>6) )</text:span></text:p>
      <text:p text:style-name="P82"/>
      <text:p text:style-name="P82"/>
      <text:p text:style-name="P82"/>
      <text:p text:style-name="P82"/>
      <text:p text:style-name="P82"/>
      <text:p text:style-name="P82"/>
      <text:p text:style-name="P82"/>
      <text:p text:style-name="P82"/>
      <text:p text:style-name="P82"/>
      <text:p text:style-name="P82"/>
      <text:p text:style-name="P82"><text:s text:c="22"/></text:p>
      <text:p text:style-name="P82"/>
      <text:p text:style-name="P82"/>
      <text:list text:style-name="L3">
        <text:list-item>
          <text:list>
            <text:list-item>
              <text:p text:style-name="P81">Two is less than four <text:span text:style-name="T10">or</text:span><text:s/>four is equal to six.</text:p>
            </text:list-item>
          </text:list>
        </text:list-item>
      </text:list>
      <text:p text:style-name="P82"/>
      <text:p text:style-name="P82"/>
      <text:p text:style-name="P83">or</text:p>
      <text:p text:style-name="P39"/>
      <text:p text:style-name="P75">&lt;<text:tab/><text:tab/><text:s text:c="5"/>=</text:p>
      <text:p text:style-name="P39"/>
      <text:p text:style-name="P75">2<text:tab/>4<text:tab/><text:tab/>4<text:tab/>6</text:p>
      <text:p text:style-name="P82"/>
      <text:p text:style-name="P82"/>
      <text:p text:style-name="P82"/>
      <text:p text:style-name="P82"/>
      <text:p text:style-name="P11"><text:span text:style-name="T1">(or <text:s/>(&lt; <text:s/>2 <text:s/>4) (= <text:s/>4 <text:s/>6) )</text:span></text:p>
      <text:p text:style-name="P82"/>
      <text:p text:style-name="P82"/>
      <text:p text:style-name="P1"/>
      <text:p text:style-name="P82"/>
      <text:p text:style-name="P82"/>
      <text:p text:style-name="P82"/>
      <text:p text:style-name="P82"/>
      <text:p text:style-name="P82"/>
      <text:p text:style-name="P82"/>
      <text:p text:style-name="P82"/>
      <text:p text:style-name="P82"/>
      <text:p text:style-name="P82"/>
      <text:p text:style-name="P82"/>
      <text:p text:style-name="P84"><text:span text:style-name="T1"><text:s text:c="10"/></text:span></text:p>
      <text:p text:style-name="P85"/>
      <text:p text:style-name="P56">Design Recipe</text:p>
      <text:list text:style-name="L1">
        <text:list-item>
          <text:p text:style-name="P14"><text:span text:style-name="T7"/></text:p>
        </text:list-item>
      </text:list>
      <text:p text:style-name="P57"><text:span text:style-name="T9">Word Problem: onscreen?</text:span></text:p>
      <text:p text:style-name="P57"><text:span text:style-name="T9"/></text:p>
      <text:p text:style-name="P57"><text:span text:style-name="T7">Use the Design Recipe to write a function </text:span><text:span text:style-name="T21">onscreen?</text:span><text:span text:style-name="T7">, which takes in an x-coordinate and checks to see if Sam is safe on the left </text:span><text:span text:style-name="T19">and</text:span><text:span text:style-name="T7"><text:s/>safe on the right.</text:span></text:p>
      <text:p text:style-name="P12"><text:span text:style-name="T1">Contract+Purpose Statement</text:span></text:p>
      <text:p text:style-name="P36">Every contract has three parts:</text:p>
      <text:p text:style-name="P36"/>
      <text:p text:style-name="P36"/>
      <text:p text:style-name="P36"><text:span text:style-name="T12">;</text:span><text:s/>____<text:span text:style-name="T23">onscreen?</text:span>____ <text:span text:style-name="T12">:</text:span><text:s/>___<text:span text:style-name="T23">number</text:span>____ <text:span text:style-name="T12">-&gt;</text:span><text:s/>___<text:span text:style-name="T23">boolean</text:span>___</text:p>
      <text:p text:style-name="P58"><text:span text:style-name="T16"><text:tab/></text:span>name<text:tab/><text:tab/><text:tab/><text:tab/><text:tab/><text:tab/>Domain<text:tab/><text:tab/><text:tab/><text:tab/><text:s text:c="4"/>Range</text:p>
      <text:p text:style-name="P58"/>
      <text:p text:style-name="P86"><text:span text:style-name="T17">;</text:span><text:span text:style-name="T18"><text:s/>_</text:span>Takes in the x-coordinate and checks if target is protected on the /left and the right<text:span text:style-name="T18">_</text:span></text:p>
      <text:p text:style-name="P58"><text:tab/><text:tab/><text:tab/><text:tab/><text:tab/>What does the function do?<text:tab/><text:tab/><text:tab/><text:tab/><text:s text:c="4"/></text:p>
      <text:p text:style-name="P12"><text:span text:style-name="T1">Give Examples</text:span></text:p>
      <text:p text:style-name="P36">On the computer, write an example of your function in action, using EXAMPLE.</text:p>
      <text:p text:style-name="P60"/>
      <text:p text:style-name="P64">(EXAMPLE<text:tab/>(_____<text:span text:style-name="T20">onscreen? 900</text:span>_______) </text:p>
      <text:p text:style-name="P61"><text:span text:style-name="T16"><text:s/></text:span>Use the function here<text:tab/></text:p>
      <text:p text:style-name="P61"/>
      <text:p text:style-name="P61"/>
      <text:p text:style-name="P80"><text:span text:style-name="T15">_____(</text:span>and (safe-left? 900) (safe-right? 900)))<text:span text:style-name="T15">___</text:span></text:p>
      <text:p text:style-name="P69">find another way to get the same result here</text:p>
      <text:p text:style-name="P63"/>
      <text:p text:style-name="P64"/>
      <text:p text:style-name="P64"/>
      <text:p text:style-name="P64">(EXAMPLE<text:tab/>(___<text:span text:style-name="T20">onscreen? 355</text:span>____________________) </text:p>
      <text:p text:style-name="P61"><text:span text:style-name="T16"><text:s/></text:span>Use the function here…<text:tab/></text:p>
      <text:p text:style-name="P61"/>
      <text:p text:style-name="P63"/>
      <text:p text:style-name="P80"><text:span text:style-name="T15">____</text:span>(and (safe-left? 355) (safe-right? 355)))<text:span text:style-name="T15">_________</text:span></text:p>
      <text:p text:style-name="P69">find another way to get the same result here</text:p>
      <text:p text:style-name="P12"><text:span text:style-name="T1">Definition</text:span></text:p>
      <text:list text:style-name="L1">
        <text:list-item>
          <text:p text:style-name="P14">Write the Definition, giving variable names to all your input values. </text:p>
        </text:list-item>
        <text:list-item>
          <text:p text:style-name="P14"/>
        </text:list-item>
      </text:list>
      <text:p text:style-name="P65">(define (__<text:span text:style-name="T20">onscreen?_ <text:s text:c="4"/>_x</text:span>_____________)</text:p>
      <text:p text:style-name="P58"><text:span text:style-name="T16"><text:tab/><text:tab/><text:s text:c="5"/></text:span>function name<text:tab/><text:tab/><text:tab/><text:s text:c="5"/>variable names</text:p>
      <text:p text:style-name="P65"/>
      <text:p text:style-name="P68"><text:span text:style-name="T15"><text:tab/>____</text:span>(and (safe-left? x) (safe-right? x)))<text:span text:style-name="T15">_________</text:span></text:p>
      <text:p text:style-name="P79"><text:span text:style-name="T1"><text:s/></text:span></text:p>
      <text:p text:style-name="P33"><text:span text:style-name="T1">Lesson 7</text:span></text:p>
      <text:p text:style-name="P8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6">Design Recipe</text:p>
      <text:list text:style-name="L1">
        <text:list-item>
          <text:p text:style-name="P14"><text:span text:style-name="T7"/></text:p>
        </text:list-item>
      </text:list>
      <text:p text:style-name="P57"><text:span text:style-name="T9">Word Problem: cost</text:span></text:p>
      <text:p text:style-name="P57"><text:span text:style-name="T9"/></text:p>
      <text:p text:style-name="P36"><text:span text:style-name="T7">Luigi’s Pizza has hired you as a programmer. They offer “pepperoni” ($10.50), “cheese” ($9.00), “chicken” ($11.25) and “broccoli” ($10.25). Write a function called cost which takes in the name of a topping and outputs the cost of a pizza with that topping.</text:span></text:p>
      <text:p text:style-name="P12"><text:span text:style-name="T1">Contract+Purpose Statement</text:span></text:p>
      <text:p text:style-name="P36">Every contract has three parts:</text:p>
      <text:p text:style-name="P36"><text:span text:style-name="T12">;</text:span><text:s/>___<text:span text:style-name="T23">cost</text:span>___ <text:span text:style-name="T12">:</text:span><text:s/><text:tab/><text:tab/><text:tab/>___<text:span text:style-name="T13">string</text:span>__________ <text:span text:style-name="T12">-&gt;</text:span><text:s/>_____<text:span text:style-name="T13">number</text:span>_________</text:p>
      <text:p text:style-name="P58"><text:span text:style-name="T16"><text:tab/></text:span>name<text:tab/><text:tab/><text:tab/><text:tab/><text:tab/>Domain<text:tab/><text:tab/><text:tab/><text:tab/><text:s text:c="4"/>Range</text:p>
      <text:p text:style-name="P12"><text:span text:style-name="T1">Give Examples</text:span></text:p>
      <text:p text:style-name="P36">On the computer, write an example of your function for <text:span text:style-name="T19">each topping</text:span>, using EXAMPLE.</text:p>
      <text:p text:style-name="P64">(EXAMPLE<text:tab/>(___cost “pepperoni”_______) <text:s/>____<text:span text:style-name="T20">10.50</text:span>_____________)</text:p>
      <text:p text:style-name="P58"><text:span text:style-name="T16"><text:tab/><text:tab/><text:tab/></text:span>Use the function here<text:tab/><text:tab/><text:tab/><text:tab/>What should the function produce?</text:p>
      <text:p text:style-name="P88"/>
      <text:p text:style-name="P64">(EXAMPLE<text:tab/>(__<text:span text:style-name="T20">cost “cheese”</text:span>_________) <text:s/>______<text:span text:style-name="T20">9.00</text:span>_____________)</text:p>
      <text:p text:style-name="P58"><text:span text:style-name="T16"><text:tab/><text:tab/><text:tab/></text:span>Use the function here<text:tab/><text:tab/><text:tab/><text:tab/>What should the function produce?</text:p>
      <text:p text:style-name="P88"/>
      <text:p text:style-name="P64">(EXAMPLE<text:tab/>(__<text:span text:style-name="T20">cost “chicken”</text:span>______) <text:s/>________<text:span text:style-name="T20">11.25</text:span>_____________)</text:p>
      <text:p text:style-name="P58"><text:span text:style-name="T16"><text:tab/><text:tab/><text:tab/></text:span>Use the function here<text:tab/><text:tab/><text:tab/><text:tab/>What should the function produce?</text:p>
      <text:p text:style-name="P88"/>
      <text:p text:style-name="P64">(EXAMPLE<text:tab/>(___<text:span text:style-name="T20">cost “broccoli”</text:span>_____) <text:s/>_______<text:span text:style-name="T20">10.25</text:span>_____________)</text:p>
      <text:p text:style-name="P58"><text:span text:style-name="T16"><text:tab/><text:tab/><text:tab/></text:span>Use the function here<text:tab/><text:tab/><text:tab/><text:tab/>What should the function produce?</text:p>
      <text:p text:style-name="P12"><text:span text:style-name="T1">Definition</text:span></text:p>
      <text:list text:style-name="L1">
        <text:list-item>
          <text:p text:style-name="P14">Write the Definition, giving variable names to all your input values. </text:p>
        </text:list-item>
      </text:list>
      <text:p text:style-name="P65">(define (__<text:span text:style-name="T20">cost</text:span>___ <text:s text:c="4"/>____<text:span text:style-name="T20">topping</text:span>____)</text:p>
      <text:p text:style-name="P58"><text:span text:style-name="T16"><text:tab/><text:tab/><text:s text:c="5"/></text:span>function name<text:tab/><text:tab/><text:tab/><text:s text:c="5"/>variable names</text:p>
      <text:p text:style-name="P58"><text:tab/><text:span text:style-name="T29">(cond</text:span>___________</text:p>
      <table:table table:name="Table6" table:style-name="Table1">
        <table:table-column table:style-name="TableColumn1"/>
        <table:table-column table:style-name="TableColumn1"/>
        <table:table-row>
          <table:table-cell table:style-name="TableCell1">
            <text:p text:style-name="P11"><text:span text:style-name="T1">[(string=? “pepperoni” topping)</text:span></text:p>
          </table:table-cell>
          <table:table-cell table:style-name="TableCell1">
            <text:p text:style-name="P11"><text:span text:style-name="T1">10.50]</text:span></text:p>
          </table:table-cell>
        </table:table-row>
        <table:table-row>
          <table:table-cell table:style-name="TableCell1">
            <text:p text:style-name="P11"><text:span text:style-name="T1">[(string=? “cheese” topping)</text:span></text:p>
          </table:table-cell>
          <table:table-cell table:style-name="TableCell1">
            <text:p text:style-name="P11"><text:span text:style-name="T1">9.00]</text:span></text:p>
          </table:table-cell>
        </table:table-row>
        <table:table-row>
          <table:table-cell table:style-name="TableCell1">
            <text:p text:style-name="P11"><text:span text:style-name="T1">[(string=? “chicken” topping)</text:span></text:p>
          </table:table-cell>
          <table:table-cell table:style-name="TableCell1">
            <text:p text:style-name="P11"><text:span text:style-name="T1">11.25]</text:span></text:p>
          </table:table-cell>
        </table:table-row>
        <table:table-row>
          <table:table-cell table:style-name="TableCell1">
            <text:p text:style-name="P11"><text:span text:style-name="T1">[(string=? “broccoli” topping)</text:span></text:p>
          </table:table-cell>
          <table:table-cell table:style-name="TableCell1">
            <text:p text:style-name="P11"><text:span text:style-name="T1">10.25]</text:span></text:p>
          </table:table-cell>
        </table:table-row>
        <table:table-row>
          <table:table-cell table:style-name="TableCell1">
            <text:p text:style-name="P11"><text:span text:style-name="T1">[else</text:span></text:p>
          </table:table-cell>
          <table:table-cell table:style-name="TableCell1">
            <text:p text:style-name="P11"><text:span text:style-name="T1">100000000]</text:span>)<text:span text:style-name="T13">)</text:span></text:p>
          </table:table-cell>
        </table:table-row>
        <table:table-row>
          <table:table-cell table:style-name="TableCell1">
            <text:p text:style-name="P11"><text:span text:style-name="T1"/></text:p>
          </table:table-cell>
          <table:table-cell table:style-name="TableCell1">
            <text:p text:style-name="P11"><text:span text:style-name="T1"/></text:p>
          </table:table-cell>
        </table:table-row>
      </table:table>
      <text:p text:style-name="P89"><text:s/></text:p>
      <text:p text:style-name="P56">Design Recipe</text:p>
      <text:list text:style-name="L1">
        <text:list-item>
          <text:p text:style-name="P14"><text:span text:style-name="T7"/></text:p>
        </text:list-item>
      </text:list>
      <text:p text:style-name="P57"><text:span text:style-name="T9">Word Problem: update-player</text:span></text:p>
      <text:p text:style-name="P57"><text:span text:style-name="T9"/></text:p>
      <text:p text:style-name="P57"><text:span text:style-name="T7">Write a function called </text:span><text:span text:style-name="T10">update-player</text:span><text:span text:style-name="T7">, which takes in the player’s y-coordinate and the name of the key pressed, and returns the new y-coordinate.</text:span></text:p>
      <text:p text:style-name="P12"><text:span text:style-name="T1">Contract+Purpose Statement</text:span></text:p>
      <text:p text:style-name="P36">Every contract has three parts:</text:p>
      <text:p text:style-name="P36"/>
      <text:p text:style-name="P36"><text:span text:style-name="T12">;</text:span><text:s/>___update-player___________ <text:span text:style-name="T12">:</text:span><text:s/>_____number string_________ <text:span text:style-name="T12">-&gt;</text:span><text:s/>___number___________</text:p>
      <text:p text:style-name="P58"><text:span text:style-name="T16"><text:tab/></text:span>name<text:tab/><text:tab/><text:tab/><text:tab/><text:tab/><text:tab/>Domain<text:tab/><text:tab/><text:tab/><text:tab/><text:s text:c="4"/>Range</text:p>
      <text:p text:style-name="P12"><text:span text:style-name="T1">Give Examples</text:span></text:p>
      <text:p text:style-name="P36">On the computer, write an example of your function for <text:span text:style-name="T19">each key</text:span>, using EXAMPLE. </text:p>
      <text:p text:style-name="P58"/>
      <text:p text:style-name="P58"/>
      <text:p text:style-name="P64">(EXAMPLE<text:tab/>(_update-player <text:s text:c="2"/>40 <text:s text:c="4"/>“up”__) <text:s/>__(+ <text:s text:c="2"/>40 <text:s/>20)________)_</text:p>
      <text:p text:style-name="P58"><text:span text:style-name="T16"><text:tab/><text:tab/><text:tab/></text:span>Use the function here<text:tab/><text:tab/><text:tab/><text:tab/>What should the function produce?</text:p>
      <text:p text:style-name="P58"/>
      <text:p text:style-name="P58"/>
      <text:p text:style-name="P88"/>
      <text:p text:style-name="P88"/>
      <text:p text:style-name="P88"/>
      <text:p text:style-name="P64">(EXAMPLE<text:tab/>(__update-player 400 “down”_) <text:s/>__(- <text:s text:c="2"/>400 <text:s text:c="2"/>20)_______)_</text:p>
      <text:p text:style-name="P58"><text:span text:style-name="T16"><text:tab/><text:tab/><text:tab/></text:span>Use the function here<text:tab/><text:tab/><text:tab/><text:tab/>What should the function produce?</text:p>
      <text:p text:style-name="P12"><text:span text:style-name="T1">Definition</text:span></text:p>
      <text:list text:style-name="L1">
        <text:list-item>
          <text:p text:style-name="P14">Write the Definition, giving variable names to all your input values. </text:p>
        </text:list-item>
        <text:list-item>
          <text:p text:style-name="P14"/>
        </text:list-item>
      </text:list>
      <text:p text:style-name="P65">(define (_update-player__ <text:s text:c="4"/>_playerY key_)</text:p>
      <text:p text:style-name="P58"><text:span text:style-name="T16"><text:tab/><text:tab/><text:s text:c="5"/></text:span>function name<text:tab/><text:tab/><text:tab/><text:s text:c="5"/>variable names</text:p>
      <text:p text:style-name="P58"/>
      <text:p text:style-name="P58"/>
      <text:p text:style-name="P65"><text:span text:style-name="T30"><text:tab/></text:span>(cond____________________________</text:p>
      <text:p text:style-name="P58"/>
      <table:table table:name="Table7" table:style-name="Table1">
        <table:table-column table:style-name="TableColumn1"/>
        <table:table-column table:style-name="TableColumn1"/>
        <table:table-row>
          <table:table-cell table:style-name="TableCell1">
            <text:p text:style-name="P45"><text:span text:style-name="T1">[(string=? “up” key)</text:span></text:p>
          </table:table-cell>
          <table:table-cell table:style-name="TableCell1">
            <text:p text:style-name="P45"><text:span text:style-name="T1">(+ playerY 20)]</text:span></text:p>
          </table:table-cell>
        </table:table-row>
        <table:table-row>
          <table:table-cell table:style-name="TableCell1">
            <text:p text:style-name="P45"><text:span text:style-name="T1">[(string=? “down” key)</text:span></text:p>
          </table:table-cell>
          <table:table-cell table:style-name="TableCell1">
            <text:p text:style-name="P45"><text:span text:style-name="T1">(- playerY 20)]</text:span></text:p>
          </table:table-cell>
        </table:table-row>
        <table:table-row>
          <table:table-cell table:style-name="TableCell1">
            <text:p text:style-name="P45"><text:span text:style-name="T1">[else</text:span></text:p>
          </table:table-cell>
          <table:table-cell table:style-name="TableCell1">
            <text:p text:style-name="P45"><text:span text:style-name="T1">playerY]</text:span>)<text:span text:style-name="T13">)</text:span></text:p>
          </table:table-cell>
        </table:table-row>
        <table:table-row>
          <table:table-cell table:style-name="TableCell1">
            <text:p text:style-name="P71"><text:span text:style-name="T1"/></text:p>
          </table:table-cell>
          <table:table-cell table:style-name="TableCell1">
            <text:p text:style-name="P71"><text:span text:style-name="T1"/></text:p>
          </table:table-cell>
        </table:table-row>
        <table:table-row>
          <table:table-cell table:style-name="TableCell1">
            <text:p text:style-name="P71"><text:span text:style-name="T1"/></text:p>
          </table:table-cell>
          <table:table-cell table:style-name="TableCell1">
            <text:p text:style-name="P71"><text:span text:style-name="T1"/></text:p>
          </table:table-cell>
        </table:table-row>
      </table:table>
      <text:p text:style-name="P65"/>
      <text:p text:style-name="P89"><text:s/></text:p>
      <text:p text:style-name="P33"><text:span text:style-name="T1">Lesson 8</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0"/>
      <text:p text:style-name="P56">Design Recipe</text:p>
      <text:list text:style-name="L1">
        <text:list-item>
          <text:p text:style-name="P14"><text:span text:style-name="T7"/></text:p>
        </text:list-item>
      </text:list>
      <text:p text:style-name="P57"><text:span text:style-name="T9">Word Problem: line-length</text:span></text:p>
      <text:p text:style-name="P57"><text:span text:style-name="T9"/></text:p>
      <text:p text:style-name="P36">Write a function called line-length, which takes in two numbers and returns the difference between them. It should always subtract the smaller number from the bigger one.</text:p>
      <text:p text:style-name="P12"><text:span text:style-name="T1">Contract+Purpose Statement</text:span></text:p>
      <text:p text:style-name="P36">Every contract has three parts:</text:p>
      <text:p text:style-name="P36"/>
      <text:p text:style-name="P36"><text:span text:style-name="T12">;</text:span><text:s/>____line-length________ <text:span text:style-name="T12">:</text:span><text:s/>___number number_______________ <text:span text:style-name="T12">-&gt;</text:span><text:s/>___number___________</text:p>
      <text:p text:style-name="P58"><text:span text:style-name="T16"><text:tab/></text:span>name<text:tab/><text:tab/><text:tab/><text:tab/><text:tab/><text:tab/>Domain<text:tab/><text:tab/><text:tab/><text:tab/><text:s text:c="4"/>Range</text:p>
      <text:p text:style-name="P58"/>
      <text:p text:style-name="P12"><text:span text:style-name="T1">Give Examples</text:span></text:p>
      <text:p text:style-name="P58"/>
      <text:p text:style-name="P58"/>
      <text:p text:style-name="P64">(EXAMPLE<text:tab/><text:span text:style-name="T19">(line-length <text:tab/>10<text:tab/><text:s/>5<text:tab/><text:tab/>)</text:span><text:s/><text:tab/><text:s/><text:span text:style-name="T19">(- <text:s/><text:tab/>10 <text:tab/><text:tab/>5) <text:s text:c="7"/>) <text:s text:c="3"/></text:span></text:p>
      <text:p text:style-name="P58"><text:span text:style-name="T16"><text:tab/><text:tab/><text:tab/></text:span>Use the function here<text:tab/><text:tab/><text:tab/><text:tab/>What should the function produce?</text:p>
      <text:p text:style-name="P58"/>
      <text:p text:style-name="P58"/>
      <text:p text:style-name="P88"/>
      <text:p text:style-name="P88"/>
      <text:p text:style-name="P88"/>
      <text:p text:style-name="P64">(EXAMPLE<text:tab/><text:span text:style-name="T19">(line-length <text:tab/>2<text:tab/><text:s/>8<text:tab/><text:tab/>)</text:span><text:s/><text:tab/><text:s/><text:span text:style-name="T19">(- <text:s/><text:tab/>8 <text:tab/><text:tab/>2) <text:s text:c="7"/>) <text:s text:c="4"/></text:span></text:p>
      <text:p text:style-name="P58"><text:span text:style-name="T16"><text:tab/><text:tab/><text:tab/></text:span>Use the function here<text:tab/><text:tab/><text:tab/><text:tab/>What should the function produce?</text:p>
      <text:p text:style-name="P12"><text:span text:style-name="T1">Definition</text:span></text:p>
      <text:list text:style-name="L1">
        <text:list-item>
          <text:p text:style-name="P14">Write the Definition, giving variable names to all your input values that change. </text:p>
        </text:list-item>
        <text:list-item>
          <text:p text:style-name="P14"/>
        </text:list-item>
      </text:list>
      <text:p text:style-name="P65">(define (_line-length___ <text:s text:c="4"/>__a <text:s text:c="3"/>b_________)</text:p>
      <text:p text:style-name="P58"><text:span text:style-name="T16"><text:tab/><text:tab/><text:s text:c="5"/></text:span>function name<text:tab/><text:tab/><text:tab/><text:s text:c="5"/>variable names</text:p>
      <text:p text:style-name="P58"><text:tab/>_<text:span text:style-name="T23">(cond</text:span>____________________________</text:p>
      <text:p text:style-name="P58"/>
      <table:table table:name="Table8" table:style-name="Table1">
        <table:table-column table:style-name="TableColumn1"/>
        <table:table-column table:style-name="TableColumn1"/>
        <table:table-row>
          <table:table-cell table:style-name="TableCell1">
            <text:p text:style-name="P11"><text:span text:style-name="T1">[(&gt; a b)</text:span></text:p>
          </table:table-cell>
          <table:table-cell table:style-name="TableCell1">
            <text:p text:style-name="P11"><text:span text:style-name="T1">(- a b)]</text:span></text:p>
          </table:table-cell>
        </table:table-row>
        <table:table-row>
          <table:table-cell table:style-name="TableCell1">
            <text:p text:style-name="P11"><text:span text:style-name="T1">[else</text:span></text:p>
          </table:table-cell>
          <table:table-cell table:style-name="TableCell1">
            <text:p text:style-name="P11"><text:span text:style-name="T1">(- b a)]</text:span>)<text:span text:style-name="T13">)</text:span></text:p>
          </table:table-cell>
        </table:table-row>
        <table:table-row>
          <table:table-cell table:style-name="TableCell1">
            <text:p text:style-name="P71"><text:span text:style-name="T1"/></text:p>
          </table:table-cell>
          <table:table-cell table:style-name="TableCell1">
            <text:p text:style-name="P71"><text:span text:style-name="T1"/></text:p>
          </table:table-cell>
        </table:table-row>
        <table:table-row>
          <table:table-cell table:style-name="TableCell1">
            <text:p text:style-name="P71"><text:span text:style-name="T1"/></text:p>
          </table:table-cell>
          <table:table-cell table:style-name="TableCell1">
            <text:p text:style-name="P71"><text:span text:style-name="T1"/></text:p>
          </table:table-cell>
        </table:table-row>
        <table:table-row>
          <table:table-cell table:style-name="TableCell1">
            <text:p text:style-name="P71"><text:span text:style-name="T1"/></text:p>
          </table:table-cell>
          <table:table-cell table:style-name="TableCell1">
            <text:p text:style-name="P71"><text:span text:style-name="T1"/></text:p>
          </table:table-cell>
        </table:table-row>
      </table:table>
      <text:p text:style-name="P65"/>
      <text:p text:style-name="P65"/>
      <text:p text:style-name="P35"><text:span text:style-name="T28"><text:s text:c="6"/></text:span>The Distance Formula (an example)</text:p>
      <text:p text:style-name="P1"/>
      <text:p text:style-name="P4">The distance between the points (0, 0) and (4, 3) is given by:</text:p>
      <text:p text:style-name="P1"/>
      <text:p text:style-name="P1"/>
      <text:p text:style-name="P1"/>
      <text:p text:style-name="P1"/>
      <text:p text:style-name="P1"/>
      <text:p text:style-name="P22">Convert the formula above into a Circle of Evaluation (We've already gotten you started!)</text:p>
      <text:p text:style-name="P1"/>
      <text:p text:style-name="P1"/>
      <text:p text:style-name="P86">sqrt</text:p>
      <text:p text:style-name="P1"/>
      <text:p text:style-name="P1"/>
      <text:p text:style-name="P1"/>
      <text:p text:style-name="P86">+</text:p>
      <text:p text:style-name="P1"/>
      <text:p text:style-name="P1"/>
      <text:p text:style-name="P1"/>
      <text:p text:style-name="P1"/>
      <text:p text:style-name="P1"/>
      <text:p text:style-name="P1"/>
      <text:p text:style-name="P1"/>
      <text:p text:style-name="P86">sqr</text:p>
      <text:p text:style-name="P86">sqr</text:p>
      <text:p text:style-name="P1"/>
      <text:p text:style-name="P1"/>
      <text:p text:style-name="P1"/>
      <text:p text:style-name="P1"/>
      <text:p text:style-name="P86">line-length</text:p>
      <text:p text:style-name="P86">line-length</text:p>
      <text:p text:style-name="P1"/>
      <text:p text:style-name="P1"/>
      <text:p text:style-name="P1"/>
      <text:p text:style-name="P86">4 <text:s text:c="18"/>0</text:p>
      <text:p text:style-name="P1"/>
      <text:p text:style-name="P86">3 <text:s text:c="18"/>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Convert the Circle of Evaluation into Racket code:</text:p>
      <text:p text:style-name="P4"/>
      <text:p text:style-name="P71">(sqrt (+ <text:tab/>(sq (line-length 4 0)) </text:p>
      <text:p text:style-name="P71"><text:tab/><text:tab/>(sq (line-length 3 0)))))</text:p>
      <text:p text:style-name="P1"/>
      <text:p text:style-name="P56">Design Recipe</text:p>
      <text:p text:style-name="P57"/>
      <text:p text:style-name="P57"><text:span text:style-name="T9">Word Problem: distance</text:span></text:p>
      <text:p text:style-name="P57"><text:span text:style-name="T9"/></text:p>
      <text:list text:style-name="L1">
        <text:list-item>
          <text:p text:style-name="P14"><text:span text:style-name="T7">Write a function</text:span><text:s/><text:span text:style-name="T31">distance</text:span>,<text:span text:style-name="T7">which takes FOUR inputs: </text:span></text:p>
        </text:list-item>
        <text:list-item>
          <text:p text:style-name="P14"><text:span text:style-name="T7">px: The x-coordinate of the player</text:span></text:p>
        </text:list-item>
        <text:list-item>
          <text:p text:style-name="P14"><text:span text:style-name="T7">py: The y-coordinate of the player</text:span></text:p>
        </text:list-item>
        <text:list-item>
          <text:p text:style-name="P14"><text:span text:style-name="T7">cx: The x-coordinate of </text:span>another game character</text:p>
        </text:list-item>
        <text:list-item>
          <text:p text:style-name="P14"><text:span text:style-name="T7">cy: The y-coordinate of another game character</text:span></text:p>
        </text:list-item>
        <text:list-item>
          <text:p text:style-name="P14"><text:span text:style-name="T7"/></text:p>
        </text:list-item>
        <text:list-item>
          <text:p text:style-name="P14"><text:span text:style-name="T7">It should return the distance between the two, using the Distance formula:<text:line-break/></text:span></text:p>
        </text:list-item>
        <text:list-item>
          <text:p text:style-name="P91">Distance = <text:s text:c="8"/>((line-length px cx)<text:span text:style-name="T32">2</text:span><text:s/>+ (line-length py cy)<text:span text:style-name="T32">2 </text:span>)</text:p>
        </text:list-item>
      </text:list>
      <text:p text:style-name="P12"><text:span text:style-name="T1">Contract+Purpose Statement</text:span></text:p>
      <text:p text:style-name="P36"/>
      <text:p text:style-name="P92"><text:span text:style-name="T17">;</text:span><text:span text:style-name="T15"><text:s/>__</text:span>distance<text:span text:style-name="T15">______________ </text:span><text:span text:style-name="T17">:</text:span><text:span text:style-name="T15"><text:s/>______</text:span>number number number number <text:span text:style-name="T15">__ </text:span><text:span text:style-name="T17">-&gt;</text:span><text:span text:style-name="T15"><text:s/>__</text:span>number<text:span text:style-name="T15">______</text:span></text:p>
      <text:p text:style-name="P58"><text:span text:style-name="T16"><text:tab/></text:span>name<text:tab/><text:tab/><text:tab/><text:tab/><text:tab/><text:tab/>Domain<text:tab/><text:tab/><text:tab/><text:tab/><text:s text:c="4"/>Range</text:p>
      <text:p text:style-name="P58"/>
      <text:p text:style-name="P92"><text:span text:style-name="T17">;</text:span><text:span text:style-name="T15">_</text:span>_Takes in player x and player y, character x and character y, and gives distance between them<text:span text:style-name="T15">_</text:span></text:p>
      <text:p text:style-name="P58"><text:tab/><text:tab/><text:tab/><text:tab/><text:tab/>What does the function do?<text:tab/><text:tab/><text:tab/><text:tab/><text:s text:c="4"/></text:p>
      <text:p text:style-name="P12"><text:span text:style-name="T1">Give Examples</text:span></text:p>
      <text:p text:style-name="P60"/>
      <text:p text:style-name="P64">(EXAMPLE<text:tab/>(__<text:span text:style-name="T20">distance 100 200 300 400</text:span>________________________) </text:p>
      <text:p text:style-name="P61"><text:span text:style-name="T16"><text:s/></text:span>Use the function here<text:tab/></text:p>
      <text:p text:style-name="P61"/>
      <text:p text:style-name="P58"><text:tab/></text:p>
      <text:p text:style-name="P63"/>
      <text:p text:style-name="P93"><text:span text:style-name="T19">(sqrt (+ (sq (line-length 100 300) ) (sq (line-length 200 400))))</text:span><text:span text:style-name="T15">__</text:span></text:p>
      <text:p text:style-name="P69">find another way to get the same result here</text:p>
      <text:p text:style-name="P64"/>
      <text:p text:style-name="P64">(EXAMPLE<text:tab/>(___<text:span text:style-name="T20">distance 300 200 400 500</text:span><text:s/>_______________) </text:p>
      <text:p text:style-name="P61"><text:span text:style-name="T16"><text:s/></text:span>Use the function here…<text:tab/></text:p>
      <text:p text:style-name="P61"/>
      <text:p text:style-name="P93"><text:span text:style-name="T19">(sqrt (+ (sq (line-length 300 400) ) (sq (line-length 200 500))))</text:span><text:span text:style-name="T15">_</text:span></text:p>
      <text:p text:style-name="P69">find another way to get the same result here</text:p>
      <text:p text:style-name="P12"><text:span text:style-name="T1">Definition </text:span></text:p>
      <text:list text:style-name="L1">
        <text:list-item>
          <text:p text:style-name="P14"/>
        </text:list-item>
      </text:list>
      <text:p text:style-name="P65">(define (__<text:span text:style-name="T20">distance</text:span>__________ <text:s text:c="4"/>_<text:span text:style-name="T20">px py cx cy</text:span>_____)</text:p>
      <text:p text:style-name="P58"><text:span text:style-name="T16"><text:tab/><text:tab/><text:s text:c="5"/></text:span>function name<text:tab/><text:tab/><text:tab/><text:s text:c="5"/>variable names</text:p>
      <text:p text:style-name="P65"/>
      <text:p text:style-name="P11"><text:span text:style-name="T17"><text:tab/>__</text:span><text:span text:style-name="T19">(sqrt (+ (sq (line-length px cx ) </text:span></text:p>
      <text:p text:style-name="P11"><text:span text:style-name="T19"><text:tab/><text:tab/><text:tab/>(sq (line-length py cy))))</text:span><text:span text:style-name="T17">______</text:span></text:p>
      <text:p text:style-name="P66"/>
      <text:p text:style-name="P56"><text:span text:style-name="T33"><text:s/></text:span>Design Recipe</text:p>
      <text:p text:style-name="P57"/>
      <text:p text:style-name="P57"><text:span text:style-name="T9">Word Problem: collide</text:span></text:p>
      <text:p text:style-name="P57"><text:span text:style-name="T9"/></text:p>
      <text:p text:style-name="P36"><text:span text:style-name="T7"><text:tab/>Write a function</text:span><text:s/><text:span text:style-name="T34">collide?</text:span>,<text:span text:style-name="T7">which takes FOUR inputs: </text:span></text:p>
      <text:list text:style-name="L1">
        <text:list-item>
          <text:p text:style-name="P14"><text:span text:style-name="T7">px: The x-coordinate of the player</text:span></text:p>
        </text:list-item>
        <text:list-item>
          <text:p text:style-name="P14"><text:span text:style-name="T7">py: The y-coordinate of the player</text:span></text:p>
        </text:list-item>
        <text:list-item>
          <text:p text:style-name="P14"><text:span text:style-name="T7">cx: The x-coordinate of </text:span>another game character</text:p>
        </text:list-item>
        <text:list-item>
          <text:p text:style-name="P14"><text:span text:style-name="T7">cy: The y-coordinate of another game character</text:span></text:p>
        </text:list-item>
      </text:list>
      <text:p text:style-name="P36"><text:tab/>It should return <text:span text:style-name="T35">true</text:span><text:s/>if the coordinates of the player are within <text:span text:style-name="T1">75 pixels</text:span><text:s/>of the<text:line-break/><text:tab/><text:s/>coordinates of the other character. <text:s/>Otherwise, <text:span text:style-name="T35">false</text:span>.</text:p>
      <text:p text:style-name="P12"><text:span text:style-name="T1">Contract+Purpose Statement</text:span></text:p>
      <text:p text:style-name="P36"/>
      <text:p text:style-name="P92"><text:span text:style-name="T17">;</text:span><text:span text:style-name="T15"><text:s/>__</text:span>collide?<text:span text:style-name="T15">_________ </text:span><text:span text:style-name="T17">:</text:span><text:span text:style-name="T15"><text:s/>____</text:span>number number number number<text:span text:style-name="T15">__________ </text:span><text:span text:style-name="T17">-&gt;</text:span><text:span text:style-name="T15"><text:s/>_</text:span>true<text:span text:style-name="T15">___</text:span></text:p>
      <text:p text:style-name="P58"><text:span text:style-name="T16"><text:tab/></text:span>name<text:tab/><text:tab/><text:tab/><text:tab/><text:tab/><text:tab/>Domain<text:tab/><text:tab/><text:tab/><text:tab/><text:s text:c="4"/>Range</text:p>
      <text:p text:style-name="P58"/>
      <text:p text:style-name="P92"><text:span text:style-name="T17">;</text:span><text:span text:style-name="T15"><text:s/>_</text:span>Takes player-x, player-y, character-x, character-y and returns true if characters are colliding</text:p>
      <text:p text:style-name="P58"><text:tab/><text:tab/><text:tab/><text:tab/><text:tab/>What does the function do?<text:tab/><text:tab/><text:tab/><text:tab/><text:s text:c="4"/></text:p>
      <text:p text:style-name="P12"><text:span text:style-name="T1">Give Examples</text:span></text:p>
      <text:p text:style-name="P60"/>
      <text:p text:style-name="P64">(EXAMPLE<text:tab/>(__<text:span text:style-name="T20">collide? 100 200 300 400</text:span>_________________) </text:p>
      <text:p text:style-name="P61"><text:span text:style-name="T16"><text:s/></text:span>Use the function here<text:tab/></text:p>
      <text:p text:style-name="P63"/>
      <text:p text:style-name="P80"><text:span text:style-name="T15">___</text:span>(&lt; (distance 100 200 300 400) 75))<text:span text:style-name="T15">____________</text:span></text:p>
      <text:p text:style-name="P69">find another way to get the same result here</text:p>
      <text:p text:style-name="P63"/>
      <text:p text:style-name="P64"/>
      <text:p text:style-name="P64"/>
      <text:p text:style-name="P64">(EXAMPLE<text:tab/>(___<text:span text:style-name="T20">collide? 300 500 200 400</text:span>________________) </text:p>
      <text:p text:style-name="P61"><text:span text:style-name="T16"><text:s/></text:span>Use the function here…<text:tab/></text:p>
      <text:p text:style-name="P61"/>
      <text:p text:style-name="P61"/>
      <text:p text:style-name="P63"/>
      <text:p text:style-name="P80"><text:span text:style-name="T15">___</text:span>(&lt; (distance 300 500 200 400) 75))<text:span text:style-name="T15">____________</text:span></text:p>
      <text:p text:style-name="P69">find another way to get the same result here</text:p>
      <text:p text:style-name="P12"><text:span text:style-name="T1">Definition </text:span></text:p>
      <text:list text:style-name="L1">
        <text:list-item>
          <text:p text:style-name="P14"/>
        </text:list-item>
      </text:list>
      <text:p text:style-name="P65">(define (_<text:span text:style-name="T20">collide?</text:span>___ <text:s text:c="4"/>__<text:span text:style-name="T20">px py cx cy</text:span>______)</text:p>
      <text:p text:style-name="P58"><text:span text:style-name="T16"><text:tab/><text:tab/><text:s text:c="5"/></text:span>function name<text:tab/><text:tab/><text:tab/><text:s text:c="5"/>variable names</text:p>
      <text:p text:style-name="P68"><text:span text:style-name="T15"><text:tab/>___</text:span>(&lt; (distance px py cx cy) 75))<text:span text:style-name="T15">_______________</text:span></text:p>
      <text:p text:style-name="P66"/>
      <text:p text:style-name="P94"/>
      <text:p text:style-name="P95"><text:span text:style-name="T1">Lesson 9</text:span></text:p>
      <text:p text:style-name="P1"/>
      <text:p text:style-name="P86"><text:span text:style-name="T5">Catchy Intro: </text:span><text:span text:style-name="T35"><text:s/></text:span>Feel like you never get enough to eat? So does Leo. Come catch your prey,</text:p>
      <text:p text:style-name="P1"/>
      <text:p text:style-name="P86">and escape the zookeeper!</text:p>
      <text:p text:style-name="P86"/>
      <text:p text:style-name="P1"/>
      <text:p text:style-name="P1"/>
      <text:p text:style-name="P86"><text:span text:style-name="T5">Name, Age, Grade:</text:span><text:span text:style-name="T35"><text:s/></text:span>Jessica Programmer, 12, 7<text:span text:style-name="T32">th</text:span><text:s/>grade</text:p>
      <text:p text:style-name="P1"/>
      <text:p text:style-name="P86"><text:span text:style-name="T5">Game Title:</text:span><text:span text:style-name="T35"><text:s/></text:span>Run for your Supper</text:p>
      <text:p text:style-name="P1"/>
      <text:p text:style-name="P86"><text:span text:style-name="T5">Back Story:</text:span>One day, a young lion was sitting in his cage. He saw an escaped gazelle come</text:p>
      <text:p text:style-name="P1"/>
      <text:p text:style-name="P86">running past. It was lunch time, and he was hungry, so he leapt out to catch food. He has</text:p>
      <text:p text:style-name="P1"/>
      <text:p text:style-name="P86">to run fast to grab food and escape the evil zookeeper.</text:p>
      <text:p text:style-name="P1"/>
      <text:p text:style-name="P86"><text:span text:style-name="T5">Characters:</text:span><text:span text:style-name="T35"><text:s text:c="2"/></text:span>Player: Leo the lion.</text:p>
      <text:p text:style-name="P86"/>
      <text:p text:style-name="P86"><text:span text:style-name="T5">Danger: </text:span>Zoe Zookeeper.</text:p>
      <text:p text:style-name="P86"/>
      <text:p text:style-name="P86"><text:span text:style-name="T5">Target:</text:span><text:s/>Gary Gazelle</text:p>
      <text:p text:style-name="P1"/>
      <text:p text:style-name="P1"/>
      <text:p text:style-name="P1"/>
      <text:p text:style-name="P86"><text:span text:style-name="T5">Explain a piece of your code: </text:span>My update-danger function takes in the current x coordinate of the gazelle, and adds 50 to it. This moves the gazelle 50 pixels to the right.</text:p>
      <text:p text:style-name="P1"/>
      <text:p text:style-name="P1"/>
      <text:p text:style-name="P1"/>
      <text:p text:style-name="P1"/>
      <text:p text:style-name="P9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8">Presentation Feedback</text:p>
      <text:p text:style-name="P9"><text:span text:style-name="T7">For each question, circle the answer that fits best.</text:span></text:p>
      <text:p text:style-name="P9"/>
      <text:p text:style-name="P97">Was the introduction catchy?<text:tab/>No way! <text:tab/>A little.<text:tab/>Definitely!</text:p>
      <text:p text:style-name="P97"/>
      <text:p text:style-name="P97"/>
      <text:p text:style-name="P97"/>
      <text:p text:style-name="P97"/>
      <text:p text:style-name="P97"/>
      <text:p text:style-name="P97">Did they talk about their characters? No way! <text:tab/>A little.<text:tab/>Definitely!</text:p>
      <text:p text:style-name="P97"/>
      <text:p text:style-name="P97"/>
      <text:p text:style-name="P97"/>
      <text:p text:style-name="P97"/>
      <text:p text:style-name="P97"/>
      <text:p text:style-name="P97">Did they explain the code well?<text:tab/>No way! <text:tab/>A little.<text:tab/>Definitely!</text:p>
      <text:p text:style-name="P97"/>
      <text:p text:style-name="P97"/>
      <text:p text:style-name="P97"/>
      <text:p text:style-name="P97"/>
      <text:p text:style-name="P97"/>
      <text:p text:style-name="P97">Did they speak slowly enough?<text:tab/>No way! <text:tab/>A little.<text:tab/>Definitely!</text:p>
      <text:p text:style-name="P97"/>
      <text:p text:style-name="P97"/>
      <text:p text:style-name="P97"/>
      <text:p text:style-name="P97"/>
      <text:p text:style-name="P97"/>
      <text:p text:style-name="P97">Did they speak loudly enough?<text:tab/>No way! <text:tab/>A little.<text:tab/>Definitely!</text:p>
      <text:p text:style-name="P97"/>
      <text:p text:style-name="P97"/>
      <text:p text:style-name="P97"/>
      <text:p text:style-name="P97"/>
      <text:p text:style-name="P97"/>
      <text:p text:style-name="P97">Were they standing confidently?<text:tab/>No way! <text:tab/>A little.<text:tab/>Definitely!</text:p>
      <text:p text:style-name="P97"/>
      <text:p text:style-name="P97"/>
      <text:p text:style-name="P97"/>
      <text:p text:style-name="P97"/>
      <text:p text:style-name="P97"/>
      <text:p text:style-name="P97">Did they make eye contact?<text:tab/>No way! <text:tab/>A little.<text:tab/>Definitely!</text:p>
      <text:p text:style-name="P97"/>
      <text:p text:style-name="P98"/>
      <text:p text:style-name="P48">Presentation Feedback</text:p>
      <text:p text:style-name="P8"><text:span text:style-name="T7">For each question, circle the answer that fits best.</text:span></text:p>
      <text:p text:style-name="P8"/>
      <text:p text:style-name="P98">Was the introduction catchy?<text:tab/>No way! <text:tab/>A little.<text:tab/>Definitely!</text:p>
      <text:p text:style-name="P98"/>
      <text:p text:style-name="P98"/>
      <text:p text:style-name="P98"/>
      <text:p text:style-name="P98"/>
      <text:p text:style-name="P98">Did they talk about their characters?<text:tab/>No way! <text:tab/>A little.<text:tab/>Definitely!</text:p>
      <text:p text:style-name="P98"/>
      <text:p text:style-name="P98"/>
      <text:p text:style-name="P98"/>
      <text:p text:style-name="P98"/>
      <text:p text:style-name="P98"/>
      <text:p text:style-name="P98">Did they explain the code well?<text:tab/>No way! <text:tab/>A little.<text:tab/>Definitely!</text:p>
      <text:p text:style-name="P98"/>
      <text:p text:style-name="P98"/>
      <text:p text:style-name="P98"/>
      <text:p text:style-name="P98"/>
      <text:p text:style-name="P98"/>
      <text:p text:style-name="P98">Did they speak slowly enough?<text:tab/>No way! <text:tab/>A little.<text:tab/>Definitely!</text:p>
      <text:p text:style-name="P98"/>
      <text:p text:style-name="P98"/>
      <text:p text:style-name="P98"/>
      <text:p text:style-name="P98"/>
      <text:p text:style-name="P98"/>
      <text:p text:style-name="P98">Did they speak loudly enough?<text:tab/>No way! <text:tab/>A little.<text:tab/>Definitely!</text:p>
      <text:p text:style-name="P98"/>
      <text:p text:style-name="P98"/>
      <text:p text:style-name="P98"/>
      <text:p text:style-name="P98"/>
      <text:p text:style-name="P98"/>
      <text:p text:style-name="P98">Were they standing confidently?<text:tab/>No way! <text:tab/>A little.<text:tab/>Definitely!</text:p>
      <text:p text:style-name="P98"/>
      <text:p text:style-name="P98"/>
      <text:p text:style-name="P98"/>
      <text:p text:style-name="P98"/>
      <text:p text:style-name="P98"/>
      <text:p text:style-name="P98">Did they make eye contact?<text:tab/>No way! <text:tab/>A little.<text:tab/>Definitely!</text:p>
      <text:p text:style-name="P98"/>
      <text:p text:style-name="P98"/>
      <text:p text:style-name="P98"/>
      <text:p text:style-name="P12"><text:span text:style-name="T1"/></text:p>
      <text:p text:style-name="P56">Design Recipe</text:p>
      <text:p text:style-name="P57"><text:span text:style-name="T9"/></text:p>
      <text:p text:style-name="P57"><text:span text:style-name="T9">Word Problem: red-shape</text:span></text:p>
      <text:p text:style-name="P57"><text:span text:style-name="T9"/></text:p>
      <text:p text:style-name="P36"><text:span text:style-name="T7">Write a function called </text:span><text:span text:style-name="T10">red-shape</text:span><text:span text:style-name="T7">, which takes in the name of a shape (“circle”, “triangle”, “star” or “rectangle”), and draws that shape. All shapes should be solid and red, and can be whatever size you choose</text:span></text:p>
      <text:p text:style-name="P12"><text:span text:style-name="T1">Contract+Purpose Statement</text:span></text:p>
      <text:p text:style-name="P36">Every contract has three parts:</text:p>
      <text:p text:style-name="P36"><text:span text:style-name="T12">;</text:span><text:s/>____<text:span text:style-name="T23">red-shape</text:span>____ <text:span text:style-name="T12">:</text:span><text:s/>________<text:span text:style-name="T23">string</text:span>___________________ <text:span text:style-name="T12">-&gt;</text:span><text:s/>___<text:span text:style-name="T23">image</text:span>_____</text:p>
      <text:p text:style-name="P58"><text:span text:style-name="T16"><text:tab/></text:span>name<text:tab/><text:tab/><text:tab/><text:tab/><text:tab/><text:tab/>Domain<text:tab/><text:tab/><text:tab/><text:tab/><text:s text:c="4"/>Range</text:p>
      <text:p text:style-name="P99">Given the name of a shape (“circle”, “triangle”, “star” or “rectangle”), produce a solid red shape</text:p>
      <text:p text:style-name="P94"><text:span text:style-name="T7">What does the function do?</text:span></text:p>
      <text:p text:style-name="P58">\</text:p>
      <text:p text:style-name="P12"><text:span text:style-name="T1">Give Examples</text:span></text:p>
      <text:p text:style-name="P36">On the computer, write an example of your function for <text:span text:style-name="T19">each shape</text:span>, using EXAMPLE. The first one has already been done for you.</text:p>
      <text:p text:style-name="P58"/>
      <text:p text:style-name="P64">(EXAMPLE<text:tab/><text:span text:style-name="T19">(red-shape<text:tab/><text:tab/>“circle” <text:tab/><text:tab/>) <text:s/>(circle 50 “solid” “red”))<text:tab/></text:span></text:p>
      <text:p text:style-name="P58"><text:span text:style-name="T16"><text:tab/><text:tab/><text:tab/></text:span>Use the function here<text:tab/><text:tab/><text:tab/><text:tab/>What should the function produce?</text:p>
      <text:p text:style-name="P88"/>
      <text:p text:style-name="P11"><text:span text:style-name="T15">(EXAMPLE<text:tab/>(</text:span><text:span text:style-name="T19">red-shape “triangle”</text:span><text:span text:style-name="T15">___) <text:s/><text:tab/><text:tab/>__</text:span>(triangle 50 “solid” “red”))<text:span text:style-name="T15">__</text:span></text:p>
      <text:p text:style-name="P58"><text:span text:style-name="T16"><text:tab/><text:tab/><text:tab/></text:span>Use the function here<text:tab/><text:tab/><text:tab/><text:tab/>What should the function produce?</text:p>
      <text:p text:style-name="P88"/>
      <text:p text:style-name="P11"><text:span text:style-name="T15">(EXAMPLE<text:tab/>(_</text:span>red-shape “star”<text:span text:style-name="T15">______) <text:s text:c="2"/><text:tab/>___</text:span>(star 50 “solid” “red))<text:span text:style-name="T15">____</text:span></text:p>
      <text:p text:style-name="P58"><text:span text:style-name="T16"><text:tab/><text:tab/><text:tab/></text:span>Use the function here<text:tab/><text:tab/><text:tab/><text:tab/>What should the function produce?</text:p>
      <text:p text:style-name="P88"/>
      <text:p text:style-name="P11"><text:span text:style-name="T15">(EXAMPLE<text:tab/>(_</text:span>red-shape “rectangle”<text:span text:style-name="T15">___) <text:s text:c="6"/></text:span><text:span text:style-name="T19">(rectangle 50 90 “solid” “red”))</text:span></text:p>
      <text:p text:style-name="P58"><text:span text:style-name="T16"><text:tab/><text:tab/><text:tab/></text:span>Use the function here<text:tab/><text:tab/><text:tab/><text:tab/>What should the function produce?</text:p>
      <text:p text:style-name="P12"><text:span text:style-name="T1">Definition</text:span></text:p>
      <text:list text:style-name="L1">
        <text:list-item>
          <text:p text:style-name="P14">Write the Definition, giving variable names to all your input values. </text:p>
        </text:list-item>
      </text:list>
      <text:p text:style-name="P65">(define (_red-shape____ <text:s text:c="4"/>_shape___)</text:p>
      <text:p text:style-name="P58"><text:span text:style-name="T16"><text:tab/><text:tab/><text:s text:c="5"/></text:span>function name<text:tab/><text:tab/><text:tab/><text:s text:c="5"/>variable names</text:p>
      <text:p text:style-name="P58"><text:tab/><text:span text:style-name="T29">(cond</text:span>____________________________</text:p>
      <text:p text:style-name="P58"/>
      <table:table table:name="Table9" table:style-name="Table1">
        <table:table-column table:style-name="TableColumn1"/>
        <table:table-column table:style-name="TableColumn1"/>
        <table:table-row>
          <table:table-cell table:style-name="TableCell1">
            <text:p text:style-name="P11"><text:span text:style-name="T1">(string=? “circle” shape)</text:span></text:p>
          </table:table-cell>
          <table:table-cell table:style-name="TableCell1">
            <text:p text:style-name="P11"><text:span text:style-name="T1">(circle 50 “solid” “red”)</text:span></text:p>
          </table:table-cell>
        </table:table-row>
        <table:table-row>
          <table:table-cell table:style-name="TableCell1">
            <text:p text:style-name="P11"><text:span text:style-name="T1">(string=? “triangle” shape)</text:span></text:p>
          </table:table-cell>
          <table:table-cell table:style-name="TableCell1">
            <text:p text:style-name="P11"><text:span text:style-name="T1">(triangle 50 “solid” “red”)</text:span></text:p>
          </table:table-cell>
        </table:table-row>
        <table:table-row>
          <table:table-cell table:style-name="TableCell1">
            <text:p text:style-name="P11"><text:span text:style-name="T1">(string=? “star” shape)</text:span></text:p>
          </table:table-cell>
          <table:table-cell table:style-name="TableCell1">
            <text:p text:style-name="P11"><text:span text:style-name="T1">(star 50 “solid” “red”)</text:span></text:p>
          </table:table-cell>
        </table:table-row>
        <table:table-row>
          <table:table-cell table:style-name="TableCell1">
            <text:p text:style-name="P11"><text:span text:style-name="T1">(string=? “square” shape)</text:span></text:p>
          </table:table-cell>
          <table:table-cell table:style-name="TableCell1">
            <text:p text:style-name="P11"><text:span text:style-name="T1">(rectangle 50 50 “solid” “red”)</text:span></text:p>
          </table:table-cell>
        </table:table-row>
        <table:table-row>
          <table:table-cell table:style-name="TableCell1">
            <text:p text:style-name="P11"><text:span text:style-name="T1">else</text:span></text:p>
          </table:table-cell>
          <table:table-cell table:style-name="TableCell1">
            <text:p text:style-name="P11"><text:span text:style-name="T1">(circle 50 “solid” “red”)</text:span></text:p>
          </table:table-cell>
        </table:table-row>
      </table:table>
      <text:p text:style-name="P100"><text:span text:style-name="T1">Translating into Algebra</text:span><text:span text:style-name="T28">ng into Algebra</text:span></text:p>
      <text:p text:style-name="P10"><text:span text:style-name="T1"/></text:p>
      <text:p text:style-name="P10"><text:span text:style-name="T1">Value Definitions</text:span></text:p>
      <text:p text:style-name="P101"><text:span text:style-name="T1"/></text:p>
      <text:p text:style-name="P101"><text:span text:style-name="T1"/></text:p>
      <table:table table:name="Table10" table:style-name="Table1">
        <table:table-column table:style-name="TableColumn1"/>
        <table:table-column table:style-name="TableColumn1"/>
        <table:table-row>
          <table:table-cell table:style-name="TableCell1">
            <text:p text:style-name="P102"><text:span text:style-name="T1">Racket Code</text:span></text:p>
          </table:table-cell>
          <table:table-cell table:style-name="TableCell1">
            <text:p text:style-name="P102"><text:span text:style-name="T1">Algebra</text:span></text:p>
          </table:table-cell>
        </table:table-row>
        <table:table-row>
          <table:table-cell table:style-name="TableCell1">
            <text:p text:style-name="P103">(define x 10)</text:p>
          </table:table-cell>
          <table:table-cell table:style-name="TableCell1">
            <text:p text:style-name="P102">x = 10</text:p>
          </table:table-cell>
        </table:table-row>
        <table:table-row>
          <table:table-cell table:style-name="TableCell1">
            <text:p text:style-name="P103">(define y (* x 2))</text:p>
          </table:table-cell>
          <table:table-cell table:style-name="TableCell1">
            <text:p text:style-name="P102">y = x*2</text:p>
          </table:table-cell>
        </table:table-row>
        <table:table-row>
          <table:table-cell table:style-name="TableCell1">
            <text:p text:style-name="P103">(define z (+ x y))</text:p>
          </table:table-cell>
          <table:table-cell table:style-name="TableCell1">
            <text:p text:style-name="P104"><text:span text:style-name="T1">z = x + y</text:span></text:p>
          </table:table-cell>
        </table:table-row>
        <table:table-row>
          <table:table-cell table:style-name="TableCell1">
            <text:p text:style-name="P103">(define age 14)</text:p>
          </table:table-cell>
          <table:table-cell table:style-name="TableCell1">
            <text:p text:style-name="P104"><text:span text:style-name="T1">age = 14</text:span></text:p>
          </table:table-cell>
        </table:table-row>
        <table:table-row>
          <table:table-cell table:style-name="TableCell1">
            <text:p text:style-name="P103">(define months (* age 12))</text:p>
          </table:table-cell>
          <table:table-cell table:style-name="TableCell1">
            <text:p text:style-name="P104"><text:span text:style-name="T1">months = age * 12</text:span></text:p>
          </table:table-cell>
        </table:table-row>
        <table:table-row>
          <table:table-cell table:style-name="TableCell1">
            <text:p text:style-name="P103">(define days (* months 30))</text:p>
          </table:table-cell>
          <table:table-cell table:style-name="TableCell1">
            <text:p text:style-name="P104"><text:span text:style-name="T1">days = months * 30</text:span></text:p>
          </table:table-cell>
        </table:table-row>
        <table:table-row>
          <table:table-cell table:style-name="TableCell1">
            <text:p text:style-name="P103">(define hours (* days 24))</text:p>
          </table:table-cell>
          <table:table-cell table:style-name="TableCell1">
            <text:p text:style-name="P104"><text:span text:style-name="T1">hours = days * 24</text:span></text:p>
          </table:table-cell>
        </table:table-row>
        <table:table-row>
          <table:table-cell table:style-name="TableCell1">
            <text:p text:style-name="P103">(define minutes (* hours 60))</text:p>
          </table:table-cell>
          <table:table-cell table:style-name="TableCell1">
            <text:p text:style-name="P104"><text:span text:style-name="T1">minutes = hours * 60</text:span></text:p>
          </table:table-cell>
        </table:table-row>
      </table:table>
      <text:p text:style-name="P101"><text:span text:style-name="T1"/></text:p>
      <text:p text:style-name="P10"><text:span text:style-name="T1">Function Definitions</text:span></text:p>
      <text:p text:style-name="P101"><text:span text:style-name="T1"/></text:p>
      <table:table table:name="Table11" table:style-name="Table1">
        <table:table-column table:style-name="TableColumn1"/>
        <table:table-column table:style-name="TableColumn1"/>
        <table:table-row>
          <table:table-cell table:style-name="TableCell1">
            <text:p text:style-name="P102"><text:span text:style-name="T1">Racket Code</text:span></text:p>
          </table:table-cell>
          <table:table-cell table:style-name="TableCell1">
            <text:p text:style-name="P102"><text:span text:style-name="T1">Algebra</text:span></text:p>
          </table:table-cell>
        </table:table-row>
        <table:table-row>
          <table:table-cell table:style-name="TableCell1">
            <text:p text:style-name="P105">(define (area length width)</text:p>
            <text:p text:style-name="P105"><text:s text:c="3"/>(* length width))</text:p>
          </table:table-cell>
          <table:table-cell table:style-name="TableCell1">
            <text:p text:style-name="P102">area(length, width) = length * width</text:p>
          </table:table-cell>
        </table:table-row>
        <table:table-row>
          <table:table-cell table:style-name="TableCell1">
            <text:p text:style-name="P105">(define (circle-area radius)</text:p>
            <text:p text:style-name="P105"><text:s text:c="3"/>(* pi (sqr radius)))</text:p>
          </table:table-cell>
          <table:table-cell table:style-name="TableCell1">
            <text:p text:style-name="P86"><text:span text:style-name="T1">circle-area(radius) = pi * radius</text:span><text:span text:style-name="T36">2</text:span></text:p>
          </table:table-cell>
        </table:table-row>
        <table:table-row>
          <table:table-cell table:style-name="TableCell1">
            <text:p text:style-name="P105">(define (distance x1 y1 x2 y2)</text:p>
            <text:p text:style-name="P105"><text:s text:c="3"/>(sqrt (+ (sqr (- x1 x2))</text:p>
            <text:p text:style-name="P105"><text:s text:c="12"/>(sqr (- y1 y2)))))</text:p>
          </table:table-cell>
          <table:table-cell table:style-name="TableCell1">
            <text:p text:style-name="P92"><text:span text:style-name="T1">distance(x1, y1, x2, y2)=</text:span></text:p>
          </table:table-cell>
        </table:table-row>
      </table:table>
      <text:p text:style-name="P106"/>
      <text:p text:style-name="P56">Design Recipe</text:p>
      <text:list text:style-name="L1">
        <text:list-item>
          <text:p text:style-name="P107"/>
        </text:list-item>
      </text:list>
      <text:p text:style-name="P108"><text:span text:style-name="T9"/></text:p>
      <text:p text:style-name="P109"><text:span text:style-name="T1"/></text:p>
      <text:p text:style-name="P110">A rocket is flying from Earth to Mars at 80 miles per second. Write a function that describes the <text:span text:style-name="T14">distance</text:span><text:span text:style-name="T7"><text:s/>D</text:span><text:s/>that the rocket has traveled, as a function of <text:span text:style-name="T14">time</text:span><text:s/><text:span text:style-name="T7">t.</text:span></text:p>
      <text:p text:style-name="P1"/>
      <text:p text:style-name="P3"><text:span text:style-name="T1">Contract+Purpose Statement</text:span></text:p>
      <text:p text:style-name="P22">Every contract has three parts:</text:p>
      <text:p text:style-name="P11"><text:span text:style-name="T1"><text:tab/>D<text:tab/><text:tab/><text:tab/><text:tab/>Number<text:tab/><text:tab/><text:tab/><text:tab/><text:tab/>Number</text:span></text:p>
      <text:p text:style-name="P36"><text:span text:style-name="T12">;</text:span><text:s/>_________________ <text:span text:style-name="T12">:</text:span><text:s/>_______________________________________________ <text:span text:style-name="T12">-&gt;</text:span><text:s/>_______________</text:p>
      <text:p text:style-name="P58"><text:span text:style-name="T16"><text:tab/></text:span>name<text:tab/><text:tab/><text:tab/><text:tab/><text:tab/>Domain<text:tab/><text:tab/><text:tab/><text:tab/><text:tab/><text:tab/><text:s text:c="4"/>Range</text:p>
      <text:p text:style-name="P92">Given the number of seconds, produce the height of the rocket if it moves at 80mi/sec</text:p>
      <text:p text:style-name="P58"><text:tab/><text:tab/><text:tab/><text:tab/><text:tab/><text:tab/><text:span text:style-name="T7">What does the function do?</text:span></text:p>
      <text:p text:style-name="P3"><text:span text:style-name="T1">Give Examples</text:span></text:p>
      <text:p text:style-name="P22">Write an example of your function for <text:span text:style-name="T19">some sample inputs</text:span></text:p>
      <text:p text:style-name="P11"><text:span text:style-name="T1">D(1) <text:s/>= 80 * 1</text:span></text:p>
      <text:p text:style-name="P111"><text:span text:style-name="T37"><text:tab/></text:span><text:span text:style-name="T38"><text:tab/><text:tab/><text:tab/><text:tab/></text:span><text:span text:style-name="T37"><text:tab/></text:span><text:span text:style-name="T19"><text:tab/><text:tab/><text:tab/><text:s/><text:tab/><text:tab/><text:tab/><text:tab/><text:tab/></text:span></text:p>
      <text:p text:style-name="P112">Use the function here<text:tab/><text:tab/><text:tab/>What should the function produce?</text:p>
      <text:p text:style-name="P113"><text:span text:style-name="T1">D(2) <text:s/>= 80 * 2</text:span></text:p>
      <text:p text:style-name="P111"><text:span text:style-name="T38"><text:tab/><text:tab/><text:tab/><text:tab/></text:span><text:span text:style-name="T37"><text:tab/></text:span><text:span text:style-name="T19"><text:tab/><text:tab/><text:tab/><text:s/><text:tab/><text:tab/><text:tab/><text:tab/><text:tab/></text:span></text:p>
      <text:p text:style-name="P112">Use the function here<text:tab/><text:tab/><text:tab/>What should the function produce?</text:p>
      <text:p text:style-name="P113"><text:span text:style-name="T1">D(3) <text:s/>= 80 * 3</text:span></text:p>
      <text:p text:style-name="P111"><text:span text:style-name="T37"><text:tab/></text:span><text:span text:style-name="T38"><text:tab/><text:tab/><text:tab/><text:tab/></text:span><text:span text:style-name="T37"><text:tab/></text:span><text:span text:style-name="T19"><text:tab/><text:tab/><text:tab/><text:s/><text:tab/><text:tab/><text:tab/><text:tab/><text:tab/></text:span></text:p>
      <text:p text:style-name="P112">Use the function here<text:tab/><text:tab/><text:tab/>What should the function produce?</text:p>
      <text:p text:style-name="P113"><text:span text:style-name="T1">D(4) <text:s/>= 80 * 4</text:span></text:p>
      <text:p text:style-name="P111"><text:span text:style-name="T38"><text:tab/><text:tab/><text:tab/><text:tab/></text:span><text:span text:style-name="T37"><text:tab/></text:span><text:span text:style-name="T19"><text:tab/><text:tab/><text:tab/><text:s/><text:tab/><text:tab/><text:tab/><text:tab/><text:tab/></text:span></text:p>
      <text:p text:style-name="P112">Use the function here<text:tab/><text:tab/><text:tab/>What should the function produce?</text:p>
      <text:p text:style-name="P3"><text:span text:style-name="T1">Definition</text:span></text:p>
      <text:list text:style-name="L1">
        <text:list-item>
          <text:p text:style-name="P72">Write the formula, giving variable names to all your input values.<text:span text:style-name="T15"><text:s/></text:span></text:p>
        </text:list-item>
        <text:list-item>
          <text:p text:style-name="P14"/>
        </text:list-item>
      </text:list>
      <text:p text:style-name="P11"><text:span text:style-name="T17">D( </text:span><text:span text:style-name="T1">time</text:span><text:span text:style-name="T17"><text:s/>) <text:s/>= </text:span><text:span text:style-name="T1">80 * tim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6">Design Recipe</text:p>
      <text:list text:style-name="L1">
        <text:list-item>
          <text:p text:style-name="P107"/>
        </text:list-item>
      </text:list>
      <text:p text:style-name="P114"><text:span text:style-name="T39"/></text:p>
      <text:p text:style-name="P114"><text:span text:style-name="T39"/></text:p>
      <text:p text:style-name="P115"><text:span text:style-name="T40">A rocket is traveling from Earth to Mars at 80 miles per second. Write a function that describes the </text:span><text:span text:style-name="T41">time</text:span><text:span text:style-name="T42"><text:s/></text:span><text:span text:style-name="T40">the rocket has been traveling, as a function of </text:span><text:span text:style-name="T41">distance</text:span><text:span text:style-name="T40">.</text:span></text:p>
      <text:p text:style-name="P115"><text:span text:style-name="T40"/></text:p>
      <text:p text:style-name="P3"><text:span text:style-name="T1">Contract+Purpose Statement</text:span></text:p>
      <text:p text:style-name="P22">Every contract has three parts:</text:p>
      <text:p text:style-name="P11"><text:span text:style-name="T1">time</text:span></text:p>
      <text:p text:style-name="P11"><text:span text:style-name="T1">Number</text:span></text:p>
      <text:p text:style-name="P11"><text:span text:style-name="T1">Number</text:span></text:p>
      <text:p text:style-name="P11"><text:span text:style-name="T43">;</text:span><text:span text:style-name="T44"><text:s/></text:span><text:span text:style-name="T1">____________</text:span><text:span text:style-name="T44"><text:s/></text:span><text:span text:style-name="T43">:</text:span><text:span text:style-name="T44"><text:s/></text:span><text:span text:style-name="T1">_________________________</text:span><text:span text:style-name="T44"><text:s/></text:span><text:span text:style-name="T43">-&gt;</text:span><text:span text:style-name="T44"><text:s/>_____________________</text:span></text:p>
      <text:p text:style-name="P112"><text:span text:style-name="T16"><text:tab/></text:span>name<text:tab/><text:tab/><text:tab/><text:tab/><text:tab/>Domain<text:tab/><text:tab/><text:tab/><text:tab/><text:tab/><text:s text:c="4"/>Range</text:p>
      <text:p text:style-name="P1"/>
      <text:p text:style-name="P92">Given the distance, produce the time-traveled if it moves at 80mi/sec</text:p>
      <text:p text:style-name="P58"><text:tab/><text:tab/><text:tab/><text:tab/><text:tab/><text:tab/><text:span text:style-name="T7">What does the function do?</text:span></text:p>
      <text:p text:style-name="P3"><text:span text:style-name="T1">Give ExamplesGive Examples</text:span></text:p>
      <text:p text:style-name="P22">Write an example of your function for <text:span text:style-name="T19">some sample inputs</text:span></text:p>
      <text:p text:style-name="P11"><text:span text:style-name="T1">time(0) <text:s/>= 0/80</text:span></text:p>
      <text:p text:style-name="P111"><text:span text:style-name="T38"><text:tab/><text:tab/><text:tab/><text:tab/></text:span><text:span text:style-name="T37"><text:tab/></text:span><text:span text:style-name="T19"><text:tab/><text:tab/><text:tab/><text:s/><text:tab/><text:tab/><text:tab/><text:tab/><text:tab/><text:tab/></text:span></text:p>
      <text:p text:style-name="P112">Use the function here<text:tab/><text:tab/><text:tab/>What should the function produce?</text:p>
      <text:p text:style-name="P113"><text:span text:style-name="T1">time(10) <text:s/>= 10/80</text:span></text:p>
      <text:p text:style-name="P111"><text:span text:style-name="T38"><text:tab/><text:tab/><text:tab/><text:tab/><text:tab/></text:span><text:span text:style-name="T14"><text:tab/><text:tab/></text:span><text:span text:style-name="T19"><text:tab/><text:s/><text:tab/><text:tab/><text:tab/><text:tab/><text:tab/><text:tab/></text:span></text:p>
      <text:p text:style-name="P112">Use the function here<text:tab/><text:tab/><text:tab/>What should the function produce?</text:p>
      <text:p text:style-name="P113"><text:span text:style-name="T1">time(80) <text:s/>= 80/80</text:span></text:p>
      <text:p text:style-name="P111"><text:span text:style-name="T38"><text:tab/><text:tab/><text:tab/><text:tab/></text:span><text:span text:style-name="T37"><text:tab/></text:span><text:span text:style-name="T19"><text:tab/><text:tab/><text:tab/><text:s/><text:tab/><text:tab/><text:tab/><text:tab/><text:tab/></text:span><text:span text:style-name="T38"><text:tab/></text:span></text:p>
      <text:p text:style-name="P112">Use the function here<text:tab/><text:tab/><text:tab/>What should the function produce?</text:p>
      <text:p text:style-name="P113"><text:span text:style-name="T1">time(190) <text:s/>= 190/80</text:span></text:p>
      <text:p text:style-name="P111"><text:span text:style-name="T38"><text:tab/><text:tab/><text:tab/><text:tab/></text:span><text:span text:style-name="T37"><text:tab/></text:span><text:span text:style-name="T19"><text:tab/><text:tab/><text:tab/><text:s/><text:tab/><text:tab/><text:tab/><text:tab/><text:tab/><text:tab/></text:span></text:p>
      <text:p text:style-name="P112">Use the function here<text:tab/><text:tab/><text:tab/>What should the function produce?</text:p>
      <text:p text:style-name="P3"><text:span text:style-name="T1">Definition</text:span></text:p>
      <text:list text:style-name="L1">
        <text:list-item>
          <text:p text:style-name="P72">Write the Formula, giving variable names to all your input values.<text:span text:style-name="T15"><text:s/></text:span></text:p>
        </text:list-item>
        <text:list-item>
          <text:p text:style-name="P14"/>
        </text:list-item>
      </text:list>
      <text:p text:style-name="P11"><text:span text:style-name="T1"><text:s text:c="3"/>time(distance) <text:s text:c="4"/></text:span><text:span text:style-name="T17"><text:s text:c="2"/>= <text:s text:c="5"/></text:span><text:span text:style-name="T1">distance/80</text:span><text:span text:style-name="T15"><text:tab/></text:span></text:p>
      <text:p text:style-name="P1"/>
      <text:p text:style-name="P1"/>
      <text:p text:style-name="P1"/>
      <text:p text:style-name="P1"/>
      <text:p text:style-name="P1"/>
      <text:p text:style-name="P1"/>
      <text:p text:style-name="P1"/>
      <text:p text:style-name="P1"/>
      <text:p text:style-name="P1"/>
      <text:p text:style-name="P1"/>
      <text:p text:style-name="P1"/>
      <text:p text:style-name="P56">Design Recipe</text:p>
      <text:list text:style-name="L1">
        <text:list-item>
          <text:p text:style-name="P107"/>
        </text:list-item>
      </text:list>
      <text:p text:style-name="P116"><text:span text:style-name="T39"/></text:p>
      <text:p text:style-name="P117"><text:span text:style-name="T40">A rocket leaves Earth, headed for Mars at 80 miles per second. </text:span><text:span text:style-name="T42">At the exact same time</text:span><text:span text:style-name="T40">, an asteroid leaves Mars traveling towards Earth, moving at 70 miles per second. If the distance from the Earth to Mars is 50,000,000 miles, how long will it take for them to meet?</text:span></text:p>
      <text:p text:style-name="P118"/>
      <text:p text:style-name="P3"><text:span text:style-name="T1">Contract+Purpose Statement</text:span></text:p>
      <text:p text:style-name="P22">Every contract has three parts:</text:p>
      <text:p text:style-name="P11"><text:span text:style-name="T1">collide<text:tab/><text:tab/><text:tab/><text:tab/>Number<text:tab/><text:tab/><text:tab/><text:tab/><text:tab/>Number</text:span></text:p>
      <text:p text:style-name="P36"><text:span text:style-name="T12">;</text:span><text:s/>_________________ <text:span text:style-name="T12">:</text:span><text:s/>_______________________________________________ <text:span text:style-name="T12">-&gt;</text:span><text:s/>_______________</text:p>
      <text:p text:style-name="P58"><text:span text:style-name="T16"><text:tab/></text:span>name<text:tab/><text:tab/><text:tab/><text:tab/><text:tab/>Domain<text:tab/><text:tab/><text:tab/><text:tab/><text:tab/><text:tab/><text:s text:c="4"/>Range</text:p>
      <text:p text:style-name="P1"/>
      <text:p text:style-name="P99">Given the distance between a rocket (moving at 80mi/sec) &amp; <text:s/>asteroid (70mi/sec), when will they collide?</text:p>
      <text:p text:style-name="P58"><text:tab/><text:tab/><text:tab/><text:tab/><text:tab/><text:tab/><text:span text:style-name="T7">What does the function do?</text:span></text:p>
      <text:p text:style-name="P3"><text:span text:style-name="T1">Give ExamplesGive Examples</text:span></text:p>
      <text:p text:style-name="P22">Write an example of your function for <text:span text:style-name="T19">some sample inputs</text:span></text:p>
      <text:p text:style-name="P11"><text:span text:style-name="T1">collide(0) <text:s/>= 0/150</text:span></text:p>
      <text:p text:style-name="P64"><text:span text:style-name="T14"><text:tab/><text:tab/><text:tab/><text:s/><text:tab/><text:tab/><text:tab/><text:tab/><text:tab/><text:s/><text:tab/><text:tab/><text:tab/><text:tab/><text:tab/><text:tab/></text:span></text:p>
      <text:p text:style-name="P112">Use the function here<text:tab/><text:tab/><text:tab/>What should the function produce?</text:p>
      <text:p text:style-name="P113"><text:span text:style-name="T1">collide(150) <text:s/>= 150/150</text:span></text:p>
      <text:p text:style-name="P64"><text:span text:style-name="T14"><text:tab/><text:tab/><text:tab/><text:s/><text:tab/><text:tab/></text:span><text:span text:style-name="T19"><text:tab/><text:tab/><text:tab/><text:s/><text:tab/><text:tab/><text:tab/><text:tab/><text:tab/><text:tab/></text:span></text:p>
      <text:p text:style-name="P112">Use the function here<text:tab/><text:tab/><text:tab/>What should the function produce?</text:p>
      <text:p text:style-name="P113"><text:span text:style-name="T1">collide(700) <text:s/>= 700/150</text:span></text:p>
      <text:p text:style-name="P64"><text:span text:style-name="T14"><text:tab/><text:tab/><text:tab/><text:s/><text:tab/><text:tab/><text:tab/><text:tab/></text:span><text:span text:style-name="T19"><text:tab/><text:s/><text:tab/><text:tab/><text:tab/><text:tab/><text:tab/><text:tab/></text:span></text:p>
      <text:p text:style-name="P112">Use the function here<text:tab/><text:tab/><text:tab/>What should the function produce?</text:p>
      <text:p text:style-name="P113"><text:span text:style-name="T1">collide(50,000,000) <text:s/>= 50,000,000/150</text:span></text:p>
      <text:p text:style-name="P64"><text:span text:style-name="T14"><text:tab/><text:tab/><text:tab/><text:s/><text:tab/><text:tab/><text:tab/></text:span><text:span text:style-name="T19"><text:tab/><text:tab/><text:s/><text:tab/><text:tab/><text:tab/><text:tab/><text:tab/><text:tab/></text:span></text:p>
      <text:p text:style-name="P112">Use the function here<text:tab/><text:tab/><text:tab/>What should the function produce?</text:p>
      <text:p text:style-name="P3"><text:span text:style-name="T1">Definition</text:span></text:p>
      <text:list text:style-name="L1">
        <text:list-item>
          <text:p text:style-name="P72">Write the Formula, giving variable names to all your input values.<text:span text:style-name="T15"><text:s/></text:span></text:p>
        </text:list-item>
        <text:list-item>
          <text:p text:style-name="P14"/>
        </text:list-item>
      </text:list>
      <text:p text:style-name="P11"><text:span text:style-name="T1">collide(distance-between) <text:s text:c="2"/></text:span><text:span text:style-name="T17"><text:s text:c="2"/>= <text:s text:c="3"/></text:span><text:span text:style-name="T1">distance-between/150</text:span></text:p>
      <text:p text:style-name="P1"/>
      <text:p text:style-name="P1"/>
      <text:p text:style-name="P1"/>
      <text:p text:style-name="P1"/>
      <text:p text:style-name="P1"/>
      <text:p text:style-name="P1"/>
      <text:p text:style-name="P1"/>
      <text:p text:style-name="P1"/>
      <text:p text:style-name="P1"/>
      <text:p text:style-name="P1"/>
      <text:p text:style-name="P56">Design Recipe</text:p>
      <text:list text:style-name="L1">
        <text:list-item>
          <text:p text:style-name="P107"/>
        </text:list-item>
      </text:list>
      <text:p text:style-name="P114"><text:span text:style-name="T39"/></text:p>
      <text:p text:style-name="P119"><text:span text:style-name="T40"/></text:p>
      <text:p text:style-name="P119"><text:span text:style-name="T40"/></text:p>
      <text:p text:style-name="P119"><text:span text:style-name="T40"/></text:p>
      <text:p text:style-name="P119"><text:span text:style-name="T40"/></text:p>
      <text:p text:style-name="P120"/>
      <text:p text:style-name="P3"><text:span text:style-name="T1">Contract+Purpose Statement</text:span></text:p>
      <text:p text:style-name="P22">Every contract has three parts:</text:p>
      <text:p text:style-name="P36"/>
      <text:p text:style-name="P36"><text:span text:style-name="T12">;</text:span><text:s/>__________________ <text:span text:style-name="T12">:</text:span><text:s/>_________________________________________ <text:span text:style-name="T12">-&gt;</text:span><text:s/>______________</text:p>
      <text:p text:style-name="P58"><text:span text:style-name="T16"><text:tab/></text:span>name<text:tab/><text:tab/><text:tab/><text:tab/><text:tab/><text:tab/>Domain<text:tab/><text:tab/><text:tab/><text:tab/><text:s text:c="4"/>Range</text:p>
      <text:p text:style-name="P1"/>
      <text:p text:style-name="P36"><text:span text:style-name="T12">;</text:span><text:s/>___<text:span text:style-name="T19">_____________________________________________________________________</text:span>____________</text:p>
      <text:p text:style-name="P58"><text:tab/><text:tab/><text:tab/><text:tab/><text:tab/><text:tab/><text:span text:style-name="T7">What does the function do?</text:span></text:p>
      <text:p text:style-name="P3"><text:span text:style-name="T1">Give Examples</text:span></text:p>
      <text:p text:style-name="P22">Write an example of your function for <text:span text:style-name="T19">some sample inputs</text:span></text:p>
      <text:p text:style-name="P58"/>
      <text:p text:style-name="P111"><text:span text:style-name="T19"><text:tab/><text:tab/><text:tab/>=<text:tab/><text:tab/><text:tab/><text:tab/><text:tab/><text:s/><text:tab/><text:tab/><text:tab/><text:tab/><text:tab/><text:tab/></text:span></text:p>
      <text:p text:style-name="P112">Use the function here<text:tab/><text:tab/><text:tab/>What should the function produce?</text:p>
      <text:p text:style-name="P121"/>
      <text:p text:style-name="P111"><text:span text:style-name="T19"><text:tab/><text:tab/><text:tab/>=<text:tab/><text:tab/><text:tab/><text:tab/><text:tab/><text:s/><text:tab/><text:tab/><text:tab/><text:tab/><text:tab/><text:tab/></text:span></text:p>
      <text:p text:style-name="P112">Use the function here<text:tab/><text:tab/><text:tab/>What should the function produce?</text:p>
      <text:p text:style-name="P121"/>
      <text:p text:style-name="P111"><text:span text:style-name="T19"><text:tab/><text:tab/><text:tab/>=<text:tab/><text:tab/><text:tab/><text:tab/><text:tab/><text:s/><text:tab/><text:tab/><text:tab/><text:tab/><text:tab/><text:tab/></text:span></text:p>
      <text:p text:style-name="P112">Use the function here<text:tab/><text:tab/><text:tab/>What should the function produce?</text:p>
      <text:p text:style-name="P121"/>
      <text:p text:style-name="P111"><text:span text:style-name="T19"><text:tab/><text:tab/><text:tab/>=<text:tab/><text:tab/><text:tab/><text:tab/><text:tab/><text:s/><text:tab/><text:tab/><text:tab/><text:tab/><text:tab/><text:tab/></text:span></text:p>
      <text:p text:style-name="P112">Use the function here<text:tab/><text:tab/><text:tab/>What should the function produce?</text:p>
      <text:p text:style-name="P3"><text:span text:style-name="T1">Definition</text:span></text:p>
      <text:list text:style-name="L1">
        <text:list-item>
          <text:p text:style-name="P72">Write the Formula, giving variable names to all your input values. </text:p>
        </text:list-item>
        <text:list-item>
          <text:p text:style-name="P14"/>
        </text:list-item>
      </text:list>
      <text:p text:style-name="P65"><text:tab/><text:tab/><text:tab/><text:s text:c="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meta:initial-creator>Emmanuel Schanzer</meta:initial-creator>
  </office:meta>
</office:document-meta>
</file>